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 = 6+s*(5+s*s*s*(2+s*(3+s))) + b*(5+s*(5+s*(6+s*s*(3+s*6))))</text:p>
          </table:table-cell>
          <table:table-cell table:number-columns-repeated="10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 6+[.B2]*(5+[.B2]*[.B2]*[.B2]*(2+[.B2]*(3+[.B2]))) + [.A2]*(5+[.B2]*(5+[.B2]*(6+[.B2]*[.B2]*(3+[.B2]*6))))" office:value-type="float" office:value="6" calcext:value-type="float">
            <text:p>6</text:p>
          </table:table-cell>
          <table:table-cell table:formula="of:=MOD([.C2];7)"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2]*(5+[.M2]*[.M2]*[.M2]*(2+[.M2]*(3+[.M2]))) + [.G2]*(5+[.M2]*(5+[.M2]*(6+[.M2]*[.M2]*(3+[.M2]*6))));7)" office:value-type="float" office:value="5" calcext:value-type="float">
            <text:p>5</text:p>
          </table:table-cell>
          <table:table-cell table:formula="of:=MOD( 6+[.N2]*(5+[.N2]*[.N2]*[.N2]*(2+[.N2]*(3+[.N2]))) + [.H2]*(5+[.N2]*(5+[.N2]*(6+[.N2]*[.N2]*(3+[.N2]*6))));7)" office:value-type="float" office:value="3" calcext:value-type="float">
            <text:p>3</text:p>
          </table:table-cell>
          <table:table-cell table:formula="of:=MOD( 6+[.O2]*(5+[.O2]*[.O2]*[.O2]*(2+[.O2]*(3+[.O2]))) + [.I2]*(5+[.O2]*(5+[.O2]*(6+[.O2]*[.O2]*(3+[.O2]*6))));7)" office:value-type="float" office:value="3" calcext:value-type="float">
            <text:p>3</text:p>
          </table:table-cell>
          <table:table-cell table:formula="of:=MOD( 6+[.P2]*(5+[.P2]*[.P2]*[.P2]*(2+[.P2]*(3+[.P2]))) + [.J2]*(5+[.P2]*(5+[.P2]*(6+[.P2]*[.P2]*(3+[.P2]*6))));7)" office:value-type="float" office:value="3" calcext:value-type="float">
            <text:p>3</text:p>
          </table:table-cell>
          <table:table-cell table:formula="of:=MOD( 6+[.Q2]*(5+[.Q2]*[.Q2]*[.Q2]*(2+[.Q2]*(3+[.Q2]))) + [.K2]*(5+[.Q2]*(5+[.Q2]*(6+[.Q2]*[.Q2]*(3+[.Q2]*6))));7)" office:value-type="float" office:value="3" calcext:value-type="float">
            <text:p>3</text:p>
          </table:table-cell>
          <table:table-cell table:formula="of:=IF([.M2]=[.G2];[.M2]*2-1)" office:value-type="float" office:value="0" calcext:value-type="float">
            <text:p>0</text:p>
          </table:table-cell>
          <table:table-cell table:formula="of:=IF([.N2]=[.H2];[.N2]*2-1)" office:value-type="float" office:value="0" calcext:value-type="float">
            <text:p>0</text:p>
          </table:table-cell>
          <table:table-cell table:formula="of:=IF([.O2]=[.I2];[.O2]*2-1)" office:value-type="float" office:value="0" calcext:value-type="float">
            <text:p>0</text:p>
          </table:table-cell>
          <table:table-cell table:formula="of:=IF([.P2]=[.J2];[.P2]*2-1)" office:value-type="float" office:value="0" calcext:value-type="float">
            <text:p>0</text:p>
          </table:table-cell>
          <table:table-cell table:formula="of:=IF([.Q2]=[.K2];[.Q2]*2-1)" office:value-type="float" office:value="0" calcext:value-type="float">
            <text:p>0</text:p>
          </table:table-cell>
          <table:table-cell table:formula="of:=IF([.R2]=[.L2];[.R2]*2-1)" office:value-type="float" office:value="0" calcext:value-type="float">
            <text:p>0</text:p>
          </table:table-cell>
          <table:table-cell table:formula="of:=SUM([.S2:.X2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6+[.B3]*(5+[.B3]*[.B3]*[.B3]*(2+[.B3]*(3+[.B3]))) + [.A3]*(5+[.B3]*(5+[.B3]*(6+[.B3]*[.B3]*(3+[.B3]*6))))" office:value-type="float" office:value="17" calcext:value-type="float">
            <text:p>17</text:p>
          </table:table-cell>
          <table:table-cell table:formula="of:=MOD([.C3];7)"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3]*(5+[.M3]*[.M3]*[.M3]*(2+[.M3]*(3+[.M3]))) + [.G3]*(5+[.M3]*(5+[.M3]*(6+[.M3]*[.M3]*(3+[.M3]*6))));7)" office:value-type="float" office:value="5" calcext:value-type="float">
            <text:p>5</text:p>
          </table:table-cell>
          <table:table-cell table:formula="of:=MOD( 6+[.N3]*(5+[.N3]*[.N3]*[.N3]*(2+[.N3]*(3+[.N3]))) + [.H3]*(5+[.N3]*(5+[.N3]*(6+[.N3]*[.N3]*(3+[.N3]*6))));7)" office:value-type="float" office:value="3" calcext:value-type="float">
            <text:p>3</text:p>
          </table:table-cell>
          <table:table-cell table:formula="of:=MOD( 6+[.O3]*(5+[.O3]*[.O3]*[.O3]*(2+[.O3]*(3+[.O3]))) + [.I3]*(5+[.O3]*(5+[.O3]*(6+[.O3]*[.O3]*(3+[.O3]*6))));7)" office:value-type="float" office:value="3" calcext:value-type="float">
            <text:p>3</text:p>
          </table:table-cell>
          <table:table-cell table:formula="of:=MOD( 6+[.P3]*(5+[.P3]*[.P3]*[.P3]*(2+[.P3]*(3+[.P3]))) + [.J3]*(5+[.P3]*(5+[.P3]*(6+[.P3]*[.P3]*(3+[.P3]*6))));7)" office:value-type="float" office:value="3" calcext:value-type="float">
            <text:p>3</text:p>
          </table:table-cell>
          <table:table-cell table:formula="of:=MOD( 6+[.Q3]*(5+[.Q3]*[.Q3]*[.Q3]*(2+[.Q3]*(3+[.Q3]))) + [.K3]*(5+[.Q3]*(5+[.Q3]*(6+[.Q3]*[.Q3]*(3+[.Q3]*6))));7)" office:value-type="float" office:value="3" calcext:value-type="float">
            <text:p>3</text:p>
          </table:table-cell>
          <table:table-cell table:formula="of:=IF([.M3]=[.G3];[.M3]*2-1)" office:value-type="float" office:value="0" calcext:value-type="float">
            <text:p>0</text:p>
          </table:table-cell>
          <table:table-cell table:formula="of:=IF([.N3]=[.H3];[.N3]*2-1)" office:value-type="float" office:value="0" calcext:value-type="float">
            <text:p>0</text:p>
          </table:table-cell>
          <table:table-cell table:formula="of:=IF([.O3]=[.I3];[.O3]*2-1)" office:value-type="float" office:value="0" calcext:value-type="float">
            <text:p>0</text:p>
          </table:table-cell>
          <table:table-cell table:formula="of:=IF([.P3]=[.J3];[.P3]*2-1)" office:value-type="float" office:value="0" calcext:value-type="float">
            <text:p>0</text:p>
          </table:table-cell>
          <table:table-cell table:formula="of:=IF([.Q3]=[.K3];[.Q3]*2-1)" office:value-type="float" office:value="0" calcext:value-type="float">
            <text:p>0</text:p>
          </table:table-cell>
          <table:table-cell table:formula="of:=IF([.R3]=[.L3];[.R3]*2-1)" office:value-type="float" office:value="0" calcext:value-type="float">
            <text:p>0</text:p>
          </table:table-cell>
          <table:table-cell table:formula="of:=SUM([.S3:.X3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6+[.B4]*(5+[.B4]*[.B4]*[.B4]*(2+[.B4]*(3+[.B4]))) + [.A4]*(5+[.B4]*(5+[.B4]*(6+[.B4]*[.B4]*(3+[.B4]*6))))" office:value-type="float" office:value="208" calcext:value-type="float">
            <text:p>208</text:p>
          </table:table-cell>
          <table:table-cell table:formula="of:=MOD([.C4];7)"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4]*(5+[.M4]*[.M4]*[.M4]*(2+[.M4]*(3+[.M4]))) + [.G4]*(5+[.M4]*(5+[.M4]*(6+[.M4]*[.M4]*(3+[.M4]*6))));7)" office:value-type="float" office:value="5" calcext:value-type="float">
            <text:p>5</text:p>
          </table:table-cell>
          <table:table-cell table:formula="of:=MOD( 6+[.N4]*(5+[.N4]*[.N4]*[.N4]*(2+[.N4]*(3+[.N4]))) + [.H4]*(5+[.N4]*(5+[.N4]*(6+[.N4]*[.N4]*(3+[.N4]*6))));7)" office:value-type="float" office:value="3" calcext:value-type="float">
            <text:p>3</text:p>
          </table:table-cell>
          <table:table-cell table:formula="of:=MOD( 6+[.O4]*(5+[.O4]*[.O4]*[.O4]*(2+[.O4]*(3+[.O4]))) + [.I4]*(5+[.O4]*(5+[.O4]*(6+[.O4]*[.O4]*(3+[.O4]*6))));7)" office:value-type="float" office:value="3" calcext:value-type="float">
            <text:p>3</text:p>
          </table:table-cell>
          <table:table-cell table:formula="of:=MOD( 6+[.P4]*(5+[.P4]*[.P4]*[.P4]*(2+[.P4]*(3+[.P4]))) + [.J4]*(5+[.P4]*(5+[.P4]*(6+[.P4]*[.P4]*(3+[.P4]*6))));7)" office:value-type="float" office:value="3" calcext:value-type="float">
            <text:p>3</text:p>
          </table:table-cell>
          <table:table-cell table:formula="of:=MOD( 6+[.Q4]*(5+[.Q4]*[.Q4]*[.Q4]*(2+[.Q4]*(3+[.Q4]))) + [.K4]*(5+[.Q4]*(5+[.Q4]*(6+[.Q4]*[.Q4]*(3+[.Q4]*6))));7)" office:value-type="float" office:value="0" calcext:value-type="float">
            <text:p>0</text:p>
          </table:table-cell>
          <table:table-cell table:formula="of:=IF([.M4]=[.G4];[.M4]*2-1)" office:value-type="float" office:value="0" calcext:value-type="float">
            <text:p>0</text:p>
          </table:table-cell>
          <table:table-cell table:formula="of:=IF([.N4]=[.H4];[.N4]*2-1)" office:value-type="float" office:value="0" calcext:value-type="float">
            <text:p>0</text:p>
          </table:table-cell>
          <table:table-cell table:formula="of:=IF([.O4]=[.I4];[.O4]*2-1)" office:value-type="float" office:value="0" calcext:value-type="float">
            <text:p>0</text:p>
          </table:table-cell>
          <table:table-cell table:formula="of:=IF([.P4]=[.J4];[.P4]*2-1)" office:value-type="float" office:value="0" calcext:value-type="float">
            <text:p>0</text:p>
          </table:table-cell>
          <table:table-cell table:formula="of:=IF([.Q4]=[.K4];[.Q4]*2-1)" office:value-type="float" office:value="0" calcext:value-type="float">
            <text:p>0</text:p>
          </table:table-cell>
          <table:table-cell table:formula="of:=IF([.R4]=[.L4];[.R4]*2-1)" office:value-type="float" office:value="-1" calcext:value-type="float">
            <text:p>-1</text:p>
          </table:table-cell>
          <table:table-cell table:formula="of:=SUM([.S4:.X4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6+[.B5]*(5+[.B5]*[.B5]*[.B5]*(2+[.B5]*(3+[.B5]))) + [.A5]*(5+[.B5]*(5+[.B5]*(6+[.B5]*[.B5]*(3+[.B5]*6))))" office:value-type="float" office:value="1641" calcext:value-type="float">
            <text:p>1641</text:p>
          </table:table-cell>
          <table:table-cell table:formula="of:=MOD([.C5];7)"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5]*(5+[.M5]*[.M5]*[.M5]*(2+[.M5]*(3+[.M5]))) + [.G5]*(5+[.M5]*(5+[.M5]*(6+[.M5]*[.M5]*(3+[.M5]*6))));7)" office:value-type="float" office:value="5" calcext:value-type="float">
            <text:p>5</text:p>
          </table:table-cell>
          <table:table-cell table:formula="of:=MOD( 6+[.N5]*(5+[.N5]*[.N5]*[.N5]*(2+[.N5]*(3+[.N5]))) + [.H5]*(5+[.N5]*(5+[.N5]*(6+[.N5]*[.N5]*(3+[.N5]*6))));7)" office:value-type="float" office:value="3" calcext:value-type="float">
            <text:p>3</text:p>
          </table:table-cell>
          <table:table-cell table:formula="of:=MOD( 6+[.O5]*(5+[.O5]*[.O5]*[.O5]*(2+[.O5]*(3+[.O5]))) + [.I5]*(5+[.O5]*(5+[.O5]*(6+[.O5]*[.O5]*(3+[.O5]*6))));7)" office:value-type="float" office:value="3" calcext:value-type="float">
            <text:p>3</text:p>
          </table:table-cell>
          <table:table-cell table:formula="of:=MOD( 6+[.P5]*(5+[.P5]*[.P5]*[.P5]*(2+[.P5]*(3+[.P5]))) + [.J5]*(5+[.P5]*(5+[.P5]*(6+[.P5]*[.P5]*(3+[.P5]*6))));7)" office:value-type="float" office:value="3" calcext:value-type="float">
            <text:p>3</text:p>
          </table:table-cell>
          <table:table-cell table:formula="of:=MOD( 6+[.Q5]*(5+[.Q5]*[.Q5]*[.Q5]*(2+[.Q5]*(3+[.Q5]))) + [.K5]*(5+[.Q5]*(5+[.Q5]*(6+[.Q5]*[.Q5]*(3+[.Q5]*6))));7)" office:value-type="float" office:value="0" calcext:value-type="float">
            <text:p>0</text:p>
          </table:table-cell>
          <table:table-cell table:formula="of:=IF([.M5]=[.G5];[.M5]*2-1)" office:value-type="float" office:value="0" calcext:value-type="float">
            <text:p>0</text:p>
          </table:table-cell>
          <table:table-cell table:formula="of:=IF([.N5]=[.H5];[.N5]*2-1)" office:value-type="float" office:value="0" calcext:value-type="float">
            <text:p>0</text:p>
          </table:table-cell>
          <table:table-cell table:formula="of:=IF([.O5]=[.I5];[.O5]*2-1)" office:value-type="float" office:value="0" calcext:value-type="float">
            <text:p>0</text:p>
          </table:table-cell>
          <table:table-cell table:formula="of:=IF([.P5]=[.J5];[.P5]*2-1)" office:value-type="float" office:value="0" calcext:value-type="float">
            <text:p>0</text:p>
          </table:table-cell>
          <table:table-cell table:formula="of:=IF([.Q5]=[.K5];[.Q5]*2-1)" office:value-type="float" office:value="0" calcext:value-type="float">
            <text:p>0</text:p>
          </table:table-cell>
          <table:table-cell table:formula="of:=IF([.R5]=[.L5];[.R5]*2-1)" office:value-type="float" office:value="0" calcext:value-type="float">
            <text:p>0</text:p>
          </table:table-cell>
          <table:table-cell table:formula="of:=SUM([.S5:.X5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6+[.B6]*(5+[.B6]*[.B6]*[.B6]*(2+[.B6]*(3+[.B6]))) + [.A6]*(5+[.B6]*(5+[.B6]*(6+[.B6]*[.B6]*(3+[.B6]*6))))" office:value-type="float" office:value="7706" calcext:value-type="float">
            <text:p>7706</text:p>
          </table:table-cell>
          <table:table-cell table:formula="of:=MOD([.C6];7)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6]*(5+[.M6]*[.M6]*[.M6]*(2+[.M6]*(3+[.M6]))) + [.G6]*(5+[.M6]*(5+[.M6]*(6+[.M6]*[.M6]*(3+[.M6]*6))));7)" office:value-type="float" office:value="5" calcext:value-type="float">
            <text:p>5</text:p>
          </table:table-cell>
          <table:table-cell table:formula="of:=MOD( 6+[.N6]*(5+[.N6]*[.N6]*[.N6]*(2+[.N6]*(3+[.N6]))) + [.H6]*(5+[.N6]*(5+[.N6]*(6+[.N6]*[.N6]*(3+[.N6]*6))));7)" office:value-type="float" office:value="3" calcext:value-type="float">
            <text:p>3</text:p>
          </table:table-cell>
          <table:table-cell table:formula="of:=MOD( 6+[.O6]*(5+[.O6]*[.O6]*[.O6]*(2+[.O6]*(3+[.O6]))) + [.I6]*(5+[.O6]*(5+[.O6]*(6+[.O6]*[.O6]*(3+[.O6]*6))));7)" office:value-type="float" office:value="3" calcext:value-type="float">
            <text:p>3</text:p>
          </table:table-cell>
          <table:table-cell table:formula="of:=MOD( 6+[.P6]*(5+[.P6]*[.P6]*[.P6]*(2+[.P6]*(3+[.P6]))) + [.J6]*(5+[.P6]*(5+[.P6]*(6+[.P6]*[.P6]*(3+[.P6]*6))));7)" office:value-type="float" office:value="0" calcext:value-type="float">
            <text:p>0</text:p>
          </table:table-cell>
          <table:table-cell table:formula="of:=MOD( 6+[.Q6]*(5+[.Q6]*[.Q6]*[.Q6]*(2+[.Q6]*(3+[.Q6]))) + [.K6]*(5+[.Q6]*(5+[.Q6]*(6+[.Q6]*[.Q6]*(3+[.Q6]*6))));7)" office:value-type="float" office:value="6" calcext:value-type="float">
            <text:p>6</text:p>
          </table:table-cell>
          <table:table-cell table:formula="of:=IF([.M6]=[.G6];[.M6]*2-1)" office:value-type="float" office:value="0" calcext:value-type="float">
            <text:p>0</text:p>
          </table:table-cell>
          <table:table-cell table:formula="of:=IF([.N6]=[.H6];[.N6]*2-1)" office:value-type="float" office:value="0" calcext:value-type="float">
            <text:p>0</text:p>
          </table:table-cell>
          <table:table-cell table:formula="of:=IF([.O6]=[.I6];[.O6]*2-1)" office:value-type="float" office:value="0" calcext:value-type="float">
            <text:p>0</text:p>
          </table:table-cell>
          <table:table-cell table:formula="of:=IF([.P6]=[.J6];[.P6]*2-1)" office:value-type="float" office:value="0" calcext:value-type="float">
            <text:p>0</text:p>
          </table:table-cell>
          <table:table-cell table:formula="of:=IF([.Q6]=[.K6];[.Q6]*2-1)" office:value-type="float" office:value="-1" calcext:value-type="float">
            <text:p>-1</text:p>
          </table:table-cell>
          <table:table-cell table:formula="of:=IF([.R6]=[.L6];[.R6]*2-1)" office:value-type="float" office:value="0" calcext:value-type="float">
            <text:p>0</text:p>
          </table:table-cell>
          <table:table-cell table:formula="of:=SUM([.S6:.X6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6+[.B7]*(5+[.B7]*[.B7]*[.B7]*(2+[.B7]*(3+[.B7]))) + [.A7]*(5+[.B7]*(5+[.B7]*(6+[.B7]*[.B7]*(3+[.B7]*6))))" office:value-type="float" office:value="26281" calcext:value-type="float">
            <text:p>26281</text:p>
          </table:table-cell>
          <table:table-cell table:formula="of:=MOD([.C7];7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7]*(5+[.M7]*[.M7]*[.M7]*(2+[.M7]*(3+[.M7]))) + [.G7]*(5+[.M7]*(5+[.M7]*(6+[.M7]*[.M7]*(3+[.M7]*6))));7)" office:value-type="float" office:value="5" calcext:value-type="float">
            <text:p>5</text:p>
          </table:table-cell>
          <table:table-cell table:formula="of:=MOD( 6+[.N7]*(5+[.N7]*[.N7]*[.N7]*(2+[.N7]*(3+[.N7]))) + [.H7]*(5+[.N7]*(5+[.N7]*(6+[.N7]*[.N7]*(3+[.N7]*6))));7)" office:value-type="float" office:value="3" calcext:value-type="float">
            <text:p>3</text:p>
          </table:table-cell>
          <table:table-cell table:formula="of:=MOD( 6+[.O7]*(5+[.O7]*[.O7]*[.O7]*(2+[.O7]*(3+[.O7]))) + [.I7]*(5+[.O7]*(5+[.O7]*(6+[.O7]*[.O7]*(3+[.O7]*6))));7)" office:value-type="float" office:value="3" calcext:value-type="float">
            <text:p>3</text:p>
          </table:table-cell>
          <table:table-cell table:formula="of:=MOD( 6+[.P7]*(5+[.P7]*[.P7]*[.P7]*(2+[.P7]*(3+[.P7]))) + [.J7]*(5+[.P7]*(5+[.P7]*(6+[.P7]*[.P7]*(3+[.P7]*6))));7)" office:value-type="float" office:value="0" calcext:value-type="float">
            <text:p>0</text:p>
          </table:table-cell>
          <table:table-cell table:formula="of:=MOD( 6+[.Q7]*(5+[.Q7]*[.Q7]*[.Q7]*(2+[.Q7]*(3+[.Q7]))) + [.K7]*(5+[.Q7]*(5+[.Q7]*(6+[.Q7]*[.Q7]*(3+[.Q7]*6))));7)" office:value-type="float" office:value="6" calcext:value-type="float">
            <text:p>6</text:p>
          </table:table-cell>
          <table:table-cell table:formula="of:=IF([.M7]=[.G7];[.M7]*2-1)" office:value-type="float" office:value="0" calcext:value-type="float">
            <text:p>0</text:p>
          </table:table-cell>
          <table:table-cell table:formula="of:=IF([.N7]=[.H7];[.N7]*2-1)" office:value-type="float" office:value="0" calcext:value-type="float">
            <text:p>0</text:p>
          </table:table-cell>
          <table:table-cell table:formula="of:=IF([.O7]=[.I7];[.O7]*2-1)" office:value-type="float" office:value="0" calcext:value-type="float">
            <text:p>0</text:p>
          </table:table-cell>
          <table:table-cell table:formula="of:=IF([.P7]=[.J7];[.P7]*2-1)" office:value-type="float" office:value="0" calcext:value-type="float">
            <text:p>0</text:p>
          </table:table-cell>
          <table:table-cell table:formula="of:=IF([.Q7]=[.K7];[.Q7]*2-1)" office:value-type="float" office:value="-1" calcext:value-type="float">
            <text:p>-1</text:p>
          </table:table-cell>
          <table:table-cell table:formula="of:=IF([.R7]=[.L7];[.R7]*2-1)" office:value-type="float" office:value="0" calcext:value-type="float">
            <text:p>0</text:p>
          </table:table-cell>
          <table:table-cell table:formula="of:=SUM([.S7:.X7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6+[.B8]*(5+[.B8]*[.B8]*[.B8]*(2+[.B8]*(3+[.B8]))) + [.A8]*(5+[.B8]*(5+[.B8]*(6+[.B8]*[.B8]*(3+[.B8]*6))))" office:value-type="float" office:value="72612" calcext:value-type="float">
            <text:p>72612</text:p>
          </table:table-cell>
          <table:table-cell table:formula="of:=MOD([.C8];7)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8]*(5+[.M8]*[.M8]*[.M8]*(2+[.M8]*(3+[.M8]))) + [.G8]*(5+[.M8]*(5+[.M8]*(6+[.M8]*[.M8]*(3+[.M8]*6))));7)" office:value-type="float" office:value="5" calcext:value-type="float">
            <text:p>5</text:p>
          </table:table-cell>
          <table:table-cell table:formula="of:=MOD( 6+[.N8]*(5+[.N8]*[.N8]*[.N8]*(2+[.N8]*(3+[.N8]))) + [.H8]*(5+[.N8]*(5+[.N8]*(6+[.N8]*[.N8]*(3+[.N8]*6))));7)" office:value-type="float" office:value="3" calcext:value-type="float">
            <text:p>3</text:p>
          </table:table-cell>
          <table:table-cell table:formula="of:=MOD( 6+[.O8]*(5+[.O8]*[.O8]*[.O8]*(2+[.O8]*(3+[.O8]))) + [.I8]*(5+[.O8]*(5+[.O8]*(6+[.O8]*[.O8]*(3+[.O8]*6))));7)" office:value-type="float" office:value="3" calcext:value-type="float">
            <text:p>3</text:p>
          </table:table-cell>
          <table:table-cell table:formula="of:=MOD( 6+[.P8]*(5+[.P8]*[.P8]*[.P8]*(2+[.P8]*(3+[.P8]))) + [.J8]*(5+[.P8]*(5+[.P8]*(6+[.P8]*[.P8]*(3+[.P8]*6))));7)" office:value-type="float" office:value="0" calcext:value-type="float">
            <text:p>0</text:p>
          </table:table-cell>
          <table:table-cell table:formula="of:=MOD( 6+[.Q8]*(5+[.Q8]*[.Q8]*[.Q8]*(2+[.Q8]*(3+[.Q8]))) + [.K8]*(5+[.Q8]*(5+[.Q8]*(6+[.Q8]*[.Q8]*(3+[.Q8]*6))));7)" office:value-type="float" office:value="4" calcext:value-type="float">
            <text:p>4</text:p>
          </table:table-cell>
          <table:table-cell table:formula="of:=IF([.M8]=[.G8];[.M8]*2-1)" office:value-type="float" office:value="0" calcext:value-type="float">
            <text:p>0</text:p>
          </table:table-cell>
          <table:table-cell table:formula="of:=IF([.N8]=[.H8];[.N8]*2-1)" office:value-type="float" office:value="0" calcext:value-type="float">
            <text:p>0</text:p>
          </table:table-cell>
          <table:table-cell table:formula="of:=IF([.O8]=[.I8];[.O8]*2-1)" office:value-type="float" office:value="0" calcext:value-type="float">
            <text:p>0</text:p>
          </table:table-cell>
          <table:table-cell table:formula="of:=IF([.P8]=[.J8];[.P8]*2-1)" office:value-type="float" office:value="0" calcext:value-type="float">
            <text:p>0</text:p>
          </table:table-cell>
          <table:table-cell table:formula="of:=IF([.Q8]=[.K8];[.Q8]*2-1)" office:value-type="float" office:value="0" calcext:value-type="float">
            <text:p>0</text:p>
          </table:table-cell>
          <table:table-cell table:formula="of:=IF([.R8]=[.L8];[.R8]*2-1)" office:value-type="float" office:value="0" calcext:value-type="float">
            <text:p>0</text:p>
          </table:table-cell>
          <table:table-cell table:formula="of:=SUM([.S8:.X8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6+[.B9]*(5+[.B9]*[.B9]*[.B9]*(2+[.B9]*(3+[.B9]))) + [.A9]*(5+[.B9]*(5+[.B9]*(6+[.B9]*[.B9]*(3+[.B9]*6))))" office:value-type="float" office:value="281292" calcext:value-type="float">
            <text:p>281292</text:p>
          </table:table-cell>
          <table:table-cell table:style-name="ce1" table:formula="of:=MOD([.C9];7)"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9]*(5+[.M9]*[.M9]*[.M9]*(2+[.M9]*(3+[.M9]))) + [.G9]*(5+[.M9]*(5+[.M9]*(6+[.M9]*[.M9]*(3+[.M9]*6))));7)" office:value-type="float" office:value="5" calcext:value-type="float">
            <text:p>5</text:p>
          </table:table-cell>
          <table:table-cell table:formula="of:=MOD( 6+[.N9]*(5+[.N9]*[.N9]*[.N9]*(2+[.N9]*(3+[.N9]))) + [.H9]*(5+[.N9]*(5+[.N9]*(6+[.N9]*[.N9]*(3+[.N9]*6))));7)" office:value-type="float" office:value="3" calcext:value-type="float">
            <text:p>3</text:p>
          </table:table-cell>
          <table:table-cell table:formula="of:=MOD( 6+[.O9]*(5+[.O9]*[.O9]*[.O9]*(2+[.O9]*(3+[.O9]))) + [.I9]*(5+[.O9]*(5+[.O9]*(6+[.O9]*[.O9]*(3+[.O9]*6))));7)" office:value-type="float" office:value="3" calcext:value-type="float">
            <text:p>3</text:p>
          </table:table-cell>
          <table:table-cell table:formula="of:=MOD( 6+[.P9]*(5+[.P9]*[.P9]*[.P9]*(2+[.P9]*(3+[.P9]))) + [.J9]*(5+[.P9]*(5+[.P9]*(6+[.P9]*[.P9]*(3+[.P9]*6))));7)" office:value-type="float" office:value="0" calcext:value-type="float">
            <text:p>0</text:p>
          </table:table-cell>
          <table:table-cell table:formula="of:=MOD( 6+[.Q9]*(5+[.Q9]*[.Q9]*[.Q9]*(2+[.Q9]*(3+[.Q9]))) + [.K9]*(5+[.Q9]*(5+[.Q9]*(6+[.Q9]*[.Q9]*(3+[.Q9]*6))));7)" office:value-type="float" office:value="4" calcext:value-type="float">
            <text:p>4</text:p>
          </table:table-cell>
          <table:table-cell table:formula="of:=IF([.M9]=[.G9];[.M9]*2-1)" office:value-type="float" office:value="0" calcext:value-type="float">
            <text:p>0</text:p>
          </table:table-cell>
          <table:table-cell table:formula="of:=IF([.N9]=[.H9];[.N9]*2-1)" office:value-type="float" office:value="0" calcext:value-type="float">
            <text:p>0</text:p>
          </table:table-cell>
          <table:table-cell table:formula="of:=IF([.O9]=[.I9];[.O9]*2-1)" office:value-type="float" office:value="0" calcext:value-type="float">
            <text:p>0</text:p>
          </table:table-cell>
          <table:table-cell table:formula="of:=IF([.P9]=[.J9];[.P9]*2-1)" office:value-type="float" office:value="0" calcext:value-type="float">
            <text:p>0</text:p>
          </table:table-cell>
          <table:table-cell table:formula="of:=IF([.Q9]=[.K9];[.Q9]*2-1)" office:value-type="float" office:value="0" calcext:value-type="float">
            <text:p>0</text:p>
          </table:table-cell>
          <table:table-cell table:formula="of:=IF([.R9]=[.L9];[.R9]*2-1)" office:value-type="float" office:value="0" calcext:value-type="float">
            <text:p>0</text:p>
          </table:table-cell>
          <table:table-cell table:formula="of:=SUM([.S9:.X9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 6+[.B10]*(5+[.B10]*[.B10]*[.B10]*(2+[.B10]*(3+[.B10]))) + [.A10]*(5+[.B10]*(5+[.B10]*(6+[.B10]*[.B10]*(3+[.B10]*6))))" office:value-type="float" office:value="578011" calcext:value-type="float">
            <text:p>578011</text:p>
          </table:table-cell>
          <table:table-cell table:style-name="ce1" table:formula="of:=MOD([.C10];7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10]*(5+[.M10]*[.M10]*[.M10]*(2+[.M10]*(3+[.M10]))) + [.G10]*(5+[.M10]*(5+[.M10]*(6+[.M10]*[.M10]*(3+[.M10]*6))));7)" office:value-type="float" office:value="5" calcext:value-type="float">
            <text:p>5</text:p>
          </table:table-cell>
          <table:table-cell table:formula="of:=MOD( 6+[.N10]*(5+[.N10]*[.N10]*[.N10]*(2+[.N10]*(3+[.N10]))) + [.H10]*(5+[.N10]*(5+[.N10]*(6+[.N10]*[.N10]*(3+[.N10]*6))));7)" office:value-type="float" office:value="3" calcext:value-type="float">
            <text:p>3</text:p>
          </table:table-cell>
          <table:table-cell table:formula="of:=MOD( 6+[.O10]*(5+[.O10]*[.O10]*[.O10]*(2+[.O10]*(3+[.O10]))) + [.I10]*(5+[.O10]*(5+[.O10]*(6+[.O10]*[.O10]*(3+[.O10]*6))));7)" office:value-type="float" office:value="0" calcext:value-type="float">
            <text:p>0</text:p>
          </table:table-cell>
          <table:table-cell table:formula="of:=MOD( 6+[.P10]*(5+[.P10]*[.P10]*[.P10]*(2+[.P10]*(3+[.P10]))) + [.J10]*(5+[.P10]*(5+[.P10]*(6+[.P10]*[.P10]*(3+[.P10]*6))));7)" office:value-type="float" office:value="6" calcext:value-type="float">
            <text:p>6</text:p>
          </table:table-cell>
          <table:table-cell table:formula="of:=MOD( 6+[.Q10]*(5+[.Q10]*[.Q10]*[.Q10]*(2+[.Q10]*(3+[.Q10]))) + [.K10]*(5+[.Q10]*(5+[.Q10]*(6+[.Q10]*[.Q10]*(3+[.Q10]*6))));7)" office:value-type="float" office:value="1" calcext:value-type="float">
            <text:p>1</text:p>
          </table:table-cell>
          <table:table-cell table:formula="of:=IF([.M10]=[.G10];[.M10]*2-1)" office:value-type="float" office:value="0" calcext:value-type="float">
            <text:p>0</text:p>
          </table:table-cell>
          <table:table-cell table:formula="of:=IF([.N10]=[.H10];[.N10]*2-1)" office:value-type="float" office:value="0" calcext:value-type="float">
            <text:p>0</text:p>
          </table:table-cell>
          <table:table-cell table:formula="of:=IF([.O10]=[.I10];[.O10]*2-1)" office:value-type="float" office:value="0" calcext:value-type="float">
            <text:p>0</text:p>
          </table:table-cell>
          <table:table-cell table:formula="of:=IF([.P10]=[.J10];[.P10]*2-1)" office:value-type="float" office:value="-1" calcext:value-type="float">
            <text:p>-1</text:p>
          </table:table-cell>
          <table:table-cell table:formula="of:=IF([.Q10]=[.K10];[.Q10]*2-1)" office:value-type="float" office:value="0" calcext:value-type="float">
            <text:p>0</text:p>
          </table:table-cell>
          <table:table-cell table:formula="of:=IF([.R10]=[.L10];[.R10]*2-1)" office:value-type="float" office:value="0" calcext:value-type="float">
            <text:p>0</text:p>
          </table:table-cell>
          <table:table-cell table:formula="of:=SUM([.S10:.X10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 6+[.B11]*(5+[.B11]*[.B11]*[.B11]*(2+[.B11]*(3+[.B11]))) + [.A11]*(5+[.B11]*(5+[.B11]*(6+[.B11]*[.B11]*(3+[.B11]*6))))" office:value-type="float" office:value="1096274" calcext:value-type="float">
            <text:p>1096274</text:p>
          </table:table-cell>
          <table:table-cell table:style-name="ce1" table:formula="of:=MOD([.C11];7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11]*(5+[.M11]*[.M11]*[.M11]*(2+[.M11]*(3+[.M11]))) + [.G11]*(5+[.M11]*(5+[.M11]*(6+[.M11]*[.M11]*(3+[.M11]*6))));7)" office:value-type="float" office:value="5" calcext:value-type="float">
            <text:p>5</text:p>
          </table:table-cell>
          <table:table-cell table:formula="of:=MOD( 6+[.N11]*(5+[.N11]*[.N11]*[.N11]*(2+[.N11]*(3+[.N11]))) + [.H11]*(5+[.N11]*(5+[.N11]*(6+[.N11]*[.N11]*(3+[.N11]*6))));7)" office:value-type="float" office:value="3" calcext:value-type="float">
            <text:p>3</text:p>
          </table:table-cell>
          <table:table-cell table:formula="of:=MOD( 6+[.O11]*(5+[.O11]*[.O11]*[.O11]*(2+[.O11]*(3+[.O11]))) + [.I11]*(5+[.O11]*(5+[.O11]*(6+[.O11]*[.O11]*(3+[.O11]*6))));7)" office:value-type="float" office:value="0" calcext:value-type="float">
            <text:p>0</text:p>
          </table:table-cell>
          <table:table-cell table:formula="of:=MOD( 6+[.P11]*(5+[.P11]*[.P11]*[.P11]*(2+[.P11]*(3+[.P11]))) + [.J11]*(5+[.P11]*(5+[.P11]*(6+[.P11]*[.P11]*(3+[.P11]*6))));7)" office:value-type="float" office:value="6" calcext:value-type="float">
            <text:p>6</text:p>
          </table:table-cell>
          <table:table-cell table:formula="of:=MOD( 6+[.Q11]*(5+[.Q11]*[.Q11]*[.Q11]*(2+[.Q11]*(3+[.Q11]))) + [.K11]*(5+[.Q11]*(5+[.Q11]*(6+[.Q11]*[.Q11]*(3+[.Q11]*6))));7)" office:value-type="float" office:value="1" calcext:value-type="float">
            <text:p>1</text:p>
          </table:table-cell>
          <table:table-cell table:formula="of:=IF([.M11]=[.G11];[.M11]*2-1)" office:value-type="float" office:value="0" calcext:value-type="float">
            <text:p>0</text:p>
          </table:table-cell>
          <table:table-cell table:formula="of:=IF([.N11]=[.H11];[.N11]*2-1)" office:value-type="float" office:value="0" calcext:value-type="float">
            <text:p>0</text:p>
          </table:table-cell>
          <table:table-cell table:formula="of:=IF([.O11]=[.I11];[.O11]*2-1)" office:value-type="float" office:value="0" calcext:value-type="float">
            <text:p>0</text:p>
          </table:table-cell>
          <table:table-cell table:formula="of:=IF([.P11]=[.J11];[.P11]*2-1)" office:value-type="float" office:value="-1" calcext:value-type="float">
            <text:p>-1</text:p>
          </table:table-cell>
          <table:table-cell table:formula="of:=IF([.Q11]=[.K11];[.Q11]*2-1)" office:value-type="float" office:value="0" calcext:value-type="float">
            <text:p>0</text:p>
          </table:table-cell>
          <table:table-cell table:formula="of:=IF([.R11]=[.L11];[.R11]*2-1)" office:value-type="float" office:value="1" calcext:value-type="float">
            <text:p>1</text:p>
          </table:table-cell>
          <table:table-cell table:formula="of:=SUM([.S11:.X11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 6+[.B12]*(5+[.B12]*[.B12]*[.B12]*(2+[.B12]*(3+[.B12]))) + [.A12]*(5+[.B12]*(5+[.B12]*(6+[.B12]*[.B12]*(3+[.B12]*6))))" office:value-type="float" office:value="1950711" calcext:value-type="float">
            <text:p>1950711</text:p>
          </table:table-cell>
          <table:table-cell table:style-name="ce1" table:formula="of:=MOD([.C12];7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12]*(5+[.M12]*[.M12]*[.M12]*(2+[.M12]*(3+[.M12]))) + [.G12]*(5+[.M12]*(5+[.M12]*(6+[.M12]*[.M12]*(3+[.M12]*6))));7)" office:value-type="float" office:value="5" calcext:value-type="float">
            <text:p>5</text:p>
          </table:table-cell>
          <table:table-cell table:formula="of:=MOD( 6+[.N12]*(5+[.N12]*[.N12]*[.N12]*(2+[.N12]*(3+[.N12]))) + [.H12]*(5+[.N12]*(5+[.N12]*(6+[.N12]*[.N12]*(3+[.N12]*6))));7)" office:value-type="float" office:value="3" calcext:value-type="float">
            <text:p>3</text:p>
          </table:table-cell>
          <table:table-cell table:formula="of:=MOD( 6+[.O12]*(5+[.O12]*[.O12]*[.O12]*(2+[.O12]*(3+[.O12]))) + [.I12]*(5+[.O12]*(5+[.O12]*(6+[.O12]*[.O12]*(3+[.O12]*6))));7)" office:value-type="float" office:value="0" calcext:value-type="float">
            <text:p>0</text:p>
          </table:table-cell>
          <table:table-cell table:formula="of:=MOD( 6+[.P12]*(5+[.P12]*[.P12]*[.P12]*(2+[.P12]*(3+[.P12]))) + [.J12]*(5+[.P12]*(5+[.P12]*(6+[.P12]*[.P12]*(3+[.P12]*6))));7)" office:value-type="float" office:value="6" calcext:value-type="float">
            <text:p>6</text:p>
          </table:table-cell>
          <table:table-cell table:formula="of:=MOD( 6+[.Q12]*(5+[.Q12]*[.Q12]*[.Q12]*(2+[.Q12]*(3+[.Q12]))) + [.K12]*(5+[.Q12]*(5+[.Q12]*(6+[.Q12]*[.Q12]*(3+[.Q12]*6))));7)" office:value-type="float" office:value="4" calcext:value-type="float">
            <text:p>4</text:p>
          </table:table-cell>
          <table:table-cell table:formula="of:=IF([.M12]=[.G12];[.M12]*2-1)" office:value-type="float" office:value="0" calcext:value-type="float">
            <text:p>0</text:p>
          </table:table-cell>
          <table:table-cell table:formula="of:=IF([.N12]=[.H12];[.N12]*2-1)" office:value-type="float" office:value="0" calcext:value-type="float">
            <text:p>0</text:p>
          </table:table-cell>
          <table:table-cell table:formula="of:=IF([.O12]=[.I12];[.O12]*2-1)" office:value-type="float" office:value="0" calcext:value-type="float">
            <text:p>0</text:p>
          </table:table-cell>
          <table:table-cell table:formula="of:=IF([.P12]=[.J12];[.P12]*2-1)" office:value-type="float" office:value="-1" calcext:value-type="float">
            <text:p>-1</text:p>
          </table:table-cell>
          <table:table-cell table:formula="of:=IF([.Q12]=[.K12];[.Q12]*2-1)" office:value-type="float" office:value="0" calcext:value-type="float">
            <text:p>0</text:p>
          </table:table-cell>
          <table:table-cell table:formula="of:=IF([.R12]=[.L12];[.R12]*2-1)" office:value-type="float" office:value="0" calcext:value-type="float">
            <text:p>0</text:p>
          </table:table-cell>
          <table:table-cell table:formula="of:=SUM([.S12:.X12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 6+[.B13]*(5+[.B13]*[.B13]*[.B13]*(2+[.B13]*(3+[.B13]))) + [.A13]*(5+[.B13]*(5+[.B13]*(6+[.B13]*[.B13]*(3+[.B13]*6))))" office:value-type="float" office:value="3295072" calcext:value-type="float">
            <text:p>3295072</text:p>
          </table:table-cell>
          <table:table-cell table:style-name="ce1" table:formula="of:=MOD([.C13];7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13]*(5+[.M13]*[.M13]*[.M13]*(2+[.M13]*(3+[.M13]))) + [.G13]*(5+[.M13]*(5+[.M13]*(6+[.M13]*[.M13]*(3+[.M13]*6))));7)" office:value-type="float" office:value="5" calcext:value-type="float">
            <text:p>5</text:p>
          </table:table-cell>
          <table:table-cell table:formula="of:=MOD( 6+[.N13]*(5+[.N13]*[.N13]*[.N13]*(2+[.N13]*(3+[.N13]))) + [.H13]*(5+[.N13]*(5+[.N13]*(6+[.N13]*[.N13]*(3+[.N13]*6))));7)" office:value-type="float" office:value="3" calcext:value-type="float">
            <text:p>3</text:p>
          </table:table-cell>
          <table:table-cell table:formula="of:=MOD( 6+[.O13]*(5+[.O13]*[.O13]*[.O13]*(2+[.O13]*(3+[.O13]))) + [.I13]*(5+[.O13]*(5+[.O13]*(6+[.O13]*[.O13]*(3+[.O13]*6))));7)" office:value-type="float" office:value="0" calcext:value-type="float">
            <text:p>0</text:p>
          </table:table-cell>
          <table:table-cell table:formula="of:=MOD( 6+[.P13]*(5+[.P13]*[.P13]*[.P13]*(2+[.P13]*(3+[.P13]))) + [.J13]*(5+[.P13]*(5+[.P13]*(6+[.P13]*[.P13]*(3+[.P13]*6))));7)" office:value-type="float" office:value="6" calcext:value-type="float">
            <text:p>6</text:p>
          </table:table-cell>
          <table:table-cell table:formula="of:=MOD( 6+[.Q13]*(5+[.Q13]*[.Q13]*[.Q13]*(2+[.Q13]*(3+[.Q13]))) + [.K13]*(5+[.Q13]*(5+[.Q13]*(6+[.Q13]*[.Q13]*(3+[.Q13]*6))));7)" office:value-type="float" office:value="4" calcext:value-type="float">
            <text:p>4</text:p>
          </table:table-cell>
          <table:table-cell table:formula="of:=IF([.M13]=[.G13];[.M13]*2-1)" office:value-type="float" office:value="0" calcext:value-type="float">
            <text:p>0</text:p>
          </table:table-cell>
          <table:table-cell table:formula="of:=IF([.N13]=[.H13];[.N13]*2-1)" office:value-type="float" office:value="0" calcext:value-type="float">
            <text:p>0</text:p>
          </table:table-cell>
          <table:table-cell table:formula="of:=IF([.O13]=[.I13];[.O13]*2-1)" office:value-type="float" office:value="0" calcext:value-type="float">
            <text:p>0</text:p>
          </table:table-cell>
          <table:table-cell table:formula="of:=IF([.P13]=[.J13];[.P13]*2-1)" office:value-type="float" office:value="-1" calcext:value-type="float">
            <text:p>-1</text:p>
          </table:table-cell>
          <table:table-cell table:formula="of:=IF([.Q13]=[.K13];[.Q13]*2-1)" office:value-type="float" office:value="0" calcext:value-type="float">
            <text:p>0</text:p>
          </table:table-cell>
          <table:table-cell table:formula="of:=IF([.R13]=[.L13];[.R13]*2-1)" office:value-type="float" office:value="0" calcext:value-type="float">
            <text:p>0</text:p>
          </table:table-cell>
          <table:table-cell table:formula="of:=SUM([.S13:.X13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 6+[.B14]*(5+[.B14]*[.B14]*[.B14]*(2+[.B14]*(3+[.B14]))) + [.A14]*(5+[.B14]*(5+[.B14]*(6+[.B14]*[.B14]*(3+[.B14]*6))))" office:value-type="float" office:value="5330147" calcext:value-type="float">
            <text:p>5330147</text:p>
          </table:table-cell>
          <table:table-cell table:style-name="ce1" table:formula="of:=MOD([.C14];7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14]*(5+[.M14]*[.M14]*[.M14]*(2+[.M14]*(3+[.M14]))) + [.G14]*(5+[.M14]*(5+[.M14]*(6+[.M14]*[.M14]*(3+[.M14]*6))));7)" office:value-type="float" office:value="5" calcext:value-type="float">
            <text:p>5</text:p>
          </table:table-cell>
          <table:table-cell table:formula="of:=MOD( 6+[.N14]*(5+[.N14]*[.N14]*[.N14]*(2+[.N14]*(3+[.N14]))) + [.H14]*(5+[.N14]*(5+[.N14]*(6+[.N14]*[.N14]*(3+[.N14]*6))));7)" office:value-type="float" office:value="3" calcext:value-type="float">
            <text:p>3</text:p>
          </table:table-cell>
          <table:table-cell table:formula="of:=MOD( 6+[.O14]*(5+[.O14]*[.O14]*[.O14]*(2+[.O14]*(3+[.O14]))) + [.I14]*(5+[.O14]*(5+[.O14]*(6+[.O14]*[.O14]*(3+[.O14]*6))));7)" office:value-type="float" office:value="0" calcext:value-type="float">
            <text:p>0</text:p>
          </table:table-cell>
          <table:table-cell table:formula="of:=MOD( 6+[.P14]*(5+[.P14]*[.P14]*[.P14]*(2+[.P14]*(3+[.P14]))) + [.J14]*(5+[.P14]*(5+[.P14]*(6+[.P14]*[.P14]*(3+[.P14]*6))));7)" office:value-type="float" office:value="4" calcext:value-type="float">
            <text:p>4</text:p>
          </table:table-cell>
          <table:table-cell table:formula="of:=MOD( 6+[.Q14]*(5+[.Q14]*[.Q14]*[.Q14]*(2+[.Q14]*(3+[.Q14]))) + [.K14]*(5+[.Q14]*(5+[.Q14]*(6+[.Q14]*[.Q14]*(3+[.Q14]*6))));7)" office:value-type="float" office:value="6" calcext:value-type="float">
            <text:p>6</text:p>
          </table:table-cell>
          <table:table-cell table:formula="of:=IF([.M14]=[.G14];[.M14]*2-1)" office:value-type="float" office:value="0" calcext:value-type="float">
            <text:p>0</text:p>
          </table:table-cell>
          <table:table-cell table:formula="of:=IF([.N14]=[.H14];[.N14]*2-1)" office:value-type="float" office:value="0" calcext:value-type="float">
            <text:p>0</text:p>
          </table:table-cell>
          <table:table-cell table:formula="of:=IF([.O14]=[.I14];[.O14]*2-1)" office:value-type="float" office:value="0" calcext:value-type="float">
            <text:p>0</text:p>
          </table:table-cell>
          <table:table-cell table:formula="of:=IF([.P14]=[.J14];[.P14]*2-1)" office:value-type="float" office:value="0" calcext:value-type="float">
            <text:p>0</text:p>
          </table:table-cell>
          <table:table-cell table:formula="of:=IF([.Q14]=[.K14];[.Q14]*2-1)" office:value-type="float" office:value="0" calcext:value-type="float">
            <text:p>0</text:p>
          </table:table-cell>
          <table:table-cell table:formula="of:=IF([.R14]=[.L14];[.R14]*2-1)" office:value-type="float" office:value="0" calcext:value-type="float">
            <text:p>0</text:p>
          </table:table-cell>
          <table:table-cell table:formula="of:=SUM([.S14:.X14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 6+[.B15]*(5+[.B15]*[.B15]*[.B15]*(2+[.B15]*(3+[.B15]))) + [.A15]*(5+[.B15]*(5+[.B15]*(6+[.B15]*[.B15]*(3+[.B15]*6))))" office:value-type="float" office:value="8312406" calcext:value-type="float">
            <text:p>8312406</text:p>
          </table:table-cell>
          <table:table-cell table:style-name="ce1" table:formula="of:=MOD([.C15];7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15]*(5+[.M15]*[.M15]*[.M15]*(2+[.M15]*(3+[.M15]))) + [.G15]*(5+[.M15]*(5+[.M15]*(6+[.M15]*[.M15]*(3+[.M15]*6))));7)" office:value-type="float" office:value="5" calcext:value-type="float">
            <text:p>5</text:p>
          </table:table-cell>
          <table:table-cell table:formula="of:=MOD( 6+[.N15]*(5+[.N15]*[.N15]*[.N15]*(2+[.N15]*(3+[.N15]))) + [.H15]*(5+[.N15]*(5+[.N15]*(6+[.N15]*[.N15]*(3+[.N15]*6))));7)" office:value-type="float" office:value="3" calcext:value-type="float">
            <text:p>3</text:p>
          </table:table-cell>
          <table:table-cell table:formula="of:=MOD( 6+[.O15]*(5+[.O15]*[.O15]*[.O15]*(2+[.O15]*(3+[.O15]))) + [.I15]*(5+[.O15]*(5+[.O15]*(6+[.O15]*[.O15]*(3+[.O15]*6))));7)" office:value-type="float" office:value="0" calcext:value-type="float">
            <text:p>0</text:p>
          </table:table-cell>
          <table:table-cell table:formula="of:=MOD( 6+[.P15]*(5+[.P15]*[.P15]*[.P15]*(2+[.P15]*(3+[.P15]))) + [.J15]*(5+[.P15]*(5+[.P15]*(6+[.P15]*[.P15]*(3+[.P15]*6))));7)" office:value-type="float" office:value="4" calcext:value-type="float">
            <text:p>4</text:p>
          </table:table-cell>
          <table:table-cell table:formula="of:=MOD( 6+[.Q15]*(5+[.Q15]*[.Q15]*[.Q15]*(2+[.Q15]*(3+[.Q15]))) + [.K15]*(5+[.Q15]*(5+[.Q15]*(6+[.Q15]*[.Q15]*(3+[.Q15]*6))));7)" office:value-type="float" office:value="6" calcext:value-type="float">
            <text:p>6</text:p>
          </table:table-cell>
          <table:table-cell table:formula="of:=IF([.M15]=[.G15];[.M15]*2-1)" office:value-type="float" office:value="0" calcext:value-type="float">
            <text:p>0</text:p>
          </table:table-cell>
          <table:table-cell table:formula="of:=IF([.N15]=[.H15];[.N15]*2-1)" office:value-type="float" office:value="0" calcext:value-type="float">
            <text:p>0</text:p>
          </table:table-cell>
          <table:table-cell table:formula="of:=IF([.O15]=[.I15];[.O15]*2-1)" office:value-type="float" office:value="0" calcext:value-type="float">
            <text:p>0</text:p>
          </table:table-cell>
          <table:table-cell table:formula="of:=IF([.P15]=[.J15];[.P15]*2-1)" office:value-type="float" office:value="0" calcext:value-type="float">
            <text:p>0</text:p>
          </table:table-cell>
          <table:table-cell table:formula="of:=IF([.Q15]=[.K15];[.Q15]*2-1)" office:value-type="float" office:value="0" calcext:value-type="float">
            <text:p>0</text:p>
          </table:table-cell>
          <table:table-cell table:formula="of:=IF([.R15]=[.L15];[.R15]*2-1)" office:value-type="float" office:value="0" calcext:value-type="float">
            <text:p>0</text:p>
          </table:table-cell>
          <table:table-cell table:formula="of:=SUM([.S15:.X15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 6+[.B16]*(5+[.B16]*[.B16]*[.B16]*(2+[.B16]*(3+[.B16]))) + [.A16]*(5+[.B16]*(5+[.B16]*(6+[.B16]*[.B16]*(3+[.B16]*6))))" office:value-type="float" office:value="15906802" calcext:value-type="float">
            <text:p>15906802</text:p>
          </table:table-cell>
          <table:table-cell table:formula="of:=MOD([.C16];7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16]*(5+[.M16]*[.M16]*[.M16]*(2+[.M16]*(3+[.M16]))) + [.G16]*(5+[.M16]*(5+[.M16]*(6+[.M16]*[.M16]*(3+[.M16]*6))));7)" office:value-type="float" office:value="5" calcext:value-type="float">
            <text:p>5</text:p>
          </table:table-cell>
          <table:table-cell table:formula="of:=MOD( 6+[.N16]*(5+[.N16]*[.N16]*[.N16]*(2+[.N16]*(3+[.N16]))) + [.H16]*(5+[.N16]*(5+[.N16]*(6+[.N16]*[.N16]*(3+[.N16]*6))));7)" office:value-type="float" office:value="3" calcext:value-type="float">
            <text:p>3</text:p>
          </table:table-cell>
          <table:table-cell table:formula="of:=MOD( 6+[.O16]*(5+[.O16]*[.O16]*[.O16]*(2+[.O16]*(3+[.O16]))) + [.I16]*(5+[.O16]*(5+[.O16]*(6+[.O16]*[.O16]*(3+[.O16]*6))));7)" office:value-type="float" office:value="0" calcext:value-type="float">
            <text:p>0</text:p>
          </table:table-cell>
          <table:table-cell table:formula="of:=MOD( 6+[.P16]*(5+[.P16]*[.P16]*[.P16]*(2+[.P16]*(3+[.P16]))) + [.J16]*(5+[.P16]*(5+[.P16]*(6+[.P16]*[.P16]*(3+[.P16]*6))));7)" office:value-type="float" office:value="4" calcext:value-type="float">
            <text:p>4</text:p>
          </table:table-cell>
          <table:table-cell table:formula="of:=MOD( 6+[.Q16]*(5+[.Q16]*[.Q16]*[.Q16]*(2+[.Q16]*(3+[.Q16]))) + [.K16]*(5+[.Q16]*(5+[.Q16]*(6+[.Q16]*[.Q16]*(3+[.Q16]*6))));7)" office:value-type="float" office:value="4" calcext:value-type="float">
            <text:p>4</text:p>
          </table:table-cell>
          <table:table-cell table:formula="of:=IF([.M16]=[.G16];[.M16]*2-1)" office:value-type="float" office:value="0" calcext:value-type="float">
            <text:p>0</text:p>
          </table:table-cell>
          <table:table-cell table:formula="of:=IF([.N16]=[.H16];[.N16]*2-1)" office:value-type="float" office:value="0" calcext:value-type="float">
            <text:p>0</text:p>
          </table:table-cell>
          <table:table-cell table:formula="of:=IF([.O16]=[.I16];[.O16]*2-1)" office:value-type="float" office:value="0" calcext:value-type="float">
            <text:p>0</text:p>
          </table:table-cell>
          <table:table-cell table:formula="of:=IF([.P16]=[.J16];[.P16]*2-1)" office:value-type="float" office:value="0" calcext:value-type="float">
            <text:p>0</text:p>
          </table:table-cell>
          <table:table-cell table:formula="of:=IF([.Q16]=[.K16];[.Q16]*2-1)" office:value-type="float" office:value="0" calcext:value-type="float">
            <text:p>0</text:p>
          </table:table-cell>
          <table:table-cell table:formula="of:=IF([.R16]=[.L16];[.R16]*2-1)" office:value-type="float" office:value="0" calcext:value-type="float">
            <text:p>0</text:p>
          </table:table-cell>
          <table:table-cell table:formula="of:=SUM([.S16:.X16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 6+[.B17]*(5+[.B17]*[.B17]*[.B17]*(2+[.B17]*(3+[.B17]))) + [.A17]*(5+[.B17]*(5+[.B17]*(6+[.B17]*[.B17]*(3+[.B17]*6))))" office:value-type="float" office:value="23189191" calcext:value-type="float">
            <text:p>23189191</text:p>
          </table:table-cell>
          <table:table-cell table:formula="of:=MOD([.C17];7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17]*(5+[.M17]*[.M17]*[.M17]*(2+[.M17]*(3+[.M17]))) + [.G17]*(5+[.M17]*(5+[.M17]*(6+[.M17]*[.M17]*(3+[.M17]*6))));7)" office:value-type="float" office:value="5" calcext:value-type="float">
            <text:p>5</text:p>
          </table:table-cell>
          <table:table-cell table:formula="of:=MOD( 6+[.N17]*(5+[.N17]*[.N17]*[.N17]*(2+[.N17]*(3+[.N17]))) + [.H17]*(5+[.N17]*(5+[.N17]*(6+[.N17]*[.N17]*(3+[.N17]*6))));7)" office:value-type="float" office:value="3" calcext:value-type="float">
            <text:p>3</text:p>
          </table:table-cell>
          <table:table-cell table:formula="of:=MOD( 6+[.O17]*(5+[.O17]*[.O17]*[.O17]*(2+[.O17]*(3+[.O17]))) + [.I17]*(5+[.O17]*(5+[.O17]*(6+[.O17]*[.O17]*(3+[.O17]*6))));7)" office:value-type="float" office:value="0" calcext:value-type="float">
            <text:p>0</text:p>
          </table:table-cell>
          <table:table-cell table:formula="of:=MOD( 6+[.P17]*(5+[.P17]*[.P17]*[.P17]*(2+[.P17]*(3+[.P17]))) + [.J17]*(5+[.P17]*(5+[.P17]*(6+[.P17]*[.P17]*(3+[.P17]*6))));7)" office:value-type="float" office:value="4" calcext:value-type="float">
            <text:p>4</text:p>
          </table:table-cell>
          <table:table-cell table:formula="of:=MOD( 6+[.Q17]*(5+[.Q17]*[.Q17]*[.Q17]*(2+[.Q17]*(3+[.Q17]))) + [.K17]*(5+[.Q17]*(5+[.Q17]*(6+[.Q17]*[.Q17]*(3+[.Q17]*6))));7)" office:value-type="float" office:value="4" calcext:value-type="float">
            <text:p>4</text:p>
          </table:table-cell>
          <table:table-cell table:formula="of:=IF([.M17]=[.G17];[.M17]*2-1)" office:value-type="float" office:value="0" calcext:value-type="float">
            <text:p>0</text:p>
          </table:table-cell>
          <table:table-cell table:formula="of:=IF([.N17]=[.H17];[.N17]*2-1)" office:value-type="float" office:value="0" calcext:value-type="float">
            <text:p>0</text:p>
          </table:table-cell>
          <table:table-cell table:formula="of:=IF([.O17]=[.I17];[.O17]*2-1)" office:value-type="float" office:value="0" calcext:value-type="float">
            <text:p>0</text:p>
          </table:table-cell>
          <table:table-cell table:formula="of:=IF([.P17]=[.J17];[.P17]*2-1)" office:value-type="float" office:value="0" calcext:value-type="float">
            <text:p>0</text:p>
          </table:table-cell>
          <table:table-cell table:formula="of:=IF([.Q17]=[.K17];[.Q17]*2-1)" office:value-type="float" office:value="0" calcext:value-type="float">
            <text:p>0</text:p>
          </table:table-cell>
          <table:table-cell table:formula="of:=IF([.R17]=[.L17];[.R17]*2-1)" office:value-type="float" office:value="0" calcext:value-type="float">
            <text:p>0</text:p>
          </table:table-cell>
          <table:table-cell table:formula="of:=SUM([.S17:.X17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 6+[.B18]*(5+[.B18]*[.B18]*[.B18]*(2+[.B18]*(3+[.B18]))) + [.A18]*(5+[.B18]*(5+[.B18]*(6+[.B18]*[.B18]*(3+[.B18]*6))))" office:value-type="float" office:value="33033472" calcext:value-type="float">
            <text:p>33033472</text:p>
          </table:table-cell>
          <table:table-cell table:formula="of:=MOD([.C18];7)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18]*(5+[.M18]*[.M18]*[.M18]*(2+[.M18]*(3+[.M18]))) + [.G18]*(5+[.M18]*(5+[.M18]*(6+[.M18]*[.M18]*(3+[.M18]*6))));7)" office:value-type="float" office:value="5" calcext:value-type="float">
            <text:p>5</text:p>
          </table:table-cell>
          <table:table-cell table:formula="of:=MOD( 6+[.N18]*(5+[.N18]*[.N18]*[.N18]*(2+[.N18]*(3+[.N18]))) + [.H18]*(5+[.N18]*(5+[.N18]*(6+[.N18]*[.N18]*(3+[.N18]*6))));7)" office:value-type="float" office:value="4" calcext:value-type="float">
            <text:p>4</text:p>
          </table:table-cell>
          <table:table-cell table:formula="of:=MOD( 6+[.O18]*(5+[.O18]*[.O18]*[.O18]*(2+[.O18]*(3+[.O18]))) + [.I18]*(5+[.O18]*(5+[.O18]*(6+[.O18]*[.O18]*(3+[.O18]*6))));7)" office:value-type="float" office:value="6" calcext:value-type="float">
            <text:p>6</text:p>
          </table:table-cell>
          <table:table-cell table:formula="of:=MOD( 6+[.P18]*(5+[.P18]*[.P18]*[.P18]*(2+[.P18]*(3+[.P18]))) + [.J18]*(5+[.P18]*(5+[.P18]*(6+[.P18]*[.P18]*(3+[.P18]*6))));7)" office:value-type="float" office:value="1" calcext:value-type="float">
            <text:p>1</text:p>
          </table:table-cell>
          <table:table-cell table:formula="of:=MOD( 6+[.Q18]*(5+[.Q18]*[.Q18]*[.Q18]*(2+[.Q18]*(3+[.Q18]))) + [.K18]*(5+[.Q18]*(5+[.Q18]*(6+[.Q18]*[.Q18]*(3+[.Q18]*6))));7)" office:value-type="float" office:value="3" calcext:value-type="float">
            <text:p>3</text:p>
          </table:table-cell>
          <table:table-cell table:formula="of:=IF([.M18]=[.G18];[.M18]*2-1)" office:value-type="float" office:value="0" calcext:value-type="float">
            <text:p>0</text:p>
          </table:table-cell>
          <table:table-cell table:formula="of:=IF([.N18]=[.H18];[.N18]*2-1)" office:value-type="float" office:value="0" calcext:value-type="float">
            <text:p>0</text:p>
          </table:table-cell>
          <table:table-cell table:formula="of:=IF([.O18]=[.I18];[.O18]*2-1)" office:value-type="float" office:value="0" calcext:value-type="float">
            <text:p>0</text:p>
          </table:table-cell>
          <table:table-cell table:formula="of:=IF([.P18]=[.J18];[.P18]*2-1)" office:value-type="float" office:value="0" calcext:value-type="float">
            <text:p>0</text:p>
          </table:table-cell>
          <table:table-cell table:formula="of:=IF([.Q18]=[.K18];[.Q18]*2-1)" office:value-type="float" office:value="0" calcext:value-type="float">
            <text:p>0</text:p>
          </table:table-cell>
          <table:table-cell table:formula="of:=IF([.R18]=[.L18];[.R18]*2-1)" office:value-type="float" office:value="0" calcext:value-type="float">
            <text:p>0</text:p>
          </table:table-cell>
          <table:table-cell table:formula="of:=SUM([.S18:.X18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 6+[.B19]*(5+[.B19]*[.B19]*[.B19]*(2+[.B19]*(3+[.B19]))) + [.A19]*(5+[.B19]*(5+[.B19]*(6+[.B19]*[.B19]*(3+[.B19]*6))))" office:value-type="float" office:value="46107331" calcext:value-type="float">
            <text:p>46107331</text:p>
          </table:table-cell>
          <table:table-cell table:formula="of:=MOD([.C19];7)"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19]*(5+[.M19]*[.M19]*[.M19]*(2+[.M19]*(3+[.M19]))) + [.G19]*(5+[.M19]*(5+[.M19]*(6+[.M19]*[.M19]*(3+[.M19]*6))));7)" office:value-type="float" office:value="5" calcext:value-type="float">
            <text:p>5</text:p>
          </table:table-cell>
          <table:table-cell table:formula="of:=MOD( 6+[.N19]*(5+[.N19]*[.N19]*[.N19]*(2+[.N19]*(3+[.N19]))) + [.H19]*(5+[.N19]*(5+[.N19]*(6+[.N19]*[.N19]*(3+[.N19]*6))));7)" office:value-type="float" office:value="4" calcext:value-type="float">
            <text:p>4</text:p>
          </table:table-cell>
          <table:table-cell table:formula="of:=MOD( 6+[.O19]*(5+[.O19]*[.O19]*[.O19]*(2+[.O19]*(3+[.O19]))) + [.I19]*(5+[.O19]*(5+[.O19]*(6+[.O19]*[.O19]*(3+[.O19]*6))));7)" office:value-type="float" office:value="6" calcext:value-type="float">
            <text:p>6</text:p>
          </table:table-cell>
          <table:table-cell table:formula="of:=MOD( 6+[.P19]*(5+[.P19]*[.P19]*[.P19]*(2+[.P19]*(3+[.P19]))) + [.J19]*(5+[.P19]*(5+[.P19]*(6+[.P19]*[.P19]*(3+[.P19]*6))));7)" office:value-type="float" office:value="1" calcext:value-type="float">
            <text:p>1</text:p>
          </table:table-cell>
          <table:table-cell table:formula="of:=MOD( 6+[.Q19]*(5+[.Q19]*[.Q19]*[.Q19]*(2+[.Q19]*(3+[.Q19]))) + [.K19]*(5+[.Q19]*(5+[.Q19]*(6+[.Q19]*[.Q19]*(3+[.Q19]*6))));7)" office:value-type="float" office:value="3" calcext:value-type="float">
            <text:p>3</text:p>
          </table:table-cell>
          <table:table-cell table:formula="of:=IF([.M19]=[.G19];[.M19]*2-1)" office:value-type="float" office:value="0" calcext:value-type="float">
            <text:p>0</text:p>
          </table:table-cell>
          <table:table-cell table:formula="of:=IF([.N19]=[.H19];[.N19]*2-1)" office:value-type="float" office:value="0" calcext:value-type="float">
            <text:p>0</text:p>
          </table:table-cell>
          <table:table-cell table:formula="of:=IF([.O19]=[.I19];[.O19]*2-1)" office:value-type="float" office:value="0" calcext:value-type="float">
            <text:p>0</text:p>
          </table:table-cell>
          <table:table-cell table:formula="of:=IF([.P19]=[.J19];[.P19]*2-1)" office:value-type="float" office:value="0" calcext:value-type="float">
            <text:p>0</text:p>
          </table:table-cell>
          <table:table-cell table:formula="of:=IF([.Q19]=[.K19];[.Q19]*2-1)" office:value-type="float" office:value="0" calcext:value-type="float">
            <text:p>0</text:p>
          </table:table-cell>
          <table:table-cell table:formula="of:=IF([.R19]=[.L19];[.R19]*2-1)" office:value-type="float" office:value="0" calcext:value-type="float">
            <text:p>0</text:p>
          </table:table-cell>
          <table:table-cell table:formula="of:=SUM([.S19:.X19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 6+[.B20]*(5+[.B20]*[.B20]*[.B20]*(2+[.B20]*(3+[.B20]))) + [.A20]*(5+[.B20]*(5+[.B20]*(6+[.B20]*[.B20]*(3+[.B20]*6))))" office:value-type="float" office:value="63199726" calcext:value-type="float">
            <text:p>63199726</text:p>
          </table:table-cell>
          <table:table-cell table:formula="of:=MOD([.C20];7)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20]*(5+[.M20]*[.M20]*[.M20]*(2+[.M20]*(3+[.M20]))) + [.G20]*(5+[.M20]*(5+[.M20]*(6+[.M20]*[.M20]*(3+[.M20]*6))));7)" office:value-type="float" office:value="5" calcext:value-type="float">
            <text:p>5</text:p>
          </table:table-cell>
          <table:table-cell table:formula="of:=MOD( 6+[.N20]*(5+[.N20]*[.N20]*[.N20]*(2+[.N20]*(3+[.N20]))) + [.H20]*(5+[.N20]*(5+[.N20]*(6+[.N20]*[.N20]*(3+[.N20]*6))));7)" office:value-type="float" office:value="4" calcext:value-type="float">
            <text:p>4</text:p>
          </table:table-cell>
          <table:table-cell table:formula="of:=MOD( 6+[.O20]*(5+[.O20]*[.O20]*[.O20]*(2+[.O20]*(3+[.O20]))) + [.I20]*(5+[.O20]*(5+[.O20]*(6+[.O20]*[.O20]*(3+[.O20]*6))));7)" office:value-type="float" office:value="6" calcext:value-type="float">
            <text:p>6</text:p>
          </table:table-cell>
          <table:table-cell table:formula="of:=MOD( 6+[.P20]*(5+[.P20]*[.P20]*[.P20]*(2+[.P20]*(3+[.P20]))) + [.J20]*(5+[.P20]*(5+[.P20]*(6+[.P20]*[.P20]*(3+[.P20]*6))));7)" office:value-type="float" office:value="1" calcext:value-type="float">
            <text:p>1</text:p>
          </table:table-cell>
          <table:table-cell table:formula="of:=MOD( 6+[.Q20]*(5+[.Q20]*[.Q20]*[.Q20]*(2+[.Q20]*(3+[.Q20]))) + [.K20]*(5+[.Q20]*(5+[.Q20]*(6+[.Q20]*[.Q20]*(3+[.Q20]*6))));7)" office:value-type="float" office:value="0" calcext:value-type="float">
            <text:p>0</text:p>
          </table:table-cell>
          <table:table-cell table:formula="of:=IF([.M20]=[.G20];[.M20]*2-1)" office:value-type="float" office:value="0" calcext:value-type="float">
            <text:p>0</text:p>
          </table:table-cell>
          <table:table-cell table:formula="of:=IF([.N20]=[.H20];[.N20]*2-1)" office:value-type="float" office:value="0" calcext:value-type="float">
            <text:p>0</text:p>
          </table:table-cell>
          <table:table-cell table:formula="of:=IF([.O20]=[.I20];[.O20]*2-1)" office:value-type="float" office:value="0" calcext:value-type="float">
            <text:p>0</text:p>
          </table:table-cell>
          <table:table-cell table:formula="of:=IF([.P20]=[.J20];[.P20]*2-1)" office:value-type="float" office:value="0" calcext:value-type="float">
            <text:p>0</text:p>
          </table:table-cell>
          <table:table-cell table:formula="of:=IF([.Q20]=[.K20];[.Q20]*2-1)" office:value-type="float" office:value="1" calcext:value-type="float">
            <text:p>1</text:p>
          </table:table-cell>
          <table:table-cell table:formula="of:=IF([.R20]=[.L20];[.R20]*2-1)" office:value-type="float" office:value="-1" calcext:value-type="float">
            <text:p>-1</text:p>
          </table:table-cell>
          <table:table-cell table:formula="of:=SUM([.S20:.X20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 6+[.B21]*(5+[.B21]*[.B21]*[.B21]*(2+[.B21]*(3+[.B21]))) + [.A21]*(5+[.B21]*(5+[.B21]*(6+[.B21]*[.B21]*(3+[.B21]*6))))" office:value-type="float" office:value="85234567" calcext:value-type="float">
            <text:p>85234567</text:p>
          </table:table-cell>
          <table:table-cell table:formula="of:=MOD([.C21];7)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21]*(5+[.M21]*[.M21]*[.M21]*(2+[.M21]*(3+[.M21]))) + [.G21]*(5+[.M21]*(5+[.M21]*(6+[.M21]*[.M21]*(3+[.M21]*6))));7)" office:value-type="float" office:value="5" calcext:value-type="float">
            <text:p>5</text:p>
          </table:table-cell>
          <table:table-cell table:formula="of:=MOD( 6+[.N21]*(5+[.N21]*[.N21]*[.N21]*(2+[.N21]*(3+[.N21]))) + [.H21]*(5+[.N21]*(5+[.N21]*(6+[.N21]*[.N21]*(3+[.N21]*6))));7)" office:value-type="float" office:value="4" calcext:value-type="float">
            <text:p>4</text:p>
          </table:table-cell>
          <table:table-cell table:formula="of:=MOD( 6+[.O21]*(5+[.O21]*[.O21]*[.O21]*(2+[.O21]*(3+[.O21]))) + [.I21]*(5+[.O21]*(5+[.O21]*(6+[.O21]*[.O21]*(3+[.O21]*6))));7)" office:value-type="float" office:value="6" calcext:value-type="float">
            <text:p>6</text:p>
          </table:table-cell>
          <table:table-cell table:formula="of:=MOD( 6+[.P21]*(5+[.P21]*[.P21]*[.P21]*(2+[.P21]*(3+[.P21]))) + [.J21]*(5+[.P21]*(5+[.P21]*(6+[.P21]*[.P21]*(3+[.P21]*6))));7)" office:value-type="float" office:value="1" calcext:value-type="float">
            <text:p>1</text:p>
          </table:table-cell>
          <table:table-cell table:formula="of:=MOD( 6+[.Q21]*(5+[.Q21]*[.Q21]*[.Q21]*(2+[.Q21]*(3+[.Q21]))) + [.K21]*(5+[.Q21]*(5+[.Q21]*(6+[.Q21]*[.Q21]*(3+[.Q21]*6))));7)" office:value-type="float" office:value="0" calcext:value-type="float">
            <text:p>0</text:p>
          </table:table-cell>
          <table:table-cell table:formula="of:=IF([.M21]=[.G21];[.M21]*2-1)" office:value-type="float" office:value="0" calcext:value-type="float">
            <text:p>0</text:p>
          </table:table-cell>
          <table:table-cell table:formula="of:=IF([.N21]=[.H21];[.N21]*2-1)" office:value-type="float" office:value="0" calcext:value-type="float">
            <text:p>0</text:p>
          </table:table-cell>
          <table:table-cell table:formula="of:=IF([.O21]=[.I21];[.O21]*2-1)" office:value-type="float" office:value="0" calcext:value-type="float">
            <text:p>0</text:p>
          </table:table-cell>
          <table:table-cell table:formula="of:=IF([.P21]=[.J21];[.P21]*2-1)" office:value-type="float" office:value="0" calcext:value-type="float">
            <text:p>0</text:p>
          </table:table-cell>
          <table:table-cell table:formula="of:=IF([.Q21]=[.K21];[.Q21]*2-1)" office:value-type="float" office:value="1" calcext:value-type="float">
            <text:p>1</text:p>
          </table:table-cell>
          <table:table-cell table:formula="of:=IF([.R21]=[.L21];[.R21]*2-1)" office:value-type="float" office:value="0" calcext:value-type="float">
            <text:p>0</text:p>
          </table:table-cell>
          <table:table-cell table:formula="of:=SUM([.S21:.X21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 6+[.B22]*(5+[.B22]*[.B22]*[.B22]*(2+[.B22]*(3+[.B22]))) + [.A22]*(5+[.B22]*(5+[.B22]*(6+[.B22]*[.B22]*(3+[.B22]*6))))" office:value-type="float" office:value="113285116" calcext:value-type="float">
            <text:p>113285116</text:p>
          </table:table-cell>
          <table:table-cell table:formula="of:=MOD([.C22];7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22]*(5+[.M22]*[.M22]*[.M22]*(2+[.M22]*(3+[.M22]))) + [.G22]*(5+[.M22]*(5+[.M22]*(6+[.M22]*[.M22]*(3+[.M22]*6))));7)" office:value-type="float" office:value="5" calcext:value-type="float">
            <text:p>5</text:p>
          </table:table-cell>
          <table:table-cell table:formula="of:=MOD( 6+[.N22]*(5+[.N22]*[.N22]*[.N22]*(2+[.N22]*(3+[.N22]))) + [.H22]*(5+[.N22]*(5+[.N22]*(6+[.N22]*[.N22]*(3+[.N22]*6))));7)" office:value-type="float" office:value="4" calcext:value-type="float">
            <text:p>4</text:p>
          </table:table-cell>
          <table:table-cell table:formula="of:=MOD( 6+[.O22]*(5+[.O22]*[.O22]*[.O22]*(2+[.O22]*(3+[.O22]))) + [.I22]*(5+[.O22]*(5+[.O22]*(6+[.O22]*[.O22]*(3+[.O22]*6))));7)" office:value-type="float" office:value="6" calcext:value-type="float">
            <text:p>6</text:p>
          </table:table-cell>
          <table:table-cell table:formula="of:=MOD( 6+[.P22]*(5+[.P22]*[.P22]*[.P22]*(2+[.P22]*(3+[.P22]))) + [.J22]*(5+[.P22]*(5+[.P22]*(6+[.P22]*[.P22]*(3+[.P22]*6))));7)" office:value-type="float" office:value="4" calcext:value-type="float">
            <text:p>4</text:p>
          </table:table-cell>
          <table:table-cell table:formula="of:=MOD( 6+[.Q22]*(5+[.Q22]*[.Q22]*[.Q22]*(2+[.Q22]*(3+[.Q22]))) + [.K22]*(5+[.Q22]*(5+[.Q22]*(6+[.Q22]*[.Q22]*(3+[.Q22]*6))));7)" office:value-type="float" office:value="6" calcext:value-type="float">
            <text:p>6</text:p>
          </table:table-cell>
          <table:table-cell table:formula="of:=IF([.M22]=[.G22];[.M22]*2-1)" office:value-type="float" office:value="0" calcext:value-type="float">
            <text:p>0</text:p>
          </table:table-cell>
          <table:table-cell table:formula="of:=IF([.N22]=[.H22];[.N22]*2-1)" office:value-type="float" office:value="0" calcext:value-type="float">
            <text:p>0</text:p>
          </table:table-cell>
          <table:table-cell table:formula="of:=IF([.O22]=[.I22];[.O22]*2-1)" office:value-type="float" office:value="0" calcext:value-type="float">
            <text:p>0</text:p>
          </table:table-cell>
          <table:table-cell table:formula="of:=IF([.P22]=[.J22];[.P22]*2-1)" office:value-type="float" office:value="0" calcext:value-type="float">
            <text:p>0</text:p>
          </table:table-cell>
          <table:table-cell table:formula="of:=IF([.Q22]=[.K22];[.Q22]*2-1)" office:value-type="float" office:value="0" calcext:value-type="float">
            <text:p>0</text:p>
          </table:table-cell>
          <table:table-cell table:formula="of:=IF([.R22]=[.L22];[.R22]*2-1)" office:value-type="float" office:value="0" calcext:value-type="float">
            <text:p>0</text:p>
          </table:table-cell>
          <table:table-cell table:formula="of:=SUM([.S22:.X22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 6+[.B23]*(5+[.B23]*[.B23]*[.B23]*(2+[.B23]*(3+[.B23]))) + [.A23]*(5+[.B23]*(5+[.B23]*(6+[.B23]*[.B23]*(3+[.B23]*6))))" office:value-type="float" office:value="148589107" calcext:value-type="float">
            <text:p>148589107</text:p>
          </table:table-cell>
          <table:table-cell table:formula="of:=MOD([.C23];7)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23]*(5+[.M23]*[.M23]*[.M23]*(2+[.M23]*(3+[.M23]))) + [.G23]*(5+[.M23]*(5+[.M23]*(6+[.M23]*[.M23]*(3+[.M23]*6))));7)" office:value-type="float" office:value="5" calcext:value-type="float">
            <text:p>5</text:p>
          </table:table-cell>
          <table:table-cell table:formula="of:=MOD( 6+[.N23]*(5+[.N23]*[.N23]*[.N23]*(2+[.N23]*(3+[.N23]))) + [.H23]*(5+[.N23]*(5+[.N23]*(6+[.N23]*[.N23]*(3+[.N23]*6))));7)" office:value-type="float" office:value="4" calcext:value-type="float">
            <text:p>4</text:p>
          </table:table-cell>
          <table:table-cell table:formula="of:=MOD( 6+[.O23]*(5+[.O23]*[.O23]*[.O23]*(2+[.O23]*(3+[.O23]))) + [.I23]*(5+[.O23]*(5+[.O23]*(6+[.O23]*[.O23]*(3+[.O23]*6))));7)" office:value-type="float" office:value="6" calcext:value-type="float">
            <text:p>6</text:p>
          </table:table-cell>
          <table:table-cell table:formula="of:=MOD( 6+[.P23]*(5+[.P23]*[.P23]*[.P23]*(2+[.P23]*(3+[.P23]))) + [.J23]*(5+[.P23]*(5+[.P23]*(6+[.P23]*[.P23]*(3+[.P23]*6))));7)" office:value-type="float" office:value="4" calcext:value-type="float">
            <text:p>4</text:p>
          </table:table-cell>
          <table:table-cell table:formula="of:=MOD( 6+[.Q23]*(5+[.Q23]*[.Q23]*[.Q23]*(2+[.Q23]*(3+[.Q23]))) + [.K23]*(5+[.Q23]*(5+[.Q23]*(6+[.Q23]*[.Q23]*(3+[.Q23]*6))));7)" office:value-type="float" office:value="6" calcext:value-type="float">
            <text:p>6</text:p>
          </table:table-cell>
          <table:table-cell table:formula="of:=IF([.M23]=[.G23];[.M23]*2-1)" office:value-type="float" office:value="0" calcext:value-type="float">
            <text:p>0</text:p>
          </table:table-cell>
          <table:table-cell table:formula="of:=IF([.N23]=[.H23];[.N23]*2-1)" office:value-type="float" office:value="0" calcext:value-type="float">
            <text:p>0</text:p>
          </table:table-cell>
          <table:table-cell table:formula="of:=IF([.O23]=[.I23];[.O23]*2-1)" office:value-type="float" office:value="0" calcext:value-type="float">
            <text:p>0</text:p>
          </table:table-cell>
          <table:table-cell table:formula="of:=IF([.P23]=[.J23];[.P23]*2-1)" office:value-type="float" office:value="0" calcext:value-type="float">
            <text:p>0</text:p>
          </table:table-cell>
          <table:table-cell table:formula="of:=IF([.Q23]=[.K23];[.Q23]*2-1)" office:value-type="float" office:value="0" calcext:value-type="float">
            <text:p>0</text:p>
          </table:table-cell>
          <table:table-cell table:formula="of:=IF([.R23]=[.L23];[.R23]*2-1)" office:value-type="float" office:value="0" calcext:value-type="float">
            <text:p>0</text:p>
          </table:table-cell>
          <table:table-cell table:formula="of:=SUM([.S23:.X23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 6+[.B24]*(5+[.B24]*[.B24]*[.B24]*(2+[.B24]*(3+[.B24]))) + [.A24]*(5+[.B24]*(5+[.B24]*(6+[.B24]*[.B24]*(3+[.B24]*6))))" office:value-type="float" office:value="224192165" calcext:value-type="float">
            <text:p>224192165</text:p>
          </table:table-cell>
          <table:table-cell table:formula="of:=MOD([.C24];7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24]*(5+[.M24]*[.M24]*[.M24]*(2+[.M24]*(3+[.M24]))) + [.G24]*(5+[.M24]*(5+[.M24]*(6+[.M24]*[.M24]*(3+[.M24]*6))));7)" office:value-type="float" office:value="5" calcext:value-type="float">
            <text:p>5</text:p>
          </table:table-cell>
          <table:table-cell table:formula="of:=MOD( 6+[.N24]*(5+[.N24]*[.N24]*[.N24]*(2+[.N24]*(3+[.N24]))) + [.H24]*(5+[.N24]*(5+[.N24]*(6+[.N24]*[.N24]*(3+[.N24]*6))));7)" office:value-type="float" office:value="4" calcext:value-type="float">
            <text:p>4</text:p>
          </table:table-cell>
          <table:table-cell table:formula="of:=MOD( 6+[.O24]*(5+[.O24]*[.O24]*[.O24]*(2+[.O24]*(3+[.O24]))) + [.I24]*(5+[.O24]*(5+[.O24]*(6+[.O24]*[.O24]*(3+[.O24]*6))));7)" office:value-type="float" office:value="6" calcext:value-type="float">
            <text:p>6</text:p>
          </table:table-cell>
          <table:table-cell table:formula="of:=MOD( 6+[.P24]*(5+[.P24]*[.P24]*[.P24]*(2+[.P24]*(3+[.P24]))) + [.J24]*(5+[.P24]*(5+[.P24]*(6+[.P24]*[.P24]*(3+[.P24]*6))));7)" office:value-type="float" office:value="4" calcext:value-type="float">
            <text:p>4</text:p>
          </table:table-cell>
          <table:table-cell table:formula="of:=MOD( 6+[.Q24]*(5+[.Q24]*[.Q24]*[.Q24]*(2+[.Q24]*(3+[.Q24]))) + [.K24]*(5+[.Q24]*(5+[.Q24]*(6+[.Q24]*[.Q24]*(3+[.Q24]*6))));7)" office:value-type="float" office:value="4" calcext:value-type="float">
            <text:p>4</text:p>
          </table:table-cell>
          <table:table-cell table:formula="of:=IF([.M24]=[.G24];[.M24]*2-1)" office:value-type="float" office:value="0" calcext:value-type="float">
            <text:p>0</text:p>
          </table:table-cell>
          <table:table-cell table:formula="of:=IF([.N24]=[.H24];[.N24]*2-1)" office:value-type="float" office:value="0" calcext:value-type="float">
            <text:p>0</text:p>
          </table:table-cell>
          <table:table-cell table:formula="of:=IF([.O24]=[.I24];[.O24]*2-1)" office:value-type="float" office:value="0" calcext:value-type="float">
            <text:p>0</text:p>
          </table:table-cell>
          <table:table-cell table:formula="of:=IF([.P24]=[.J24];[.P24]*2-1)" office:value-type="float" office:value="0" calcext:value-type="float">
            <text:p>0</text:p>
          </table:table-cell>
          <table:table-cell table:formula="of:=IF([.Q24]=[.K24];[.Q24]*2-1)" office:value-type="float" office:value="0" calcext:value-type="float">
            <text:p>0</text:p>
          </table:table-cell>
          <table:table-cell table:formula="of:=IF([.R24]=[.L24];[.R24]*2-1)" office:value-type="float" office:value="0" calcext:value-type="float">
            <text:p>0</text:p>
          </table:table-cell>
          <table:table-cell table:formula="of:=SUM([.S24:.X24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 6+[.B25]*(5+[.B25]*[.B25]*[.B25]*(2+[.B25]*(3+[.B25]))) + [.A25]*(5+[.B25]*(5+[.B25]*(6+[.B25]*[.B25]*(3+[.B25]*6))))" office:value-type="float" office:value="286287346" calcext:value-type="float">
            <text:p>286287346</text:p>
          </table:table-cell>
          <table:table-cell table:formula="of:=MOD([.C25];7)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25]*(5+[.M25]*[.M25]*[.M25]*(2+[.M25]*(3+[.M25]))) + [.G25]*(5+[.M25]*(5+[.M25]*(6+[.M25]*[.M25]*(3+[.M25]*6))));7)" office:value-type="float" office:value="5" calcext:value-type="float">
            <text:p>5</text:p>
          </table:table-cell>
          <table:table-cell table:formula="of:=MOD( 6+[.N25]*(5+[.N25]*[.N25]*[.N25]*(2+[.N25]*(3+[.N25]))) + [.H25]*(5+[.N25]*(5+[.N25]*(6+[.N25]*[.N25]*(3+[.N25]*6))));7)" office:value-type="float" office:value="4" calcext:value-type="float">
            <text:p>4</text:p>
          </table:table-cell>
          <table:table-cell table:formula="of:=MOD( 6+[.O25]*(5+[.O25]*[.O25]*[.O25]*(2+[.O25]*(3+[.O25]))) + [.I25]*(5+[.O25]*(5+[.O25]*(6+[.O25]*[.O25]*(3+[.O25]*6))));7)" office:value-type="float" office:value="6" calcext:value-type="float">
            <text:p>6</text:p>
          </table:table-cell>
          <table:table-cell table:formula="of:=MOD( 6+[.P25]*(5+[.P25]*[.P25]*[.P25]*(2+[.P25]*(3+[.P25]))) + [.J25]*(5+[.P25]*(5+[.P25]*(6+[.P25]*[.P25]*(3+[.P25]*6))));7)" office:value-type="float" office:value="4" calcext:value-type="float">
            <text:p>4</text:p>
          </table:table-cell>
          <table:table-cell table:formula="of:=MOD( 6+[.Q25]*(5+[.Q25]*[.Q25]*[.Q25]*(2+[.Q25]*(3+[.Q25]))) + [.K25]*(5+[.Q25]*(5+[.Q25]*(6+[.Q25]*[.Q25]*(3+[.Q25]*6))));7)" office:value-type="float" office:value="4" calcext:value-type="float">
            <text:p>4</text:p>
          </table:table-cell>
          <table:table-cell table:formula="of:=IF([.M25]=[.G25];[.M25]*2-1)" office:value-type="float" office:value="0" calcext:value-type="float">
            <text:p>0</text:p>
          </table:table-cell>
          <table:table-cell table:formula="of:=IF([.N25]=[.H25];[.N25]*2-1)" office:value-type="float" office:value="0" calcext:value-type="float">
            <text:p>0</text:p>
          </table:table-cell>
          <table:table-cell table:formula="of:=IF([.O25]=[.I25];[.O25]*2-1)" office:value-type="float" office:value="0" calcext:value-type="float">
            <text:p>0</text:p>
          </table:table-cell>
          <table:table-cell table:formula="of:=IF([.P25]=[.J25];[.P25]*2-1)" office:value-type="float" office:value="0" calcext:value-type="float">
            <text:p>0</text:p>
          </table:table-cell>
          <table:table-cell table:formula="of:=IF([.Q25]=[.K25];[.Q25]*2-1)" office:value-type="float" office:value="0" calcext:value-type="float">
            <text:p>0</text:p>
          </table:table-cell>
          <table:table-cell table:formula="of:=IF([.R25]=[.L25];[.R25]*2-1)" office:value-type="float" office:value="0" calcext:value-type="float">
            <text:p>0</text:p>
          </table:table-cell>
          <table:table-cell table:formula="of:=SUM([.S25:.X25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 6+[.B26]*(5+[.B26]*[.B26]*[.B26]*(2+[.B26]*(3+[.B26]))) + [.A26]*(5+[.B26]*(5+[.B26]*(6+[.B26]*[.B26]*(3+[.B26]*6))))" office:value-type="float" office:value="361978485" calcext:value-type="float">
            <text:p>361978485</text:p>
          </table:table-cell>
          <table:table-cell table:formula="of:=MOD([.C26];7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26]*(5+[.M26]*[.M26]*[.M26]*(2+[.M26]*(3+[.M26]))) + [.G26]*(5+[.M26]*(5+[.M26]*(6+[.M26]*[.M26]*(3+[.M26]*6))));7)" office:value-type="float" office:value="5" calcext:value-type="float">
            <text:p>5</text:p>
          </table:table-cell>
          <table:table-cell table:formula="of:=MOD( 6+[.N26]*(5+[.N26]*[.N26]*[.N26]*(2+[.N26]*(3+[.N26]))) + [.H26]*(5+[.N26]*(5+[.N26]*(6+[.N26]*[.N26]*(3+[.N26]*6))));7)" office:value-type="float" office:value="4" calcext:value-type="float">
            <text:p>4</text:p>
          </table:table-cell>
          <table:table-cell table:formula="of:=MOD( 6+[.O26]*(5+[.O26]*[.O26]*[.O26]*(2+[.O26]*(3+[.O26]))) + [.I26]*(5+[.O26]*(5+[.O26]*(6+[.O26]*[.O26]*(3+[.O26]*6))));7)" office:value-type="float" office:value="4" calcext:value-type="float">
            <text:p>4</text:p>
          </table:table-cell>
          <table:table-cell table:formula="of:=MOD( 6+[.P26]*(5+[.P26]*[.P26]*[.P26]*(2+[.P26]*(3+[.P26]))) + [.J26]*(5+[.P26]*(5+[.P26]*(6+[.P26]*[.P26]*(3+[.P26]*6))));7)" office:value-type="float" office:value="6" calcext:value-type="float">
            <text:p>6</text:p>
          </table:table-cell>
          <table:table-cell table:formula="of:=MOD( 6+[.Q26]*(5+[.Q26]*[.Q26]*[.Q26]*(2+[.Q26]*(3+[.Q26]))) + [.K26]*(5+[.Q26]*(5+[.Q26]*(6+[.Q26]*[.Q26]*(3+[.Q26]*6))));7)" office:value-type="float" office:value="1" calcext:value-type="float">
            <text:p>1</text:p>
          </table:table-cell>
          <table:table-cell table:formula="of:=IF([.M26]=[.G26];[.M26]*2-1)" office:value-type="float" office:value="0" calcext:value-type="float">
            <text:p>0</text:p>
          </table:table-cell>
          <table:table-cell table:formula="of:=IF([.N26]=[.H26];[.N26]*2-1)" office:value-type="float" office:value="0" calcext:value-type="float">
            <text:p>0</text:p>
          </table:table-cell>
          <table:table-cell table:formula="of:=IF([.O26]=[.I26];[.O26]*2-1)" office:value-type="float" office:value="0" calcext:value-type="float">
            <text:p>0</text:p>
          </table:table-cell>
          <table:table-cell table:formula="of:=IF([.P26]=[.J26];[.P26]*2-1)" office:value-type="float" office:value="0" calcext:value-type="float">
            <text:p>0</text:p>
          </table:table-cell>
          <table:table-cell table:formula="of:=IF([.Q26]=[.K26];[.Q26]*2-1)" office:value-type="float" office:value="0" calcext:value-type="float">
            <text:p>0</text:p>
          </table:table-cell>
          <table:table-cell table:formula="of:=IF([.R26]=[.L26];[.R26]*2-1)" office:value-type="float" office:value="0" calcext:value-type="float">
            <text:p>0</text:p>
          </table:table-cell>
          <table:table-cell table:formula="of:=SUM([.S26:.X26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 6+[.B27]*(5+[.B27]*[.B27]*[.B27]*(2+[.B27]*(3+[.B27]))) + [.A27]*(5+[.B27]*(5+[.B27]*(6+[.B27]*[.B27]*(3+[.B27]*6))))" office:value-type="float" office:value="453527396" calcext:value-type="float">
            <text:p>453527396</text:p>
          </table:table-cell>
          <table:table-cell table:formula="of:=MOD([.C27];7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27]*(5+[.M27]*[.M27]*[.M27]*(2+[.M27]*(3+[.M27]))) + [.G27]*(5+[.M27]*(5+[.M27]*(6+[.M27]*[.M27]*(3+[.M27]*6))));7)" office:value-type="float" office:value="5" calcext:value-type="float">
            <text:p>5</text:p>
          </table:table-cell>
          <table:table-cell table:formula="of:=MOD( 6+[.N27]*(5+[.N27]*[.N27]*[.N27]*(2+[.N27]*(3+[.N27]))) + [.H27]*(5+[.N27]*(5+[.N27]*(6+[.N27]*[.N27]*(3+[.N27]*6))));7)" office:value-type="float" office:value="4" calcext:value-type="float">
            <text:p>4</text:p>
          </table:table-cell>
          <table:table-cell table:formula="of:=MOD( 6+[.O27]*(5+[.O27]*[.O27]*[.O27]*(2+[.O27]*(3+[.O27]))) + [.I27]*(5+[.O27]*(5+[.O27]*(6+[.O27]*[.O27]*(3+[.O27]*6))));7)" office:value-type="float" office:value="4" calcext:value-type="float">
            <text:p>4</text:p>
          </table:table-cell>
          <table:table-cell table:formula="of:=MOD( 6+[.P27]*(5+[.P27]*[.P27]*[.P27]*(2+[.P27]*(3+[.P27]))) + [.J27]*(5+[.P27]*(5+[.P27]*(6+[.P27]*[.P27]*(3+[.P27]*6))));7)" office:value-type="float" office:value="6" calcext:value-type="float">
            <text:p>6</text:p>
          </table:table-cell>
          <table:table-cell table:formula="of:=MOD( 6+[.Q27]*(5+[.Q27]*[.Q27]*[.Q27]*(2+[.Q27]*(3+[.Q27]))) + [.K27]*(5+[.Q27]*(5+[.Q27]*(6+[.Q27]*[.Q27]*(3+[.Q27]*6))));7)" office:value-type="float" office:value="1" calcext:value-type="float">
            <text:p>1</text:p>
          </table:table-cell>
          <table:table-cell table:formula="of:=IF([.M27]=[.G27];[.M27]*2-1)" office:value-type="float" office:value="0" calcext:value-type="float">
            <text:p>0</text:p>
          </table:table-cell>
          <table:table-cell table:formula="of:=IF([.N27]=[.H27];[.N27]*2-1)" office:value-type="float" office:value="0" calcext:value-type="float">
            <text:p>0</text:p>
          </table:table-cell>
          <table:table-cell table:formula="of:=IF([.O27]=[.I27];[.O27]*2-1)" office:value-type="float" office:value="0" calcext:value-type="float">
            <text:p>0</text:p>
          </table:table-cell>
          <table:table-cell table:formula="of:=IF([.P27]=[.J27];[.P27]*2-1)" office:value-type="float" office:value="0" calcext:value-type="float">
            <text:p>0</text:p>
          </table:table-cell>
          <table:table-cell table:formula="of:=IF([.Q27]=[.K27];[.Q27]*2-1)" office:value-type="float" office:value="0" calcext:value-type="float">
            <text:p>0</text:p>
          </table:table-cell>
          <table:table-cell table:formula="of:=IF([.R27]=[.L27];[.R27]*2-1)" office:value-type="float" office:value="1" calcext:value-type="float">
            <text:p>1</text:p>
          </table:table-cell>
          <table:table-cell table:formula="of:=SUM([.S27:.X27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 6+[.B28]*(5+[.B28]*[.B28]*[.B28]*(2+[.B28]*(3+[.B28]))) + [.A28]*(5+[.B28]*(5+[.B28]*(6+[.B28]*[.B28]*(3+[.B28]*6))))" office:value-type="float" office:value="563464117" calcext:value-type="float">
            <text:p>563464117</text:p>
          </table:table-cell>
          <table:table-cell table:formula="of:=MOD([.C28];7)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28]*(5+[.M28]*[.M28]*[.M28]*(2+[.M28]*(3+[.M28]))) + [.G28]*(5+[.M28]*(5+[.M28]*(6+[.M28]*[.M28]*(3+[.M28]*6))));7)" office:value-type="float" office:value="5" calcext:value-type="float">
            <text:p>5</text:p>
          </table:table-cell>
          <table:table-cell table:formula="of:=MOD( 6+[.N28]*(5+[.N28]*[.N28]*[.N28]*(2+[.N28]*(3+[.N28]))) + [.H28]*(5+[.N28]*(5+[.N28]*(6+[.N28]*[.N28]*(3+[.N28]*6))));7)" office:value-type="float" office:value="4" calcext:value-type="float">
            <text:p>4</text:p>
          </table:table-cell>
          <table:table-cell table:formula="of:=MOD( 6+[.O28]*(5+[.O28]*[.O28]*[.O28]*(2+[.O28]*(3+[.O28]))) + [.I28]*(5+[.O28]*(5+[.O28]*(6+[.O28]*[.O28]*(3+[.O28]*6))));7)" office:value-type="float" office:value="4" calcext:value-type="float">
            <text:p>4</text:p>
          </table:table-cell>
          <table:table-cell table:formula="of:=MOD( 6+[.P28]*(5+[.P28]*[.P28]*[.P28]*(2+[.P28]*(3+[.P28]))) + [.J28]*(5+[.P28]*(5+[.P28]*(6+[.P28]*[.P28]*(3+[.P28]*6))));7)" office:value-type="float" office:value="6" calcext:value-type="float">
            <text:p>6</text:p>
          </table:table-cell>
          <table:table-cell table:formula="of:=MOD( 6+[.Q28]*(5+[.Q28]*[.Q28]*[.Q28]*(2+[.Q28]*(3+[.Q28]))) + [.K28]*(5+[.Q28]*(5+[.Q28]*(6+[.Q28]*[.Q28]*(3+[.Q28]*6))));7)" office:value-type="float" office:value="4" calcext:value-type="float">
            <text:p>4</text:p>
          </table:table-cell>
          <table:table-cell table:formula="of:=IF([.M28]=[.G28];[.M28]*2-1)" office:value-type="float" office:value="0" calcext:value-type="float">
            <text:p>0</text:p>
          </table:table-cell>
          <table:table-cell table:formula="of:=IF([.N28]=[.H28];[.N28]*2-1)" office:value-type="float" office:value="0" calcext:value-type="float">
            <text:p>0</text:p>
          </table:table-cell>
          <table:table-cell table:formula="of:=IF([.O28]=[.I28];[.O28]*2-1)" office:value-type="float" office:value="0" calcext:value-type="float">
            <text:p>0</text:p>
          </table:table-cell>
          <table:table-cell table:formula="of:=IF([.P28]=[.J28];[.P28]*2-1)" office:value-type="float" office:value="0" calcext:value-type="float">
            <text:p>0</text:p>
          </table:table-cell>
          <table:table-cell table:formula="of:=IF([.Q28]=[.K28];[.Q28]*2-1)" office:value-type="float" office:value="0" calcext:value-type="float">
            <text:p>0</text:p>
          </table:table-cell>
          <table:table-cell table:formula="of:=IF([.R28]=[.L28];[.R28]*2-1)" office:value-type="float" office:value="0" calcext:value-type="float">
            <text:p>0</text:p>
          </table:table-cell>
          <table:table-cell table:formula="of:=SUM([.S28:.X28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 6+[.B29]*(5+[.B29]*[.B29]*[.B29]*(2+[.B29]*(3+[.B29]))) + [.A29]*(5+[.B29]*(5+[.B29]*(6+[.B29]*[.B29]*(3+[.B29]*6))))" office:value-type="float" office:value="694607070" calcext:value-type="float">
            <text:p>694607070</text:p>
          </table:table-cell>
          <table:table-cell table:formula="of:=MOD([.C29];7)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29]*(5+[.M29]*[.M29]*[.M29]*(2+[.M29]*(3+[.M29]))) + [.G29]*(5+[.M29]*(5+[.M29]*(6+[.M29]*[.M29]*(3+[.M29]*6))));7)" office:value-type="float" office:value="5" calcext:value-type="float">
            <text:p>5</text:p>
          </table:table-cell>
          <table:table-cell table:formula="of:=MOD( 6+[.N29]*(5+[.N29]*[.N29]*[.N29]*(2+[.N29]*(3+[.N29]))) + [.H29]*(5+[.N29]*(5+[.N29]*(6+[.N29]*[.N29]*(3+[.N29]*6))));7)" office:value-type="float" office:value="4" calcext:value-type="float">
            <text:p>4</text:p>
          </table:table-cell>
          <table:table-cell table:formula="of:=MOD( 6+[.O29]*(5+[.O29]*[.O29]*[.O29]*(2+[.O29]*(3+[.O29]))) + [.I29]*(5+[.O29]*(5+[.O29]*(6+[.O29]*[.O29]*(3+[.O29]*6))));7)" office:value-type="float" office:value="4" calcext:value-type="float">
            <text:p>4</text:p>
          </table:table-cell>
          <table:table-cell table:formula="of:=MOD( 6+[.P29]*(5+[.P29]*[.P29]*[.P29]*(2+[.P29]*(3+[.P29]))) + [.J29]*(5+[.P29]*(5+[.P29]*(6+[.P29]*[.P29]*(3+[.P29]*6))));7)" office:value-type="float" office:value="6" calcext:value-type="float">
            <text:p>6</text:p>
          </table:table-cell>
          <table:table-cell table:formula="of:=MOD( 6+[.Q29]*(5+[.Q29]*[.Q29]*[.Q29]*(2+[.Q29]*(3+[.Q29]))) + [.K29]*(5+[.Q29]*(5+[.Q29]*(6+[.Q29]*[.Q29]*(3+[.Q29]*6))));7)" office:value-type="float" office:value="4" calcext:value-type="float">
            <text:p>4</text:p>
          </table:table-cell>
          <table:table-cell table:formula="of:=IF([.M29]=[.G29];[.M29]*2-1)" office:value-type="float" office:value="0" calcext:value-type="float">
            <text:p>0</text:p>
          </table:table-cell>
          <table:table-cell table:formula="of:=IF([.N29]=[.H29];[.N29]*2-1)" office:value-type="float" office:value="0" calcext:value-type="float">
            <text:p>0</text:p>
          </table:table-cell>
          <table:table-cell table:formula="of:=IF([.O29]=[.I29];[.O29]*2-1)" office:value-type="float" office:value="0" calcext:value-type="float">
            <text:p>0</text:p>
          </table:table-cell>
          <table:table-cell table:formula="of:=IF([.P29]=[.J29];[.P29]*2-1)" office:value-type="float" office:value="0" calcext:value-type="float">
            <text:p>0</text:p>
          </table:table-cell>
          <table:table-cell table:formula="of:=IF([.Q29]=[.K29];[.Q29]*2-1)" office:value-type="float" office:value="0" calcext:value-type="float">
            <text:p>0</text:p>
          </table:table-cell>
          <table:table-cell table:formula="of:=IF([.R29]=[.L29];[.R29]*2-1)" office:value-type="float" office:value="0" calcext:value-type="float">
            <text:p>0</text:p>
          </table:table-cell>
          <table:table-cell table:formula="of:=SUM([.S29:.X29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 6+[.B30]*(5+[.B30]*[.B30]*[.B30]*(2+[.B30]*(3+[.B30]))) + [.A30]*(5+[.B30]*(5+[.B30]*(6+[.B30]*[.B30]*(3+[.B30]*6))))" office:value-type="float" office:value="955194966" calcext:value-type="float">
            <text:p>955194966</text:p>
          </table:table-cell>
          <table:table-cell table:formula="of:=MOD([.C30];7)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30]*(5+[.M30]*[.M30]*[.M30]*(2+[.M30]*(3+[.M30]))) + [.G30]*(5+[.M30]*(5+[.M30]*(6+[.M30]*[.M30]*(3+[.M30]*6))));7)" office:value-type="float" office:value="5" calcext:value-type="float">
            <text:p>5</text:p>
          </table:table-cell>
          <table:table-cell table:formula="of:=MOD( 6+[.N30]*(5+[.N30]*[.N30]*[.N30]*(2+[.N30]*(3+[.N30]))) + [.H30]*(5+[.N30]*(5+[.N30]*(6+[.N30]*[.N30]*(3+[.N30]*6))));7)" office:value-type="float" office:value="4" calcext:value-type="float">
            <text:p>4</text:p>
          </table:table-cell>
          <table:table-cell table:formula="of:=MOD( 6+[.O30]*(5+[.O30]*[.O30]*[.O30]*(2+[.O30]*(3+[.O30]))) + [.I30]*(5+[.O30]*(5+[.O30]*(6+[.O30]*[.O30]*(3+[.O30]*6))));7)" office:value-type="float" office:value="4" calcext:value-type="float">
            <text:p>4</text:p>
          </table:table-cell>
          <table:table-cell table:formula="of:=MOD( 6+[.P30]*(5+[.P30]*[.P30]*[.P30]*(2+[.P30]*(3+[.P30]))) + [.J30]*(5+[.P30]*(5+[.P30]*(6+[.P30]*[.P30]*(3+[.P30]*6))));7)" office:value-type="float" office:value="4" calcext:value-type="float">
            <text:p>4</text:p>
          </table:table-cell>
          <table:table-cell table:formula="of:=MOD( 6+[.Q30]*(5+[.Q30]*[.Q30]*[.Q30]*(2+[.Q30]*(3+[.Q30]))) + [.K30]*(5+[.Q30]*(5+[.Q30]*(6+[.Q30]*[.Q30]*(3+[.Q30]*6))));7)" office:value-type="float" office:value="6" calcext:value-type="float">
            <text:p>6</text:p>
          </table:table-cell>
          <table:table-cell table:formula="of:=IF([.M30]=[.G30];[.M30]*2-1)" office:value-type="float" office:value="0" calcext:value-type="float">
            <text:p>0</text:p>
          </table:table-cell>
          <table:table-cell table:formula="of:=IF([.N30]=[.H30];[.N30]*2-1)" office:value-type="float" office:value="0" calcext:value-type="float">
            <text:p>0</text:p>
          </table:table-cell>
          <table:table-cell table:formula="of:=IF([.O30]=[.I30];[.O30]*2-1)" office:value-type="float" office:value="0" calcext:value-type="float">
            <text:p>0</text:p>
          </table:table-cell>
          <table:table-cell table:formula="of:=IF([.P30]=[.J30];[.P30]*2-1)" office:value-type="float" office:value="0" calcext:value-type="float">
            <text:p>0</text:p>
          </table:table-cell>
          <table:table-cell table:formula="of:=IF([.Q30]=[.K30];[.Q30]*2-1)" office:value-type="float" office:value="0" calcext:value-type="float">
            <text:p>0</text:p>
          </table:table-cell>
          <table:table-cell table:formula="of:=IF([.R30]=[.L30];[.R30]*2-1)" office:value-type="float" office:value="0" calcext:value-type="float">
            <text:p>0</text:p>
          </table:table-cell>
          <table:table-cell table:formula="of:=SUM([.S30:.X30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 6+[.B31]*(5+[.B31]*[.B31]*[.B31]*(2+[.B31]*(3+[.B31]))) + [.A31]*(5+[.B31]*(5+[.B31]*(6+[.B31]*[.B31]*(3+[.B31]*6))))" office:value-type="float" office:value="1158547213" calcext:value-type="float">
            <text:p>1158547213</text:p>
          </table:table-cell>
          <table:table-cell table:formula="of:=MOD([.C31];7)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31]*(5+[.M31]*[.M31]*[.M31]*(2+[.M31]*(3+[.M31]))) + [.G31]*(5+[.M31]*(5+[.M31]*(6+[.M31]*[.M31]*(3+[.M31]*6))));7)" office:value-type="float" office:value="5" calcext:value-type="float">
            <text:p>5</text:p>
          </table:table-cell>
          <table:table-cell table:formula="of:=MOD( 6+[.N31]*(5+[.N31]*[.N31]*[.N31]*(2+[.N31]*(3+[.N31]))) + [.H31]*(5+[.N31]*(5+[.N31]*(6+[.N31]*[.N31]*(3+[.N31]*6))));7)" office:value-type="float" office:value="4" calcext:value-type="float">
            <text:p>4</text:p>
          </table:table-cell>
          <table:table-cell table:formula="of:=MOD( 6+[.O31]*(5+[.O31]*[.O31]*[.O31]*(2+[.O31]*(3+[.O31]))) + [.I31]*(5+[.O31]*(5+[.O31]*(6+[.O31]*[.O31]*(3+[.O31]*6))));7)" office:value-type="float" office:value="4" calcext:value-type="float">
            <text:p>4</text:p>
          </table:table-cell>
          <table:table-cell table:formula="of:=MOD( 6+[.P31]*(5+[.P31]*[.P31]*[.P31]*(2+[.P31]*(3+[.P31]))) + [.J31]*(5+[.P31]*(5+[.P31]*(6+[.P31]*[.P31]*(3+[.P31]*6))));7)" office:value-type="float" office:value="4" calcext:value-type="float">
            <text:p>4</text:p>
          </table:table-cell>
          <table:table-cell table:formula="of:=MOD( 6+[.Q31]*(5+[.Q31]*[.Q31]*[.Q31]*(2+[.Q31]*(3+[.Q31]))) + [.K31]*(5+[.Q31]*(5+[.Q31]*(6+[.Q31]*[.Q31]*(3+[.Q31]*6))));7)" office:value-type="float" office:value="6" calcext:value-type="float">
            <text:p>6</text:p>
          </table:table-cell>
          <table:table-cell table:formula="of:=IF([.M31]=[.G31];[.M31]*2-1)" office:value-type="float" office:value="0" calcext:value-type="float">
            <text:p>0</text:p>
          </table:table-cell>
          <table:table-cell table:formula="of:=IF([.N31]=[.H31];[.N31]*2-1)" office:value-type="float" office:value="0" calcext:value-type="float">
            <text:p>0</text:p>
          </table:table-cell>
          <table:table-cell table:formula="of:=IF([.O31]=[.I31];[.O31]*2-1)" office:value-type="float" office:value="0" calcext:value-type="float">
            <text:p>0</text:p>
          </table:table-cell>
          <table:table-cell table:formula="of:=IF([.P31]=[.J31];[.P31]*2-1)" office:value-type="float" office:value="0" calcext:value-type="float">
            <text:p>0</text:p>
          </table:table-cell>
          <table:table-cell table:formula="of:=IF([.Q31]=[.K31];[.Q31]*2-1)" office:value-type="float" office:value="0" calcext:value-type="float">
            <text:p>0</text:p>
          </table:table-cell>
          <table:table-cell table:formula="of:=IF([.R31]=[.L31];[.R31]*2-1)" office:value-type="float" office:value="0" calcext:value-type="float">
            <text:p>0</text:p>
          </table:table-cell>
          <table:table-cell table:formula="of:=SUM([.S31:.X31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 6+[.B32]*(5+[.B32]*[.B32]*[.B32]*(2+[.B32]*(3+[.B32]))) + [.A32]*(5+[.B32]*(5+[.B32]*(6+[.B32]*[.B32]*(3+[.B32]*6))))" office:value-type="float" office:value="1396462376" calcext:value-type="float">
            <text:p>1396462376</text:p>
          </table:table-cell>
          <table:table-cell table:formula="of:=MOD([.C32];7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32]*(5+[.M32]*[.M32]*[.M32]*(2+[.M32]*(3+[.M32]))) + [.G32]*(5+[.M32]*(5+[.M32]*(6+[.M32]*[.M32]*(3+[.M32]*6))));7)" office:value-type="float" office:value="5" calcext:value-type="float">
            <text:p>5</text:p>
          </table:table-cell>
          <table:table-cell table:formula="of:=MOD( 6+[.N32]*(5+[.N32]*[.N32]*[.N32]*(2+[.N32]*(3+[.N32]))) + [.H32]*(5+[.N32]*(5+[.N32]*(6+[.N32]*[.N32]*(3+[.N32]*6))));7)" office:value-type="float" office:value="4" calcext:value-type="float">
            <text:p>4</text:p>
          </table:table-cell>
          <table:table-cell table:formula="of:=MOD( 6+[.O32]*(5+[.O32]*[.O32]*[.O32]*(2+[.O32]*(3+[.O32]))) + [.I32]*(5+[.O32]*(5+[.O32]*(6+[.O32]*[.O32]*(3+[.O32]*6))));7)" office:value-type="float" office:value="4" calcext:value-type="float">
            <text:p>4</text:p>
          </table:table-cell>
          <table:table-cell table:formula="of:=MOD( 6+[.P32]*(5+[.P32]*[.P32]*[.P32]*(2+[.P32]*(3+[.P32]))) + [.J32]*(5+[.P32]*(5+[.P32]*(6+[.P32]*[.P32]*(3+[.P32]*6))));7)" office:value-type="float" office:value="4" calcext:value-type="float">
            <text:p>4</text:p>
          </table:table-cell>
          <table:table-cell table:formula="of:=MOD( 6+[.Q32]*(5+[.Q32]*[.Q32]*[.Q32]*(2+[.Q32]*(3+[.Q32]))) + [.K32]*(5+[.Q32]*(5+[.Q32]*(6+[.Q32]*[.Q32]*(3+[.Q32]*6))));7)" office:value-type="float" office:value="4" calcext:value-type="float">
            <text:p>4</text:p>
          </table:table-cell>
          <table:table-cell table:formula="of:=IF([.M32]=[.G32];[.M32]*2-1)" office:value-type="float" office:value="0" calcext:value-type="float">
            <text:p>0</text:p>
          </table:table-cell>
          <table:table-cell table:formula="of:=IF([.N32]=[.H32];[.N32]*2-1)" office:value-type="float" office:value="0" calcext:value-type="float">
            <text:p>0</text:p>
          </table:table-cell>
          <table:table-cell table:formula="of:=IF([.O32]=[.I32];[.O32]*2-1)" office:value-type="float" office:value="0" calcext:value-type="float">
            <text:p>0</text:p>
          </table:table-cell>
          <table:table-cell table:formula="of:=IF([.P32]=[.J32];[.P32]*2-1)" office:value-type="float" office:value="0" calcext:value-type="float">
            <text:p>0</text:p>
          </table:table-cell>
          <table:table-cell table:formula="of:=IF([.Q32]=[.K32];[.Q32]*2-1)" office:value-type="float" office:value="0" calcext:value-type="float">
            <text:p>0</text:p>
          </table:table-cell>
          <table:table-cell table:formula="of:=IF([.R32]=[.L32];[.R32]*2-1)" office:value-type="float" office:value="0" calcext:value-type="float">
            <text:p>0</text:p>
          </table:table-cell>
          <table:table-cell table:formula="of:=SUM([.S32:.X32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 6+[.B33]*(5+[.B33]*[.B33]*[.B33]*(2+[.B33]*(3+[.B33]))) + [.A33]*(5+[.B33]*(5+[.B33]*(6+[.B33]*[.B33]*(3+[.B33]*6))))" office:value-type="float" office:value="1673443917" calcext:value-type="float">
            <text:p>1673443917</text:p>
          </table:table-cell>
          <table:table-cell table:formula="of:=MOD([.C33];7)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33]*(5+[.M33]*[.M33]*[.M33]*(2+[.M33]*(3+[.M33]))) + [.G33]*(5+[.M33]*(5+[.M33]*(6+[.M33]*[.M33]*(3+[.M33]*6))));7)" office:value-type="float" office:value="5" calcext:value-type="float">
            <text:p>5</text:p>
          </table:table-cell>
          <table:table-cell table:formula="of:=MOD( 6+[.N33]*(5+[.N33]*[.N33]*[.N33]*(2+[.N33]*(3+[.N33]))) + [.H33]*(5+[.N33]*(5+[.N33]*(6+[.N33]*[.N33]*(3+[.N33]*6))));7)" office:value-type="float" office:value="4" calcext:value-type="float">
            <text:p>4</text:p>
          </table:table-cell>
          <table:table-cell table:formula="of:=MOD( 6+[.O33]*(5+[.O33]*[.O33]*[.O33]*(2+[.O33]*(3+[.O33]))) + [.I33]*(5+[.O33]*(5+[.O33]*(6+[.O33]*[.O33]*(3+[.O33]*6))));7)" office:value-type="float" office:value="4" calcext:value-type="float">
            <text:p>4</text:p>
          </table:table-cell>
          <table:table-cell table:formula="of:=MOD( 6+[.P33]*(5+[.P33]*[.P33]*[.P33]*(2+[.P33]*(3+[.P33]))) + [.J33]*(5+[.P33]*(5+[.P33]*(6+[.P33]*[.P33]*(3+[.P33]*6))));7)" office:value-type="float" office:value="4" calcext:value-type="float">
            <text:p>4</text:p>
          </table:table-cell>
          <table:table-cell table:formula="of:=MOD( 6+[.Q33]*(5+[.Q33]*[.Q33]*[.Q33]*(2+[.Q33]*(3+[.Q33]))) + [.K33]*(5+[.Q33]*(5+[.Q33]*(6+[.Q33]*[.Q33]*(3+[.Q33]*6))));7)" office:value-type="float" office:value="4" calcext:value-type="float">
            <text:p>4</text:p>
          </table:table-cell>
          <table:table-cell table:formula="of:=IF([.M33]=[.G33];[.M33]*2-1)" office:value-type="float" office:value="0" calcext:value-type="float">
            <text:p>0</text:p>
          </table:table-cell>
          <table:table-cell table:formula="of:=IF([.N33]=[.H33];[.N33]*2-1)" office:value-type="float" office:value="0" calcext:value-type="float">
            <text:p>0</text:p>
          </table:table-cell>
          <table:table-cell table:formula="of:=IF([.O33]=[.I33];[.O33]*2-1)" office:value-type="float" office:value="0" calcext:value-type="float">
            <text:p>0</text:p>
          </table:table-cell>
          <table:table-cell table:formula="of:=IF([.P33]=[.J33];[.P33]*2-1)" office:value-type="float" office:value="0" calcext:value-type="float">
            <text:p>0</text:p>
          </table:table-cell>
          <table:table-cell table:formula="of:=IF([.Q33]=[.K33];[.Q33]*2-1)" office:value-type="float" office:value="0" calcext:value-type="float">
            <text:p>0</text:p>
          </table:table-cell>
          <table:table-cell table:formula="of:=IF([.R33]=[.L33];[.R33]*2-1)" office:value-type="float" office:value="0" calcext:value-type="float">
            <text:p>0</text:p>
          </table:table-cell>
          <table:table-cell table:formula="of:=SUM([.S33:.X33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 6+[.B34]*(5+[.B34]*[.B34]*[.B34]*(2+[.B34]*(3+[.B34]))) + [.A34]*(5+[.B34]*(5+[.B34]*(6+[.B34]*[.B34]*(3+[.B34]*6))))" office:value-type="float" office:value="1994416954" calcext:value-type="float">
            <text:p>1994416954</text:p>
          </table:table-cell>
          <table:table-cell table:formula="of:=MOD([.C34];7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34]*(5+[.M34]*[.M34]*[.M34]*(2+[.M34]*(3+[.M34]))) + [.G34]*(5+[.M34]*(5+[.M34]*(6+[.M34]*[.M34]*(3+[.M34]*6))));7)" office:value-type="float" office:value="4" calcext:value-type="float">
            <text:p>4</text:p>
          </table:table-cell>
          <table:table-cell table:formula="of:=MOD( 6+[.N34]*(5+[.N34]*[.N34]*[.N34]*(2+[.N34]*(3+[.N34]))) + [.H34]*(5+[.N34]*(5+[.N34]*(6+[.N34]*[.N34]*(3+[.N34]*6))));7)" office:value-type="float" office:value="6" calcext:value-type="float">
            <text:p>6</text:p>
          </table:table-cell>
          <table:table-cell table:formula="of:=MOD( 6+[.O34]*(5+[.O34]*[.O34]*[.O34]*(2+[.O34]*(3+[.O34]))) + [.I34]*(5+[.O34]*(5+[.O34]*(6+[.O34]*[.O34]*(3+[.O34]*6))));7)" office:value-type="float" office:value="1" calcext:value-type="float">
            <text:p>1</text:p>
          </table:table-cell>
          <table:table-cell table:formula="of:=MOD( 6+[.P34]*(5+[.P34]*[.P34]*[.P34]*(2+[.P34]*(3+[.P34]))) + [.J34]*(5+[.P34]*(5+[.P34]*(6+[.P34]*[.P34]*(3+[.P34]*6))));7)" office:value-type="float" office:value="3" calcext:value-type="float">
            <text:p>3</text:p>
          </table:table-cell>
          <table:table-cell table:formula="of:=MOD( 6+[.Q34]*(5+[.Q34]*[.Q34]*[.Q34]*(2+[.Q34]*(3+[.Q34]))) + [.K34]*(5+[.Q34]*(5+[.Q34]*(6+[.Q34]*[.Q34]*(3+[.Q34]*6))));7)" office:value-type="float" office:value="3" calcext:value-type="float">
            <text:p>3</text:p>
          </table:table-cell>
          <table:table-cell table:formula="of:=IF([.M34]=[.G34];[.M34]*2-1)" office:value-type="float" office:value="0" calcext:value-type="float">
            <text:p>0</text:p>
          </table:table-cell>
          <table:table-cell table:formula="of:=IF([.N34]=[.H34];[.N34]*2-1)" office:value-type="float" office:value="0" calcext:value-type="float">
            <text:p>0</text:p>
          </table:table-cell>
          <table:table-cell table:formula="of:=IF([.O34]=[.I34];[.O34]*2-1)" office:value-type="float" office:value="0" calcext:value-type="float">
            <text:p>0</text:p>
          </table:table-cell>
          <table:table-cell table:formula="of:=IF([.P34]=[.J34];[.P34]*2-1)" office:value-type="float" office:value="0" calcext:value-type="float">
            <text:p>0</text:p>
          </table:table-cell>
          <table:table-cell table:formula="of:=IF([.Q34]=[.K34];[.Q34]*2-1)" office:value-type="float" office:value="0" calcext:value-type="float">
            <text:p>0</text:p>
          </table:table-cell>
          <table:table-cell table:formula="of:=IF([.R34]=[.L34];[.R34]*2-1)" office:value-type="float" office:value="0" calcext:value-type="float">
            <text:p>0</text:p>
          </table:table-cell>
          <table:table-cell table:formula="of:=SUM([.S34:.X34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 6+[.B35]*(5+[.B35]*[.B35]*[.B35]*(2+[.B35]*(3+[.B35]))) + [.A35]*(5+[.B35]*(5+[.B35]*(6+[.B35]*[.B35]*(3+[.B35]*6))))" office:value-type="float" office:value="2364753461" calcext:value-type="float">
            <text:p>2364753461</text:p>
          </table:table-cell>
          <table:table-cell table:formula="of:=MOD([.C35];7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35]*(5+[.M35]*[.M35]*[.M35]*(2+[.M35]*(3+[.M35]))) + [.G35]*(5+[.M35]*(5+[.M35]*(6+[.M35]*[.M35]*(3+[.M35]*6))));7)" office:value-type="float" office:value="4" calcext:value-type="float">
            <text:p>4</text:p>
          </table:table-cell>
          <table:table-cell table:formula="of:=MOD( 6+[.N35]*(5+[.N35]*[.N35]*[.N35]*(2+[.N35]*(3+[.N35]))) + [.H35]*(5+[.N35]*(5+[.N35]*(6+[.N35]*[.N35]*(3+[.N35]*6))));7)" office:value-type="float" office:value="6" calcext:value-type="float">
            <text:p>6</text:p>
          </table:table-cell>
          <table:table-cell table:formula="of:=MOD( 6+[.O35]*(5+[.O35]*[.O35]*[.O35]*(2+[.O35]*(3+[.O35]))) + [.I35]*(5+[.O35]*(5+[.O35]*(6+[.O35]*[.O35]*(3+[.O35]*6))));7)" office:value-type="float" office:value="1" calcext:value-type="float">
            <text:p>1</text:p>
          </table:table-cell>
          <table:table-cell table:formula="of:=MOD( 6+[.P35]*(5+[.P35]*[.P35]*[.P35]*(2+[.P35]*(3+[.P35]))) + [.J35]*(5+[.P35]*(5+[.P35]*(6+[.P35]*[.P35]*(3+[.P35]*6))));7)" office:value-type="float" office:value="3" calcext:value-type="float">
            <text:p>3</text:p>
          </table:table-cell>
          <table:table-cell table:formula="of:=MOD( 6+[.Q35]*(5+[.Q35]*[.Q35]*[.Q35]*(2+[.Q35]*(3+[.Q35]))) + [.K35]*(5+[.Q35]*(5+[.Q35]*(6+[.Q35]*[.Q35]*(3+[.Q35]*6))));7)" office:value-type="float" office:value="3" calcext:value-type="float">
            <text:p>3</text:p>
          </table:table-cell>
          <table:table-cell table:formula="of:=IF([.M35]=[.G35];[.M35]*2-1)" office:value-type="float" office:value="0" calcext:value-type="float">
            <text:p>0</text:p>
          </table:table-cell>
          <table:table-cell table:formula="of:=IF([.N35]=[.H35];[.N35]*2-1)" office:value-type="float" office:value="0" calcext:value-type="float">
            <text:p>0</text:p>
          </table:table-cell>
          <table:table-cell table:formula="of:=IF([.O35]=[.I35];[.O35]*2-1)" office:value-type="float" office:value="0" calcext:value-type="float">
            <text:p>0</text:p>
          </table:table-cell>
          <table:table-cell table:formula="of:=IF([.P35]=[.J35];[.P35]*2-1)" office:value-type="float" office:value="0" calcext:value-type="float">
            <text:p>0</text:p>
          </table:table-cell>
          <table:table-cell table:formula="of:=IF([.Q35]=[.K35];[.Q35]*2-1)" office:value-type="float" office:value="0" calcext:value-type="float">
            <text:p>0</text:p>
          </table:table-cell>
          <table:table-cell table:formula="of:=IF([.R35]=[.L35];[.R35]*2-1)" office:value-type="float" office:value="0" calcext:value-type="float">
            <text:p>0</text:p>
          </table:table-cell>
          <table:table-cell table:formula="of:=SUM([.S35:.X35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 6+[.B36]*(5+[.B36]*[.B36]*[.B36]*(2+[.B36]*(3+[.B36]))) + [.A36]*(5+[.B36]*(5+[.B36]*(6+[.B36]*[.B36]*(3+[.B36]*6))))" office:value-type="float" office:value="2790298188" calcext:value-type="float">
            <text:p>2790298188</text:p>
          </table:table-cell>
          <table:table-cell table:formula="of:=MOD([.C36];7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36]*(5+[.M36]*[.M36]*[.M36]*(2+[.M36]*(3+[.M36]))) + [.G36]*(5+[.M36]*(5+[.M36]*(6+[.M36]*[.M36]*(3+[.M36]*6))));7)" office:value-type="float" office:value="4" calcext:value-type="float">
            <text:p>4</text:p>
          </table:table-cell>
          <table:table-cell table:formula="of:=MOD( 6+[.N36]*(5+[.N36]*[.N36]*[.N36]*(2+[.N36]*(3+[.N36]))) + [.H36]*(5+[.N36]*(5+[.N36]*(6+[.N36]*[.N36]*(3+[.N36]*6))));7)" office:value-type="float" office:value="6" calcext:value-type="float">
            <text:p>6</text:p>
          </table:table-cell>
          <table:table-cell table:formula="of:=MOD( 6+[.O36]*(5+[.O36]*[.O36]*[.O36]*(2+[.O36]*(3+[.O36]))) + [.I36]*(5+[.O36]*(5+[.O36]*(6+[.O36]*[.O36]*(3+[.O36]*6))));7)" office:value-type="float" office:value="1" calcext:value-type="float">
            <text:p>1</text:p>
          </table:table-cell>
          <table:table-cell table:formula="of:=MOD( 6+[.P36]*(5+[.P36]*[.P36]*[.P36]*(2+[.P36]*(3+[.P36]))) + [.J36]*(5+[.P36]*(5+[.P36]*(6+[.P36]*[.P36]*(3+[.P36]*6))));7)" office:value-type="float" office:value="3" calcext:value-type="float">
            <text:p>3</text:p>
          </table:table-cell>
          <table:table-cell table:formula="of:=MOD( 6+[.Q36]*(5+[.Q36]*[.Q36]*[.Q36]*(2+[.Q36]*(3+[.Q36]))) + [.K36]*(5+[.Q36]*(5+[.Q36]*(6+[.Q36]*[.Q36]*(3+[.Q36]*6))));7)" office:value-type="float" office:value="0" calcext:value-type="float">
            <text:p>0</text:p>
          </table:table-cell>
          <table:table-cell table:formula="of:=IF([.M36]=[.G36];[.M36]*2-1)" office:value-type="float" office:value="0" calcext:value-type="float">
            <text:p>0</text:p>
          </table:table-cell>
          <table:table-cell table:formula="of:=IF([.N36]=[.H36];[.N36]*2-1)" office:value-type="float" office:value="0" calcext:value-type="float">
            <text:p>0</text:p>
          </table:table-cell>
          <table:table-cell table:formula="of:=IF([.O36]=[.I36];[.O36]*2-1)" office:value-type="float" office:value="0" calcext:value-type="float">
            <text:p>0</text:p>
          </table:table-cell>
          <table:table-cell table:formula="of:=IF([.P36]=[.J36];[.P36]*2-1)" office:value-type="float" office:value="0" calcext:value-type="float">
            <text:p>0</text:p>
          </table:table-cell>
          <table:table-cell table:formula="of:=IF([.Q36]=[.K36];[.Q36]*2-1)" office:value-type="float" office:value="0" calcext:value-type="float">
            <text:p>0</text:p>
          </table:table-cell>
          <table:table-cell table:formula="of:=IF([.R36]=[.L36];[.R36]*2-1)" office:value-type="float" office:value="-1" calcext:value-type="float">
            <text:p>-1</text:p>
          </table:table-cell>
          <table:table-cell table:formula="of:=SUM([.S36:.X36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 6+[.B37]*(5+[.B37]*[.B37]*[.B37]*(2+[.B37]*(3+[.B37]))) + [.A37]*(5+[.B37]*(5+[.B37]*(6+[.B37]*[.B37]*(3+[.B37]*6))))" office:value-type="float" office:value="3597035956" calcext:value-type="float">
            <text:p>3597035956</text:p>
          </table:table-cell>
          <table:table-cell table:formula="of:=MOD([.C37];7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37]*(5+[.M37]*[.M37]*[.M37]*(2+[.M37]*(3+[.M37]))) + [.G37]*(5+[.M37]*(5+[.M37]*(6+[.M37]*[.M37]*(3+[.M37]*6))));7)" office:value-type="float" office:value="4" calcext:value-type="float">
            <text:p>4</text:p>
          </table:table-cell>
          <table:table-cell table:formula="of:=MOD( 6+[.N37]*(5+[.N37]*[.N37]*[.N37]*(2+[.N37]*(3+[.N37]))) + [.H37]*(5+[.N37]*(5+[.N37]*(6+[.N37]*[.N37]*(3+[.N37]*6))));7)" office:value-type="float" office:value="6" calcext:value-type="float">
            <text:p>6</text:p>
          </table:table-cell>
          <table:table-cell table:formula="of:=MOD( 6+[.O37]*(5+[.O37]*[.O37]*[.O37]*(2+[.O37]*(3+[.O37]))) + [.I37]*(5+[.O37]*(5+[.O37]*(6+[.O37]*[.O37]*(3+[.O37]*6))));7)" office:value-type="float" office:value="1" calcext:value-type="float">
            <text:p>1</text:p>
          </table:table-cell>
          <table:table-cell table:formula="of:=MOD( 6+[.P37]*(5+[.P37]*[.P37]*[.P37]*(2+[.P37]*(3+[.P37]))) + [.J37]*(5+[.P37]*(5+[.P37]*(6+[.P37]*[.P37]*(3+[.P37]*6))));7)" office:value-type="float" office:value="3" calcext:value-type="float">
            <text:p>3</text:p>
          </table:table-cell>
          <table:table-cell table:formula="of:=MOD( 6+[.Q37]*(5+[.Q37]*[.Q37]*[.Q37]*(2+[.Q37]*(3+[.Q37]))) + [.K37]*(5+[.Q37]*(5+[.Q37]*(6+[.Q37]*[.Q37]*(3+[.Q37]*6))));7)" office:value-type="float" office:value="0" calcext:value-type="float">
            <text:p>0</text:p>
          </table:table-cell>
          <table:table-cell table:formula="of:=IF([.M37]=[.G37];[.M37]*2-1)" office:value-type="float" office:value="0" calcext:value-type="float">
            <text:p>0</text:p>
          </table:table-cell>
          <table:table-cell table:formula="of:=IF([.N37]=[.H37];[.N37]*2-1)" office:value-type="float" office:value="0" calcext:value-type="float">
            <text:p>0</text:p>
          </table:table-cell>
          <table:table-cell table:formula="of:=IF([.O37]=[.I37];[.O37]*2-1)" office:value-type="float" office:value="0" calcext:value-type="float">
            <text:p>0</text:p>
          </table:table-cell>
          <table:table-cell table:formula="of:=IF([.P37]=[.J37];[.P37]*2-1)" office:value-type="float" office:value="0" calcext:value-type="float">
            <text:p>0</text:p>
          </table:table-cell>
          <table:table-cell table:formula="of:=IF([.Q37]=[.K37];[.Q37]*2-1)" office:value-type="float" office:value="0" calcext:value-type="float">
            <text:p>0</text:p>
          </table:table-cell>
          <table:table-cell table:formula="of:=IF([.R37]=[.L37];[.R37]*2-1)" office:value-type="float" office:value="0" calcext:value-type="float">
            <text:p>0</text:p>
          </table:table-cell>
          <table:table-cell table:formula="of:=SUM([.S37:.X37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 6+[.B38]*(5+[.B38]*[.B38]*[.B38]*(2+[.B38]*(3+[.B38]))) + [.A38]*(5+[.B38]*(5+[.B38]*(6+[.B38]*[.B38]*(3+[.B38]*6))))" office:value-type="float" office:value="4200759607" calcext:value-type="float">
            <text:p>4200759607</text:p>
          </table:table-cell>
          <table:table-cell table:formula="of:=MOD([.C38];7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38]*(5+[.M38]*[.M38]*[.M38]*(2+[.M38]*(3+[.M38]))) + [.G38]*(5+[.M38]*(5+[.M38]*(6+[.M38]*[.M38]*(3+[.M38]*6))));7)" office:value-type="float" office:value="4" calcext:value-type="float">
            <text:p>4</text:p>
          </table:table-cell>
          <table:table-cell table:formula="of:=MOD( 6+[.N38]*(5+[.N38]*[.N38]*[.N38]*(2+[.N38]*(3+[.N38]))) + [.H38]*(5+[.N38]*(5+[.N38]*(6+[.N38]*[.N38]*(3+[.N38]*6))));7)" office:value-type="float" office:value="6" calcext:value-type="float">
            <text:p>6</text:p>
          </table:table-cell>
          <table:table-cell table:formula="of:=MOD( 6+[.O38]*(5+[.O38]*[.O38]*[.O38]*(2+[.O38]*(3+[.O38]))) + [.I38]*(5+[.O38]*(5+[.O38]*(6+[.O38]*[.O38]*(3+[.O38]*6))));7)" office:value-type="float" office:value="1" calcext:value-type="float">
            <text:p>1</text:p>
          </table:table-cell>
          <table:table-cell table:formula="of:=MOD( 6+[.P38]*(5+[.P38]*[.P38]*[.P38]*(2+[.P38]*(3+[.P38]))) + [.J38]*(5+[.P38]*(5+[.P38]*(6+[.P38]*[.P38]*(3+[.P38]*6))));7)" office:value-type="float" office:value="0" calcext:value-type="float">
            <text:p>0</text:p>
          </table:table-cell>
          <table:table-cell table:formula="of:=MOD( 6+[.Q38]*(5+[.Q38]*[.Q38]*[.Q38]*(2+[.Q38]*(3+[.Q38]))) + [.K38]*(5+[.Q38]*(5+[.Q38]*(6+[.Q38]*[.Q38]*(3+[.Q38]*6))));7)" office:value-type="float" office:value="6" calcext:value-type="float">
            <text:p>6</text:p>
          </table:table-cell>
          <table:table-cell table:formula="of:=IF([.M38]=[.G38];[.M38]*2-1)" office:value-type="float" office:value="0" calcext:value-type="float">
            <text:p>0</text:p>
          </table:table-cell>
          <table:table-cell table:formula="of:=IF([.N38]=[.H38];[.N38]*2-1)" office:value-type="float" office:value="0" calcext:value-type="float">
            <text:p>0</text:p>
          </table:table-cell>
          <table:table-cell table:formula="of:=IF([.O38]=[.I38];[.O38]*2-1)" office:value-type="float" office:value="0" calcext:value-type="float">
            <text:p>0</text:p>
          </table:table-cell>
          <table:table-cell table:formula="of:=IF([.P38]=[.J38];[.P38]*2-1)" office:value-type="float" office:value="1" calcext:value-type="float">
            <text:p>1</text:p>
          </table:table-cell>
          <table:table-cell table:formula="of:=IF([.Q38]=[.K38];[.Q38]*2-1)" office:value-type="float" office:value="-1" calcext:value-type="float">
            <text:p>-1</text:p>
          </table:table-cell>
          <table:table-cell table:formula="of:=IF([.R38]=[.L38];[.R38]*2-1)" office:value-type="float" office:value="0" calcext:value-type="float">
            <text:p>0</text:p>
          </table:table-cell>
          <table:table-cell table:formula="of:=SUM([.S38:.X38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 6+[.B39]*(5+[.B39]*[.B39]*[.B39]*(2+[.B39]*(3+[.B39]))) + [.A39]*(5+[.B39]*(5+[.B39]*(6+[.B39]*[.B39]*(3+[.B39]*6))))" office:value-type="float" office:value="4885979938" calcext:value-type="float">
            <text:p>4885979938</text:p>
          </table:table-cell>
          <table:table-cell table:formula="of:=MOD([.C39];7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39]*(5+[.M39]*[.M39]*[.M39]*(2+[.M39]*(3+[.M39]))) + [.G39]*(5+[.M39]*(5+[.M39]*(6+[.M39]*[.M39]*(3+[.M39]*6))));7)" office:value-type="float" office:value="4" calcext:value-type="float">
            <text:p>4</text:p>
          </table:table-cell>
          <table:table-cell table:formula="of:=MOD( 6+[.N39]*(5+[.N39]*[.N39]*[.N39]*(2+[.N39]*(3+[.N39]))) + [.H39]*(5+[.N39]*(5+[.N39]*(6+[.N39]*[.N39]*(3+[.N39]*6))));7)" office:value-type="float" office:value="6" calcext:value-type="float">
            <text:p>6</text:p>
          </table:table-cell>
          <table:table-cell table:formula="of:=MOD( 6+[.O39]*(5+[.O39]*[.O39]*[.O39]*(2+[.O39]*(3+[.O39]))) + [.I39]*(5+[.O39]*(5+[.O39]*(6+[.O39]*[.O39]*(3+[.O39]*6))));7)" office:value-type="float" office:value="1" calcext:value-type="float">
            <text:p>1</text:p>
          </table:table-cell>
          <table:table-cell table:formula="of:=MOD( 6+[.P39]*(5+[.P39]*[.P39]*[.P39]*(2+[.P39]*(3+[.P39]))) + [.J39]*(5+[.P39]*(5+[.P39]*(6+[.P39]*[.P39]*(3+[.P39]*6))));7)" office:value-type="float" office:value="0" calcext:value-type="float">
            <text:p>0</text:p>
          </table:table-cell>
          <table:table-cell table:formula="of:=MOD( 6+[.Q39]*(5+[.Q39]*[.Q39]*[.Q39]*(2+[.Q39]*(3+[.Q39]))) + [.K39]*(5+[.Q39]*(5+[.Q39]*(6+[.Q39]*[.Q39]*(3+[.Q39]*6))));7)" office:value-type="float" office:value="6" calcext:value-type="float">
            <text:p>6</text:p>
          </table:table-cell>
          <table:table-cell table:formula="of:=IF([.M39]=[.G39];[.M39]*2-1)" office:value-type="float" office:value="0" calcext:value-type="float">
            <text:p>0</text:p>
          </table:table-cell>
          <table:table-cell table:formula="of:=IF([.N39]=[.H39];[.N39]*2-1)" office:value-type="float" office:value="0" calcext:value-type="float">
            <text:p>0</text:p>
          </table:table-cell>
          <table:table-cell table:formula="of:=IF([.O39]=[.I39];[.O39]*2-1)" office:value-type="float" office:value="0" calcext:value-type="float">
            <text:p>0</text:p>
          </table:table-cell>
          <table:table-cell table:formula="of:=IF([.P39]=[.J39];[.P39]*2-1)" office:value-type="float" office:value="1" calcext:value-type="float">
            <text:p>1</text:p>
          </table:table-cell>
          <table:table-cell table:formula="of:=IF([.Q39]=[.K39];[.Q39]*2-1)" office:value-type="float" office:value="-1" calcext:value-type="float">
            <text:p>-1</text:p>
          </table:table-cell>
          <table:table-cell table:formula="of:=IF([.R39]=[.L39];[.R39]*2-1)" office:value-type="float" office:value="0" calcext:value-type="float">
            <text:p>0</text:p>
          </table:table-cell>
          <table:table-cell table:formula="of:=SUM([.S39:.X39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 6+[.B40]*(5+[.B40]*[.B40]*[.B40]*(2+[.B40]*(3+[.B40]))) + [.A40]*(5+[.B40]*(5+[.B40]*(6+[.B40]*[.B40]*(3+[.B40]*6))))" office:value-type="float" office:value="5661188731" calcext:value-type="float">
            <text:p>5661188731</text:p>
          </table:table-cell>
          <table:table-cell table:formula="of:=MOD([.C40];7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40]*(5+[.M40]*[.M40]*[.M40]*(2+[.M40]*(3+[.M40]))) + [.G40]*(5+[.M40]*(5+[.M40]*(6+[.M40]*[.M40]*(3+[.M40]*6))));7)" office:value-type="float" office:value="4" calcext:value-type="float">
            <text:p>4</text:p>
          </table:table-cell>
          <table:table-cell table:formula="of:=MOD( 6+[.N40]*(5+[.N40]*[.N40]*[.N40]*(2+[.N40]*(3+[.N40]))) + [.H40]*(5+[.N40]*(5+[.N40]*(6+[.N40]*[.N40]*(3+[.N40]*6))));7)" office:value-type="float" office:value="6" calcext:value-type="float">
            <text:p>6</text:p>
          </table:table-cell>
          <table:table-cell table:formula="of:=MOD( 6+[.O40]*(5+[.O40]*[.O40]*[.O40]*(2+[.O40]*(3+[.O40]))) + [.I40]*(5+[.O40]*(5+[.O40]*(6+[.O40]*[.O40]*(3+[.O40]*6))));7)" office:value-type="float" office:value="1" calcext:value-type="float">
            <text:p>1</text:p>
          </table:table-cell>
          <table:table-cell table:formula="of:=MOD( 6+[.P40]*(5+[.P40]*[.P40]*[.P40]*(2+[.P40]*(3+[.P40]))) + [.J40]*(5+[.P40]*(5+[.P40]*(6+[.P40]*[.P40]*(3+[.P40]*6))));7)" office:value-type="float" office:value="0" calcext:value-type="float">
            <text:p>0</text:p>
          </table:table-cell>
          <table:table-cell table:formula="of:=MOD( 6+[.Q40]*(5+[.Q40]*[.Q40]*[.Q40]*(2+[.Q40]*(3+[.Q40]))) + [.K40]*(5+[.Q40]*(5+[.Q40]*(6+[.Q40]*[.Q40]*(3+[.Q40]*6))));7)" office:value-type="float" office:value="4" calcext:value-type="float">
            <text:p>4</text:p>
          </table:table-cell>
          <table:table-cell table:formula="of:=IF([.M40]=[.G40];[.M40]*2-1)" office:value-type="float" office:value="0" calcext:value-type="float">
            <text:p>0</text:p>
          </table:table-cell>
          <table:table-cell table:formula="of:=IF([.N40]=[.H40];[.N40]*2-1)" office:value-type="float" office:value="0" calcext:value-type="float">
            <text:p>0</text:p>
          </table:table-cell>
          <table:table-cell table:formula="of:=IF([.O40]=[.I40];[.O40]*2-1)" office:value-type="float" office:value="0" calcext:value-type="float">
            <text:p>0</text:p>
          </table:table-cell>
          <table:table-cell table:formula="of:=IF([.P40]=[.J40];[.P40]*2-1)" office:value-type="float" office:value="1" calcext:value-type="float">
            <text:p>1</text:p>
          </table:table-cell>
          <table:table-cell table:formula="of:=IF([.Q40]=[.K40];[.Q40]*2-1)" office:value-type="float" office:value="0" calcext:value-type="float">
            <text:p>0</text:p>
          </table:table-cell>
          <table:table-cell table:formula="of:=IF([.R40]=[.L40];[.R40]*2-1)" office:value-type="float" office:value="0" calcext:value-type="float">
            <text:p>0</text:p>
          </table:table-cell>
          <table:table-cell table:formula="of:=SUM([.S40:.X40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 6+[.B41]*(5+[.B41]*[.B41]*[.B41]*(2+[.B41]*(3+[.B41]))) + [.A41]*(5+[.B41]*(5+[.B41]*(6+[.B41]*[.B41]*(3+[.B41]*6))))" office:value-type="float" office:value="6535517656" calcext:value-type="float">
            <text:p>6535517656</text:p>
          </table:table-cell>
          <table:table-cell table:formula="of:=MOD([.C41];7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41]*(5+[.M41]*[.M41]*[.M41]*(2+[.M41]*(3+[.M41]))) + [.G41]*(5+[.M41]*(5+[.M41]*(6+[.M41]*[.M41]*(3+[.M41]*6))));7)" office:value-type="float" office:value="4" calcext:value-type="float">
            <text:p>4</text:p>
          </table:table-cell>
          <table:table-cell table:formula="of:=MOD( 6+[.N41]*(5+[.N41]*[.N41]*[.N41]*(2+[.N41]*(3+[.N41]))) + [.H41]*(5+[.N41]*(5+[.N41]*(6+[.N41]*[.N41]*(3+[.N41]*6))));7)" office:value-type="float" office:value="6" calcext:value-type="float">
            <text:p>6</text:p>
          </table:table-cell>
          <table:table-cell table:formula="of:=MOD( 6+[.O41]*(5+[.O41]*[.O41]*[.O41]*(2+[.O41]*(3+[.O41]))) + [.I41]*(5+[.O41]*(5+[.O41]*(6+[.O41]*[.O41]*(3+[.O41]*6))));7)" office:value-type="float" office:value="1" calcext:value-type="float">
            <text:p>1</text:p>
          </table:table-cell>
          <table:table-cell table:formula="of:=MOD( 6+[.P41]*(5+[.P41]*[.P41]*[.P41]*(2+[.P41]*(3+[.P41]))) + [.J41]*(5+[.P41]*(5+[.P41]*(6+[.P41]*[.P41]*(3+[.P41]*6))));7)" office:value-type="float" office:value="0" calcext:value-type="float">
            <text:p>0</text:p>
          </table:table-cell>
          <table:table-cell table:formula="of:=MOD( 6+[.Q41]*(5+[.Q41]*[.Q41]*[.Q41]*(2+[.Q41]*(3+[.Q41]))) + [.K41]*(5+[.Q41]*(5+[.Q41]*(6+[.Q41]*[.Q41]*(3+[.Q41]*6))));7)" office:value-type="float" office:value="4" calcext:value-type="float">
            <text:p>4</text:p>
          </table:table-cell>
          <table:table-cell table:formula="of:=IF([.M41]=[.G41];[.M41]*2-1)" office:value-type="float" office:value="0" calcext:value-type="float">
            <text:p>0</text:p>
          </table:table-cell>
          <table:table-cell table:formula="of:=IF([.N41]=[.H41];[.N41]*2-1)" office:value-type="float" office:value="0" calcext:value-type="float">
            <text:p>0</text:p>
          </table:table-cell>
          <table:table-cell table:formula="of:=IF([.O41]=[.I41];[.O41]*2-1)" office:value-type="float" office:value="0" calcext:value-type="float">
            <text:p>0</text:p>
          </table:table-cell>
          <table:table-cell table:formula="of:=IF([.P41]=[.J41];[.P41]*2-1)" office:value-type="float" office:value="1" calcext:value-type="float">
            <text:p>1</text:p>
          </table:table-cell>
          <table:table-cell table:formula="of:=IF([.Q41]=[.K41];[.Q41]*2-1)" office:value-type="float" office:value="0" calcext:value-type="float">
            <text:p>0</text:p>
          </table:table-cell>
          <table:table-cell table:formula="of:=IF([.R41]=[.L41];[.R41]*2-1)" office:value-type="float" office:value="0" calcext:value-type="float">
            <text:p>0</text:p>
          </table:table-cell>
          <table:table-cell table:formula="of:=SUM([.S41:.X41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 6+[.B42]*(5+[.B42]*[.B42]*[.B42]*(2+[.B42]*(3+[.B42]))) + [.A42]*(5+[.B42]*(5+[.B42]*(6+[.B42]*[.B42]*(3+[.B42]*6))))" office:value-type="float" office:value="7518769231" calcext:value-type="float">
            <text:p>7518769231</text:p>
          </table:table-cell>
          <table:table-cell table:formula="of:=MOD([.C42];7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42]*(5+[.M42]*[.M42]*[.M42]*(2+[.M42]*(3+[.M42]))) + [.G42]*(5+[.M42]*(5+[.M42]*(6+[.M42]*[.M42]*(3+[.M42]*6))));7)" office:value-type="float" office:value="4" calcext:value-type="float">
            <text:p>4</text:p>
          </table:table-cell>
          <table:table-cell table:formula="of:=MOD( 6+[.N42]*(5+[.N42]*[.N42]*[.N42]*(2+[.N42]*(3+[.N42]))) + [.H42]*(5+[.N42]*(5+[.N42]*(6+[.N42]*[.N42]*(3+[.N42]*6))));7)" office:value-type="float" office:value="6" calcext:value-type="float">
            <text:p>6</text:p>
          </table:table-cell>
          <table:table-cell table:formula="of:=MOD( 6+[.O42]*(5+[.O42]*[.O42]*[.O42]*(2+[.O42]*(3+[.O42]))) + [.I42]*(5+[.O42]*(5+[.O42]*(6+[.O42]*[.O42]*(3+[.O42]*6))));7)" office:value-type="float" office:value="4" calcext:value-type="float">
            <text:p>4</text:p>
          </table:table-cell>
          <table:table-cell table:formula="of:=MOD( 6+[.P42]*(5+[.P42]*[.P42]*[.P42]*(2+[.P42]*(3+[.P42]))) + [.J42]*(5+[.P42]*(5+[.P42]*(6+[.P42]*[.P42]*(3+[.P42]*6))));7)" office:value-type="float" office:value="6" calcext:value-type="float">
            <text:p>6</text:p>
          </table:table-cell>
          <table:table-cell table:formula="of:=MOD( 6+[.Q42]*(5+[.Q42]*[.Q42]*[.Q42]*(2+[.Q42]*(3+[.Q42]))) + [.K42]*(5+[.Q42]*(5+[.Q42]*(6+[.Q42]*[.Q42]*(3+[.Q42]*6))));7)" office:value-type="float" office:value="1" calcext:value-type="float">
            <text:p>1</text:p>
          </table:table-cell>
          <table:table-cell table:formula="of:=IF([.M42]=[.G42];[.M42]*2-1)" office:value-type="float" office:value="0" calcext:value-type="float">
            <text:p>0</text:p>
          </table:table-cell>
          <table:table-cell table:formula="of:=IF([.N42]=[.H42];[.N42]*2-1)" office:value-type="float" office:value="0" calcext:value-type="float">
            <text:p>0</text:p>
          </table:table-cell>
          <table:table-cell table:formula="of:=IF([.O42]=[.I42];[.O42]*2-1)" office:value-type="float" office:value="0" calcext:value-type="float">
            <text:p>0</text:p>
          </table:table-cell>
          <table:table-cell table:formula="of:=IF([.P42]=[.J42];[.P42]*2-1)" office:value-type="float" office:value="0" calcext:value-type="float">
            <text:p>0</text:p>
          </table:table-cell>
          <table:table-cell table:formula="of:=IF([.Q42]=[.K42];[.Q42]*2-1)" office:value-type="float" office:value="0" calcext:value-type="float">
            <text:p>0</text:p>
          </table:table-cell>
          <table:table-cell table:formula="of:=IF([.R42]=[.L42];[.R42]*2-1)" office:value-type="float" office:value="0" calcext:value-type="float">
            <text:p>0</text:p>
          </table:table-cell>
          <table:table-cell table:formula="of:=SUM([.S42:.X42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 6+[.B43]*(5+[.B43]*[.B43]*[.B43]*(2+[.B43]*(3+[.B43]))) + [.A43]*(5+[.B43]*(5+[.B43]*(6+[.B43]*[.B43]*(3+[.B43]*6))))" office:value-type="float" office:value="8621448502" calcext:value-type="float">
            <text:p>8621448502</text:p>
          </table:table-cell>
          <table:table-cell table:formula="of:=MOD([.C43];7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43]*(5+[.M43]*[.M43]*[.M43]*(2+[.M43]*(3+[.M43]))) + [.G43]*(5+[.M43]*(5+[.M43]*(6+[.M43]*[.M43]*(3+[.M43]*6))));7)" office:value-type="float" office:value="4" calcext:value-type="float">
            <text:p>4</text:p>
          </table:table-cell>
          <table:table-cell table:formula="of:=MOD( 6+[.N43]*(5+[.N43]*[.N43]*[.N43]*(2+[.N43]*(3+[.N43]))) + [.H43]*(5+[.N43]*(5+[.N43]*(6+[.N43]*[.N43]*(3+[.N43]*6))));7)" office:value-type="float" office:value="6" calcext:value-type="float">
            <text:p>6</text:p>
          </table:table-cell>
          <table:table-cell table:formula="of:=MOD( 6+[.O43]*(5+[.O43]*[.O43]*[.O43]*(2+[.O43]*(3+[.O43]))) + [.I43]*(5+[.O43]*(5+[.O43]*(6+[.O43]*[.O43]*(3+[.O43]*6))));7)" office:value-type="float" office:value="4" calcext:value-type="float">
            <text:p>4</text:p>
          </table:table-cell>
          <table:table-cell table:formula="of:=MOD( 6+[.P43]*(5+[.P43]*[.P43]*[.P43]*(2+[.P43]*(3+[.P43]))) + [.J43]*(5+[.P43]*(5+[.P43]*(6+[.P43]*[.P43]*(3+[.P43]*6))));7)" office:value-type="float" office:value="6" calcext:value-type="float">
            <text:p>6</text:p>
          </table:table-cell>
          <table:table-cell table:formula="of:=MOD( 6+[.Q43]*(5+[.Q43]*[.Q43]*[.Q43]*(2+[.Q43]*(3+[.Q43]))) + [.K43]*(5+[.Q43]*(5+[.Q43]*(6+[.Q43]*[.Q43]*(3+[.Q43]*6))));7)" office:value-type="float" office:value="1" calcext:value-type="float">
            <text:p>1</text:p>
          </table:table-cell>
          <table:table-cell table:formula="of:=IF([.M43]=[.G43];[.M43]*2-1)" office:value-type="float" office:value="0" calcext:value-type="float">
            <text:p>0</text:p>
          </table:table-cell>
          <table:table-cell table:formula="of:=IF([.N43]=[.H43];[.N43]*2-1)" office:value-type="float" office:value="0" calcext:value-type="float">
            <text:p>0</text:p>
          </table:table-cell>
          <table:table-cell table:formula="of:=IF([.O43]=[.I43];[.O43]*2-1)" office:value-type="float" office:value="0" calcext:value-type="float">
            <text:p>0</text:p>
          </table:table-cell>
          <table:table-cell table:formula="of:=IF([.P43]=[.J43];[.P43]*2-1)" office:value-type="float" office:value="0" calcext:value-type="float">
            <text:p>0</text:p>
          </table:table-cell>
          <table:table-cell table:formula="of:=IF([.Q43]=[.K43];[.Q43]*2-1)" office:value-type="float" office:value="0" calcext:value-type="float">
            <text:p>0</text:p>
          </table:table-cell>
          <table:table-cell table:formula="of:=IF([.R43]=[.L43];[.R43]*2-1)" office:value-type="float" office:value="1" calcext:value-type="float">
            <text:p>1</text:p>
          </table:table-cell>
          <table:table-cell table:formula="of:=SUM([.S43:.X43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 6+[.B44]*(5+[.B44]*[.B44]*[.B44]*(2+[.B44]*(3+[.B44]))) + [.A44]*(5+[.B44]*(5+[.B44]*(6+[.B44]*[.B44]*(3+[.B44]*6))))" office:value-type="float" office:value="10648288722" calcext:value-type="float">
            <text:p>10648288722</text:p>
          </table:table-cell>
          <table:table-cell table:formula="of:=MOD([.C44];7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44]*(5+[.M44]*[.M44]*[.M44]*(2+[.M44]*(3+[.M44]))) + [.G44]*(5+[.M44]*(5+[.M44]*(6+[.M44]*[.M44]*(3+[.M44]*6))));7)" office:value-type="float" office:value="4" calcext:value-type="float">
            <text:p>4</text:p>
          </table:table-cell>
          <table:table-cell table:formula="of:=MOD( 6+[.N44]*(5+[.N44]*[.N44]*[.N44]*(2+[.N44]*(3+[.N44]))) + [.H44]*(5+[.N44]*(5+[.N44]*(6+[.N44]*[.N44]*(3+[.N44]*6))));7)" office:value-type="float" office:value="6" calcext:value-type="float">
            <text:p>6</text:p>
          </table:table-cell>
          <table:table-cell table:formula="of:=MOD( 6+[.O44]*(5+[.O44]*[.O44]*[.O44]*(2+[.O44]*(3+[.O44]))) + [.I44]*(5+[.O44]*(5+[.O44]*(6+[.O44]*[.O44]*(3+[.O44]*6))));7)" office:value-type="float" office:value="4" calcext:value-type="float">
            <text:p>4</text:p>
          </table:table-cell>
          <table:table-cell table:formula="of:=MOD( 6+[.P44]*(5+[.P44]*[.P44]*[.P44]*(2+[.P44]*(3+[.P44]))) + [.J44]*(5+[.P44]*(5+[.P44]*(6+[.P44]*[.P44]*(3+[.P44]*6))));7)" office:value-type="float" office:value="6" calcext:value-type="float">
            <text:p>6</text:p>
          </table:table-cell>
          <table:table-cell table:formula="of:=MOD( 6+[.Q44]*(5+[.Q44]*[.Q44]*[.Q44]*(2+[.Q44]*(3+[.Q44]))) + [.K44]*(5+[.Q44]*(5+[.Q44]*(6+[.Q44]*[.Q44]*(3+[.Q44]*6))));7)" office:value-type="float" office:value="4" calcext:value-type="float">
            <text:p>4</text:p>
          </table:table-cell>
          <table:table-cell table:formula="of:=IF([.M44]=[.G44];[.M44]*2-1)" office:value-type="float" office:value="0" calcext:value-type="float">
            <text:p>0</text:p>
          </table:table-cell>
          <table:table-cell table:formula="of:=IF([.N44]=[.H44];[.N44]*2-1)" office:value-type="float" office:value="0" calcext:value-type="float">
            <text:p>0</text:p>
          </table:table-cell>
          <table:table-cell table:formula="of:=IF([.O44]=[.I44];[.O44]*2-1)" office:value-type="float" office:value="0" calcext:value-type="float">
            <text:p>0</text:p>
          </table:table-cell>
          <table:table-cell table:formula="of:=IF([.P44]=[.J44];[.P44]*2-1)" office:value-type="float" office:value="0" calcext:value-type="float">
            <text:p>0</text:p>
          </table:table-cell>
          <table:table-cell table:formula="of:=IF([.Q44]=[.K44];[.Q44]*2-1)" office:value-type="float" office:value="0" calcext:value-type="float">
            <text:p>0</text:p>
          </table:table-cell>
          <table:table-cell table:formula="of:=IF([.R44]=[.L44];[.R44]*2-1)" office:value-type="float" office:value="0" calcext:value-type="float">
            <text:p>0</text:p>
          </table:table-cell>
          <table:table-cell table:formula="of:=SUM([.S44:.X44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 6+[.B45]*(5+[.B45]*[.B45]*[.B45]*(2+[.B45]*(3+[.B45]))) + [.A45]*(5+[.B45]*(5+[.B45]*(6+[.B45]*[.B45]*(3+[.B45]*6))))" office:value-type="float" office:value="12123136451" calcext:value-type="float">
            <text:p>12123136451</text:p>
          </table:table-cell>
          <table:table-cell table:formula="of:=MOD([.C45];7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45]*(5+[.M45]*[.M45]*[.M45]*(2+[.M45]*(3+[.M45]))) + [.G45]*(5+[.M45]*(5+[.M45]*(6+[.M45]*[.M45]*(3+[.M45]*6))));7)" office:value-type="float" office:value="4" calcext:value-type="float">
            <text:p>4</text:p>
          </table:table-cell>
          <table:table-cell table:formula="of:=MOD( 6+[.N45]*(5+[.N45]*[.N45]*[.N45]*(2+[.N45]*(3+[.N45]))) + [.H45]*(5+[.N45]*(5+[.N45]*(6+[.N45]*[.N45]*(3+[.N45]*6))));7)" office:value-type="float" office:value="6" calcext:value-type="float">
            <text:p>6</text:p>
          </table:table-cell>
          <table:table-cell table:formula="of:=MOD( 6+[.O45]*(5+[.O45]*[.O45]*[.O45]*(2+[.O45]*(3+[.O45]))) + [.I45]*(5+[.O45]*(5+[.O45]*(6+[.O45]*[.O45]*(3+[.O45]*6))));7)" office:value-type="float" office:value="4" calcext:value-type="float">
            <text:p>4</text:p>
          </table:table-cell>
          <table:table-cell table:formula="of:=MOD( 6+[.P45]*(5+[.P45]*[.P45]*[.P45]*(2+[.P45]*(3+[.P45]))) + [.J45]*(5+[.P45]*(5+[.P45]*(6+[.P45]*[.P45]*(3+[.P45]*6))));7)" office:value-type="float" office:value="6" calcext:value-type="float">
            <text:p>6</text:p>
          </table:table-cell>
          <table:table-cell table:formula="of:=MOD( 6+[.Q45]*(5+[.Q45]*[.Q45]*[.Q45]*(2+[.Q45]*(3+[.Q45]))) + [.K45]*(5+[.Q45]*(5+[.Q45]*(6+[.Q45]*[.Q45]*(3+[.Q45]*6))));7)" office:value-type="float" office:value="4" calcext:value-type="float">
            <text:p>4</text:p>
          </table:table-cell>
          <table:table-cell table:formula="of:=IF([.M45]=[.G45];[.M45]*2-1)" office:value-type="float" office:value="0" calcext:value-type="float">
            <text:p>0</text:p>
          </table:table-cell>
          <table:table-cell table:formula="of:=IF([.N45]=[.H45];[.N45]*2-1)" office:value-type="float" office:value="0" calcext:value-type="float">
            <text:p>0</text:p>
          </table:table-cell>
          <table:table-cell table:formula="of:=IF([.O45]=[.I45];[.O45]*2-1)" office:value-type="float" office:value="0" calcext:value-type="float">
            <text:p>0</text:p>
          </table:table-cell>
          <table:table-cell table:formula="of:=IF([.P45]=[.J45];[.P45]*2-1)" office:value-type="float" office:value="0" calcext:value-type="float">
            <text:p>0</text:p>
          </table:table-cell>
          <table:table-cell table:formula="of:=IF([.Q45]=[.K45];[.Q45]*2-1)" office:value-type="float" office:value="0" calcext:value-type="float">
            <text:p>0</text:p>
          </table:table-cell>
          <table:table-cell table:formula="of:=IF([.R45]=[.L45];[.R45]*2-1)" office:value-type="float" office:value="0" calcext:value-type="float">
            <text:p>0</text:p>
          </table:table-cell>
          <table:table-cell table:formula="of:=SUM([.S45:.X45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 6+[.B46]*(5+[.B46]*[.B46]*[.B46]*(2+[.B46]*(3+[.B46]))) + [.A46]*(5+[.B46]*(5+[.B46]*(6+[.B46]*[.B46]*(3+[.B46]*6))))" office:value-type="float" office:value="13763079784" calcext:value-type="float">
            <text:p>13763079784</text:p>
          </table:table-cell>
          <table:table-cell table:formula="of:=MOD([.C46];7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46]*(5+[.M46]*[.M46]*[.M46]*(2+[.M46]*(3+[.M46]))) + [.G46]*(5+[.M46]*(5+[.M46]*(6+[.M46]*[.M46]*(3+[.M46]*6))));7)" office:value-type="float" office:value="4" calcext:value-type="float">
            <text:p>4</text:p>
          </table:table-cell>
          <table:table-cell table:formula="of:=MOD( 6+[.N46]*(5+[.N46]*[.N46]*[.N46]*(2+[.N46]*(3+[.N46]))) + [.H46]*(5+[.N46]*(5+[.N46]*(6+[.N46]*[.N46]*(3+[.N46]*6))));7)" office:value-type="float" office:value="6" calcext:value-type="float">
            <text:p>6</text:p>
          </table:table-cell>
          <table:table-cell table:formula="of:=MOD( 6+[.O46]*(5+[.O46]*[.O46]*[.O46]*(2+[.O46]*(3+[.O46]))) + [.I46]*(5+[.O46]*(5+[.O46]*(6+[.O46]*[.O46]*(3+[.O46]*6))));7)" office:value-type="float" office:value="4" calcext:value-type="float">
            <text:p>4</text:p>
          </table:table-cell>
          <table:table-cell table:formula="of:=MOD( 6+[.P46]*(5+[.P46]*[.P46]*[.P46]*(2+[.P46]*(3+[.P46]))) + [.J46]*(5+[.P46]*(5+[.P46]*(6+[.P46]*[.P46]*(3+[.P46]*6))));7)" office:value-type="float" office:value="4" calcext:value-type="float">
            <text:p>4</text:p>
          </table:table-cell>
          <table:table-cell table:formula="of:=MOD( 6+[.Q46]*(5+[.Q46]*[.Q46]*[.Q46]*(2+[.Q46]*(3+[.Q46]))) + [.K46]*(5+[.Q46]*(5+[.Q46]*(6+[.Q46]*[.Q46]*(3+[.Q46]*6))));7)" office:value-type="float" office:value="6" calcext:value-type="float">
            <text:p>6</text:p>
          </table:table-cell>
          <table:table-cell table:formula="of:=IF([.M46]=[.G46];[.M46]*2-1)" office:value-type="float" office:value="0" calcext:value-type="float">
            <text:p>0</text:p>
          </table:table-cell>
          <table:table-cell table:formula="of:=IF([.N46]=[.H46];[.N46]*2-1)" office:value-type="float" office:value="0" calcext:value-type="float">
            <text:p>0</text:p>
          </table:table-cell>
          <table:table-cell table:formula="of:=IF([.O46]=[.I46];[.O46]*2-1)" office:value-type="float" office:value="0" calcext:value-type="float">
            <text:p>0</text:p>
          </table:table-cell>
          <table:table-cell table:formula="of:=IF([.P46]=[.J46];[.P46]*2-1)" office:value-type="float" office:value="0" calcext:value-type="float">
            <text:p>0</text:p>
          </table:table-cell>
          <table:table-cell table:formula="of:=IF([.Q46]=[.K46];[.Q46]*2-1)" office:value-type="float" office:value="0" calcext:value-type="float">
            <text:p>0</text:p>
          </table:table-cell>
          <table:table-cell table:formula="of:=IF([.R46]=[.L46];[.R46]*2-1)" office:value-type="float" office:value="0" calcext:value-type="float">
            <text:p>0</text:p>
          </table:table-cell>
          <table:table-cell table:formula="of:=SUM([.S46:.X46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 6+[.B47]*(5+[.B47]*[.B47]*[.B47]*(2+[.B47]*(3+[.B47]))) + [.A47]*(5+[.B47]*(5+[.B47]*(6+[.B47]*[.B47]*(3+[.B47]*6))))" office:value-type="float" office:value="15582449511" calcext:value-type="float">
            <text:p>15582449511</text:p>
          </table:table-cell>
          <table:table-cell table:formula="of:=MOD([.C47];7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47]*(5+[.M47]*[.M47]*[.M47]*(2+[.M47]*(3+[.M47]))) + [.G47]*(5+[.M47]*(5+[.M47]*(6+[.M47]*[.M47]*(3+[.M47]*6))));7)" office:value-type="float" office:value="4" calcext:value-type="float">
            <text:p>4</text:p>
          </table:table-cell>
          <table:table-cell table:formula="of:=MOD( 6+[.N47]*(5+[.N47]*[.N47]*[.N47]*(2+[.N47]*(3+[.N47]))) + [.H47]*(5+[.N47]*(5+[.N47]*(6+[.N47]*[.N47]*(3+[.N47]*6))));7)" office:value-type="float" office:value="6" calcext:value-type="float">
            <text:p>6</text:p>
          </table:table-cell>
          <table:table-cell table:formula="of:=MOD( 6+[.O47]*(5+[.O47]*[.O47]*[.O47]*(2+[.O47]*(3+[.O47]))) + [.I47]*(5+[.O47]*(5+[.O47]*(6+[.O47]*[.O47]*(3+[.O47]*6))));7)" office:value-type="float" office:value="4" calcext:value-type="float">
            <text:p>4</text:p>
          </table:table-cell>
          <table:table-cell table:formula="of:=MOD( 6+[.P47]*(5+[.P47]*[.P47]*[.P47]*(2+[.P47]*(3+[.P47]))) + [.J47]*(5+[.P47]*(5+[.P47]*(6+[.P47]*[.P47]*(3+[.P47]*6))));7)" office:value-type="float" office:value="4" calcext:value-type="float">
            <text:p>4</text:p>
          </table:table-cell>
          <table:table-cell table:formula="of:=MOD( 6+[.Q47]*(5+[.Q47]*[.Q47]*[.Q47]*(2+[.Q47]*(3+[.Q47]))) + [.K47]*(5+[.Q47]*(5+[.Q47]*(6+[.Q47]*[.Q47]*(3+[.Q47]*6))));7)" office:value-type="float" office:value="6" calcext:value-type="float">
            <text:p>6</text:p>
          </table:table-cell>
          <table:table-cell table:formula="of:=IF([.M47]=[.G47];[.M47]*2-1)" office:value-type="float" office:value="0" calcext:value-type="float">
            <text:p>0</text:p>
          </table:table-cell>
          <table:table-cell table:formula="of:=IF([.N47]=[.H47];[.N47]*2-1)" office:value-type="float" office:value="0" calcext:value-type="float">
            <text:p>0</text:p>
          </table:table-cell>
          <table:table-cell table:formula="of:=IF([.O47]=[.I47];[.O47]*2-1)" office:value-type="float" office:value="0" calcext:value-type="float">
            <text:p>0</text:p>
          </table:table-cell>
          <table:table-cell table:formula="of:=IF([.P47]=[.J47];[.P47]*2-1)" office:value-type="float" office:value="0" calcext:value-type="float">
            <text:p>0</text:p>
          </table:table-cell>
          <table:table-cell table:formula="of:=IF([.Q47]=[.K47];[.Q47]*2-1)" office:value-type="float" office:value="0" calcext:value-type="float">
            <text:p>0</text:p>
          </table:table-cell>
          <table:table-cell table:formula="of:=IF([.R47]=[.L47];[.R47]*2-1)" office:value-type="float" office:value="0" calcext:value-type="float">
            <text:p>0</text:p>
          </table:table-cell>
          <table:table-cell table:formula="of:=SUM([.S47:.X47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formula="of:= 6+[.B48]*(5+[.B48]*[.B48]*[.B48]*(2+[.B48]*(3+[.B48]))) + [.A48]*(5+[.B48]*(5+[.B48]*(6+[.B48]*[.B48]*(3+[.B48]*6))))" office:value-type="float" office:value="17596479902" calcext:value-type="float">
            <text:p>17596479902</text:p>
          </table:table-cell>
          <table:table-cell table:formula="of:=MOD([.C48];7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48]*(5+[.M48]*[.M48]*[.M48]*(2+[.M48]*(3+[.M48]))) + [.G48]*(5+[.M48]*(5+[.M48]*(6+[.M48]*[.M48]*(3+[.M48]*6))));7)" office:value-type="float" office:value="4" calcext:value-type="float">
            <text:p>4</text:p>
          </table:table-cell>
          <table:table-cell table:formula="of:=MOD( 6+[.N48]*(5+[.N48]*[.N48]*[.N48]*(2+[.N48]*(3+[.N48]))) + [.H48]*(5+[.N48]*(5+[.N48]*(6+[.N48]*[.N48]*(3+[.N48]*6))));7)" office:value-type="float" office:value="6" calcext:value-type="float">
            <text:p>6</text:p>
          </table:table-cell>
          <table:table-cell table:formula="of:=MOD( 6+[.O48]*(5+[.O48]*[.O48]*[.O48]*(2+[.O48]*(3+[.O48]))) + [.I48]*(5+[.O48]*(5+[.O48]*(6+[.O48]*[.O48]*(3+[.O48]*6))));7)" office:value-type="float" office:value="4" calcext:value-type="float">
            <text:p>4</text:p>
          </table:table-cell>
          <table:table-cell table:formula="of:=MOD( 6+[.P48]*(5+[.P48]*[.P48]*[.P48]*(2+[.P48]*(3+[.P48]))) + [.J48]*(5+[.P48]*(5+[.P48]*(6+[.P48]*[.P48]*(3+[.P48]*6))));7)" office:value-type="float" office:value="4" calcext:value-type="float">
            <text:p>4</text:p>
          </table:table-cell>
          <table:table-cell table:formula="of:=MOD( 6+[.Q48]*(5+[.Q48]*[.Q48]*[.Q48]*(2+[.Q48]*(3+[.Q48]))) + [.K48]*(5+[.Q48]*(5+[.Q48]*(6+[.Q48]*[.Q48]*(3+[.Q48]*6))));7)" office:value-type="float" office:value="4" calcext:value-type="float">
            <text:p>4</text:p>
          </table:table-cell>
          <table:table-cell table:formula="of:=IF([.M48]=[.G48];[.M48]*2-1)" office:value-type="float" office:value="0" calcext:value-type="float">
            <text:p>0</text:p>
          </table:table-cell>
          <table:table-cell table:formula="of:=IF([.N48]=[.H48];[.N48]*2-1)" office:value-type="float" office:value="0" calcext:value-type="float">
            <text:p>0</text:p>
          </table:table-cell>
          <table:table-cell table:formula="of:=IF([.O48]=[.I48];[.O48]*2-1)" office:value-type="float" office:value="0" calcext:value-type="float">
            <text:p>0</text:p>
          </table:table-cell>
          <table:table-cell table:formula="of:=IF([.P48]=[.J48];[.P48]*2-1)" office:value-type="float" office:value="0" calcext:value-type="float">
            <text:p>0</text:p>
          </table:table-cell>
          <table:table-cell table:formula="of:=IF([.Q48]=[.K48];[.Q48]*2-1)" office:value-type="float" office:value="0" calcext:value-type="float">
            <text:p>0</text:p>
          </table:table-cell>
          <table:table-cell table:formula="of:=IF([.R48]=[.L48];[.R48]*2-1)" office:value-type="float" office:value="0" calcext:value-type="float">
            <text:p>0</text:p>
          </table:table-cell>
          <table:table-cell table:formula="of:=SUM([.S48:.X48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 6+[.B49]*(5+[.B49]*[.B49]*[.B49]*(2+[.B49]*(3+[.B49]))) + [.A49]*(5+[.B49]*(5+[.B49]*(6+[.B49]*[.B49]*(3+[.B49]*6))))" office:value-type="float" office:value="19821345427" calcext:value-type="float">
            <text:p>19821345427</text:p>
          </table:table-cell>
          <table:table-cell table:formula="of:=MOD([.C49];7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49]*(5+[.M49]*[.M49]*[.M49]*(2+[.M49]*(3+[.M49]))) + [.G49]*(5+[.M49]*(5+[.M49]*(6+[.M49]*[.M49]*(3+[.M49]*6))));7)" office:value-type="float" office:value="4" calcext:value-type="float">
            <text:p>4</text:p>
          </table:table-cell>
          <table:table-cell table:formula="of:=MOD( 6+[.N49]*(5+[.N49]*[.N49]*[.N49]*(2+[.N49]*(3+[.N49]))) + [.H49]*(5+[.N49]*(5+[.N49]*(6+[.N49]*[.N49]*(3+[.N49]*6))));7)" office:value-type="float" office:value="6" calcext:value-type="float">
            <text:p>6</text:p>
          </table:table-cell>
          <table:table-cell table:formula="of:=MOD( 6+[.O49]*(5+[.O49]*[.O49]*[.O49]*(2+[.O49]*(3+[.O49]))) + [.I49]*(5+[.O49]*(5+[.O49]*(6+[.O49]*[.O49]*(3+[.O49]*6))));7)" office:value-type="float" office:value="4" calcext:value-type="float">
            <text:p>4</text:p>
          </table:table-cell>
          <table:table-cell table:formula="of:=MOD( 6+[.P49]*(5+[.P49]*[.P49]*[.P49]*(2+[.P49]*(3+[.P49]))) + [.J49]*(5+[.P49]*(5+[.P49]*(6+[.P49]*[.P49]*(3+[.P49]*6))));7)" office:value-type="float" office:value="4" calcext:value-type="float">
            <text:p>4</text:p>
          </table:table-cell>
          <table:table-cell table:formula="of:=MOD( 6+[.Q49]*(5+[.Q49]*[.Q49]*[.Q49]*(2+[.Q49]*(3+[.Q49]))) + [.K49]*(5+[.Q49]*(5+[.Q49]*(6+[.Q49]*[.Q49]*(3+[.Q49]*6))));7)" office:value-type="float" office:value="4" calcext:value-type="float">
            <text:p>4</text:p>
          </table:table-cell>
          <table:table-cell table:formula="of:=IF([.M49]=[.G49];[.M49]*2-1)" office:value-type="float" office:value="0" calcext:value-type="float">
            <text:p>0</text:p>
          </table:table-cell>
          <table:table-cell table:formula="of:=IF([.N49]=[.H49];[.N49]*2-1)" office:value-type="float" office:value="0" calcext:value-type="float">
            <text:p>0</text:p>
          </table:table-cell>
          <table:table-cell table:formula="of:=IF([.O49]=[.I49];[.O49]*2-1)" office:value-type="float" office:value="0" calcext:value-type="float">
            <text:p>0</text:p>
          </table:table-cell>
          <table:table-cell table:formula="of:=IF([.P49]=[.J49];[.P49]*2-1)" office:value-type="float" office:value="0" calcext:value-type="float">
            <text:p>0</text:p>
          </table:table-cell>
          <table:table-cell table:formula="of:=IF([.Q49]=[.K49];[.Q49]*2-1)" office:value-type="float" office:value="0" calcext:value-type="float">
            <text:p>0</text:p>
          </table:table-cell>
          <table:table-cell table:formula="of:=IF([.R49]=[.L49];[.R49]*2-1)" office:value-type="float" office:value="0" calcext:value-type="float">
            <text:p>0</text:p>
          </table:table-cell>
          <table:table-cell table:formula="of:=SUM([.S49:.X49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 6+[.B50]*(5+[.B50]*[.B50]*[.B50]*(2+[.B50]*(3+[.B50]))) + [.A50]*(5+[.B50]*(5+[.B50]*(6+[.B50]*[.B50]*(3+[.B50]*6))))" office:value-type="float" office:value="23818961321" calcext:value-type="float">
            <text:p>23818961321</text:p>
          </table:table-cell>
          <table:table-cell table:formula="of:=MOD([.C50];7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50]*(5+[.M50]*[.M50]*[.M50]*(2+[.M50]*(3+[.M50]))) + [.G50]*(5+[.M50]*(5+[.M50]*(6+[.M50]*[.M50]*(3+[.M50]*6))));7)" office:value-type="float" office:value="4" calcext:value-type="float">
            <text:p>4</text:p>
          </table:table-cell>
          <table:table-cell table:formula="of:=MOD( 6+[.N50]*(5+[.N50]*[.N50]*[.N50]*(2+[.N50]*(3+[.N50]))) + [.H50]*(5+[.N50]*(5+[.N50]*(6+[.N50]*[.N50]*(3+[.N50]*6))));7)" office:value-type="float" office:value="4" calcext:value-type="float">
            <text:p>4</text:p>
          </table:table-cell>
          <table:table-cell table:formula="of:=MOD( 6+[.O50]*(5+[.O50]*[.O50]*[.O50]*(2+[.O50]*(3+[.O50]))) + [.I50]*(5+[.O50]*(5+[.O50]*(6+[.O50]*[.O50]*(3+[.O50]*6))));7)" office:value-type="float" office:value="6" calcext:value-type="float">
            <text:p>6</text:p>
          </table:table-cell>
          <table:table-cell table:formula="of:=MOD( 6+[.P50]*(5+[.P50]*[.P50]*[.P50]*(2+[.P50]*(3+[.P50]))) + [.J50]*(5+[.P50]*(5+[.P50]*(6+[.P50]*[.P50]*(3+[.P50]*6))));7)" office:value-type="float" office:value="1" calcext:value-type="float">
            <text:p>1</text:p>
          </table:table-cell>
          <table:table-cell table:formula="of:=MOD( 6+[.Q50]*(5+[.Q50]*[.Q50]*[.Q50]*(2+[.Q50]*(3+[.Q50]))) + [.K50]*(5+[.Q50]*(5+[.Q50]*(6+[.Q50]*[.Q50]*(3+[.Q50]*6))));7)" office:value-type="float" office:value="3" calcext:value-type="float">
            <text:p>3</text:p>
          </table:table-cell>
          <table:table-cell table:formula="of:=IF([.M50]=[.G50];[.M50]*2-1)" office:value-type="float" office:value="0" calcext:value-type="float">
            <text:p>0</text:p>
          </table:table-cell>
          <table:table-cell table:formula="of:=IF([.N50]=[.H50];[.N50]*2-1)" office:value-type="float" office:value="0" calcext:value-type="float">
            <text:p>0</text:p>
          </table:table-cell>
          <table:table-cell table:formula="of:=IF([.O50]=[.I50];[.O50]*2-1)" office:value-type="float" office:value="0" calcext:value-type="float">
            <text:p>0</text:p>
          </table:table-cell>
          <table:table-cell table:formula="of:=IF([.P50]=[.J50];[.P50]*2-1)" office:value-type="float" office:value="0" calcext:value-type="float">
            <text:p>0</text:p>
          </table:table-cell>
          <table:table-cell table:formula="of:=IF([.Q50]=[.K50];[.Q50]*2-1)" office:value-type="float" office:value="0" calcext:value-type="float">
            <text:p>0</text:p>
          </table:table-cell>
          <table:table-cell table:formula="of:=IF([.R50]=[.L50];[.R50]*2-1)" office:value-type="float" office:value="0" calcext:value-type="float">
            <text:p>0</text:p>
          </table:table-cell>
          <table:table-cell table:formula="of:=SUM([.S50:.X50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 6+[.B51]*(5+[.B51]*[.B51]*[.B51]*(2+[.B51]*(3+[.B51]))) + [.A51]*(5+[.B51]*(5+[.B51]*(6+[.B51]*[.B51]*(3+[.B51]*6))))" office:value-type="float" office:value="26685366672" calcext:value-type="float">
            <text:p>26685366672</text:p>
          </table:table-cell>
          <table:table-cell table:formula="of:=MOD([.C51];7)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51]*(5+[.M51]*[.M51]*[.M51]*(2+[.M51]*(3+[.M51]))) + [.G51]*(5+[.M51]*(5+[.M51]*(6+[.M51]*[.M51]*(3+[.M51]*6))));7)" office:value-type="float" office:value="4" calcext:value-type="float">
            <text:p>4</text:p>
          </table:table-cell>
          <table:table-cell table:formula="of:=MOD( 6+[.N51]*(5+[.N51]*[.N51]*[.N51]*(2+[.N51]*(3+[.N51]))) + [.H51]*(5+[.N51]*(5+[.N51]*(6+[.N51]*[.N51]*(3+[.N51]*6))));7)" office:value-type="float" office:value="4" calcext:value-type="float">
            <text:p>4</text:p>
          </table:table-cell>
          <table:table-cell table:formula="of:=MOD( 6+[.O51]*(5+[.O51]*[.O51]*[.O51]*(2+[.O51]*(3+[.O51]))) + [.I51]*(5+[.O51]*(5+[.O51]*(6+[.O51]*[.O51]*(3+[.O51]*6))));7)" office:value-type="float" office:value="6" calcext:value-type="float">
            <text:p>6</text:p>
          </table:table-cell>
          <table:table-cell table:formula="of:=MOD( 6+[.P51]*(5+[.P51]*[.P51]*[.P51]*(2+[.P51]*(3+[.P51]))) + [.J51]*(5+[.P51]*(5+[.P51]*(6+[.P51]*[.P51]*(3+[.P51]*6))));7)" office:value-type="float" office:value="1" calcext:value-type="float">
            <text:p>1</text:p>
          </table:table-cell>
          <table:table-cell table:formula="of:=MOD( 6+[.Q51]*(5+[.Q51]*[.Q51]*[.Q51]*(2+[.Q51]*(3+[.Q51]))) + [.K51]*(5+[.Q51]*(5+[.Q51]*(6+[.Q51]*[.Q51]*(3+[.Q51]*6))));7)" office:value-type="float" office:value="3" calcext:value-type="float">
            <text:p>3</text:p>
          </table:table-cell>
          <table:table-cell table:formula="of:=IF([.M51]=[.G51];[.M51]*2-1)" office:value-type="float" office:value="0" calcext:value-type="float">
            <text:p>0</text:p>
          </table:table-cell>
          <table:table-cell table:formula="of:=IF([.N51]=[.H51];[.N51]*2-1)" office:value-type="float" office:value="0" calcext:value-type="float">
            <text:p>0</text:p>
          </table:table-cell>
          <table:table-cell table:formula="of:=IF([.O51]=[.I51];[.O51]*2-1)" office:value-type="float" office:value="0" calcext:value-type="float">
            <text:p>0</text:p>
          </table:table-cell>
          <table:table-cell table:formula="of:=IF([.P51]=[.J51];[.P51]*2-1)" office:value-type="float" office:value="0" calcext:value-type="float">
            <text:p>0</text:p>
          </table:table-cell>
          <table:table-cell table:formula="of:=IF([.Q51]=[.K51];[.Q51]*2-1)" office:value-type="float" office:value="0" calcext:value-type="float">
            <text:p>0</text:p>
          </table:table-cell>
          <table:table-cell table:formula="of:=IF([.R51]=[.L51];[.R51]*2-1)" office:value-type="float" office:value="0" calcext:value-type="float">
            <text:p>0</text:p>
          </table:table-cell>
          <table:table-cell table:formula="of:=SUM([.S51:.X51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 6+[.B52]*(5+[.B52]*[.B52]*[.B52]*(2+[.B52]*(3+[.B52]))) + [.A52]*(5+[.B52]*(5+[.B52]*(6+[.B52]*[.B52]*(3+[.B52]*6))))" office:value-type="float" office:value="29831357041" calcext:value-type="float">
            <text:p>29831357041</text:p>
          </table:table-cell>
          <table:table-cell table:formula="of:=MOD([.C52];7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52]*(5+[.M52]*[.M52]*[.M52]*(2+[.M52]*(3+[.M52]))) + [.G52]*(5+[.M52]*(5+[.M52]*(6+[.M52]*[.M52]*(3+[.M52]*6))));7)" office:value-type="float" office:value="4" calcext:value-type="float">
            <text:p>4</text:p>
          </table:table-cell>
          <table:table-cell table:formula="of:=MOD( 6+[.N52]*(5+[.N52]*[.N52]*[.N52]*(2+[.N52]*(3+[.N52]))) + [.H52]*(5+[.N52]*(5+[.N52]*(6+[.N52]*[.N52]*(3+[.N52]*6))));7)" office:value-type="float" office:value="4" calcext:value-type="float">
            <text:p>4</text:p>
          </table:table-cell>
          <table:table-cell table:formula="of:=MOD( 6+[.O52]*(5+[.O52]*[.O52]*[.O52]*(2+[.O52]*(3+[.O52]))) + [.I52]*(5+[.O52]*(5+[.O52]*(6+[.O52]*[.O52]*(3+[.O52]*6))));7)" office:value-type="float" office:value="6" calcext:value-type="float">
            <text:p>6</text:p>
          </table:table-cell>
          <table:table-cell table:formula="of:=MOD( 6+[.P52]*(5+[.P52]*[.P52]*[.P52]*(2+[.P52]*(3+[.P52]))) + [.J52]*(5+[.P52]*(5+[.P52]*(6+[.P52]*[.P52]*(3+[.P52]*6))));7)" office:value-type="float" office:value="1" calcext:value-type="float">
            <text:p>1</text:p>
          </table:table-cell>
          <table:table-cell table:formula="of:=MOD( 6+[.Q52]*(5+[.Q52]*[.Q52]*[.Q52]*(2+[.Q52]*(3+[.Q52]))) + [.K52]*(5+[.Q52]*(5+[.Q52]*(6+[.Q52]*[.Q52]*(3+[.Q52]*6))));7)" office:value-type="float" office:value="0" calcext:value-type="float">
            <text:p>0</text:p>
          </table:table-cell>
          <table:table-cell table:formula="of:=IF([.M52]=[.G52];[.M52]*2-1)" office:value-type="float" office:value="0" calcext:value-type="float">
            <text:p>0</text:p>
          </table:table-cell>
          <table:table-cell table:formula="of:=IF([.N52]=[.H52];[.N52]*2-1)" office:value-type="float" office:value="0" calcext:value-type="float">
            <text:p>0</text:p>
          </table:table-cell>
          <table:table-cell table:formula="of:=IF([.O52]=[.I52];[.O52]*2-1)" office:value-type="float" office:value="0" calcext:value-type="float">
            <text:p>0</text:p>
          </table:table-cell>
          <table:table-cell table:formula="of:=IF([.P52]=[.J52];[.P52]*2-1)" office:value-type="float" office:value="0" calcext:value-type="float">
            <text:p>0</text:p>
          </table:table-cell>
          <table:table-cell table:formula="of:=IF([.Q52]=[.K52];[.Q52]*2-1)" office:value-type="float" office:value="1" calcext:value-type="float">
            <text:p>1</text:p>
          </table:table-cell>
          <table:table-cell table:formula="of:=IF([.R52]=[.L52];[.R52]*2-1)" office:value-type="float" office:value="-1" calcext:value-type="float">
            <text:p>-1</text:p>
          </table:table-cell>
          <table:table-cell table:formula="of:=SUM([.S52:.X52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 6+[.B53]*(5+[.B53]*[.B53]*[.B53]*(2+[.B53]*(3+[.B53]))) + [.A53]*(5+[.B53]*(5+[.B53]*(6+[.B53]*[.B53]*(3+[.B53]*6))))" office:value-type="float" office:value="33278135042" calcext:value-type="float">
            <text:p>33278135042</text:p>
          </table:table-cell>
          <table:table-cell table:formula="of:=MOD([.C53];7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53]*(5+[.M53]*[.M53]*[.M53]*(2+[.M53]*(3+[.M53]))) + [.G53]*(5+[.M53]*(5+[.M53]*(6+[.M53]*[.M53]*(3+[.M53]*6))));7)" office:value-type="float" office:value="4" calcext:value-type="float">
            <text:p>4</text:p>
          </table:table-cell>
          <table:table-cell table:formula="of:=MOD( 6+[.N53]*(5+[.N53]*[.N53]*[.N53]*(2+[.N53]*(3+[.N53]))) + [.H53]*(5+[.N53]*(5+[.N53]*(6+[.N53]*[.N53]*(3+[.N53]*6))));7)" office:value-type="float" office:value="4" calcext:value-type="float">
            <text:p>4</text:p>
          </table:table-cell>
          <table:table-cell table:formula="of:=MOD( 6+[.O53]*(5+[.O53]*[.O53]*[.O53]*(2+[.O53]*(3+[.O53]))) + [.I53]*(5+[.O53]*(5+[.O53]*(6+[.O53]*[.O53]*(3+[.O53]*6))));7)" office:value-type="float" office:value="6" calcext:value-type="float">
            <text:p>6</text:p>
          </table:table-cell>
          <table:table-cell table:formula="of:=MOD( 6+[.P53]*(5+[.P53]*[.P53]*[.P53]*(2+[.P53]*(3+[.P53]))) + [.J53]*(5+[.P53]*(5+[.P53]*(6+[.P53]*[.P53]*(3+[.P53]*6))));7)" office:value-type="float" office:value="1" calcext:value-type="float">
            <text:p>1</text:p>
          </table:table-cell>
          <table:table-cell table:formula="of:=MOD( 6+[.Q53]*(5+[.Q53]*[.Q53]*[.Q53]*(2+[.Q53]*(3+[.Q53]))) + [.K53]*(5+[.Q53]*(5+[.Q53]*(6+[.Q53]*[.Q53]*(3+[.Q53]*6))));7)" office:value-type="float" office:value="0" calcext:value-type="float">
            <text:p>0</text:p>
          </table:table-cell>
          <table:table-cell table:formula="of:=IF([.M53]=[.G53];[.M53]*2-1)" office:value-type="float" office:value="0" calcext:value-type="float">
            <text:p>0</text:p>
          </table:table-cell>
          <table:table-cell table:formula="of:=IF([.N53]=[.H53];[.N53]*2-1)" office:value-type="float" office:value="0" calcext:value-type="float">
            <text:p>0</text:p>
          </table:table-cell>
          <table:table-cell table:formula="of:=IF([.O53]=[.I53];[.O53]*2-1)" office:value-type="float" office:value="0" calcext:value-type="float">
            <text:p>0</text:p>
          </table:table-cell>
          <table:table-cell table:formula="of:=IF([.P53]=[.J53];[.P53]*2-1)" office:value-type="float" office:value="0" calcext:value-type="float">
            <text:p>0</text:p>
          </table:table-cell>
          <table:table-cell table:formula="of:=IF([.Q53]=[.K53];[.Q53]*2-1)" office:value-type="float" office:value="1" calcext:value-type="float">
            <text:p>1</text:p>
          </table:table-cell>
          <table:table-cell table:formula="of:=IF([.R53]=[.L53];[.R53]*2-1)" office:value-type="float" office:value="0" calcext:value-type="float">
            <text:p>0</text:p>
          </table:table-cell>
          <table:table-cell table:formula="of:=SUM([.S53:.X53])&lt;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 6+[.B54]*(5+[.B54]*[.B54]*[.B54]*(2+[.B54]*(3+[.B54]))) + [.A54]*(5+[.B54]*(5+[.B54]*(6+[.B54]*[.B54]*(3+[.B54]*6))))" office:value-type="float" office:value="37048073961" calcext:value-type="float">
            <text:p>37048073961</text:p>
          </table:table-cell>
          <table:table-cell table:formula="of:=MOD([.C54];7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54]*(5+[.M54]*[.M54]*[.M54]*(2+[.M54]*(3+[.M54]))) + [.G54]*(5+[.M54]*(5+[.M54]*(6+[.M54]*[.M54]*(3+[.M54]*6))));7)" office:value-type="float" office:value="4" calcext:value-type="float">
            <text:p>4</text:p>
          </table:table-cell>
          <table:table-cell table:formula="of:=MOD( 6+[.N54]*(5+[.N54]*[.N54]*[.N54]*(2+[.N54]*(3+[.N54]))) + [.H54]*(5+[.N54]*(5+[.N54]*(6+[.N54]*[.N54]*(3+[.N54]*6))));7)" office:value-type="float" office:value="4" calcext:value-type="float">
            <text:p>4</text:p>
          </table:table-cell>
          <table:table-cell table:formula="of:=MOD( 6+[.O54]*(5+[.O54]*[.O54]*[.O54]*(2+[.O54]*(3+[.O54]))) + [.I54]*(5+[.O54]*(5+[.O54]*(6+[.O54]*[.O54]*(3+[.O54]*6))));7)" office:value-type="float" office:value="6" calcext:value-type="float">
            <text:p>6</text:p>
          </table:table-cell>
          <table:table-cell table:formula="of:=MOD( 6+[.P54]*(5+[.P54]*[.P54]*[.P54]*(2+[.P54]*(3+[.P54]))) + [.J54]*(5+[.P54]*(5+[.P54]*(6+[.P54]*[.P54]*(3+[.P54]*6))));7)" office:value-type="float" office:value="4" calcext:value-type="float">
            <text:p>4</text:p>
          </table:table-cell>
          <table:table-cell table:formula="of:=MOD( 6+[.Q54]*(5+[.Q54]*[.Q54]*[.Q54]*(2+[.Q54]*(3+[.Q54]))) + [.K54]*(5+[.Q54]*(5+[.Q54]*(6+[.Q54]*[.Q54]*(3+[.Q54]*6))));7)" office:value-type="float" office:value="6" calcext:value-type="float">
            <text:p>6</text:p>
          </table:table-cell>
          <table:table-cell table:formula="of:=IF([.M54]=[.G54];[.M54]*2-1)" office:value-type="float" office:value="0" calcext:value-type="float">
            <text:p>0</text:p>
          </table:table-cell>
          <table:table-cell table:formula="of:=IF([.N54]=[.H54];[.N54]*2-1)" office:value-type="float" office:value="0" calcext:value-type="float">
            <text:p>0</text:p>
          </table:table-cell>
          <table:table-cell table:formula="of:=IF([.O54]=[.I54];[.O54]*2-1)" office:value-type="float" office:value="0" calcext:value-type="float">
            <text:p>0</text:p>
          </table:table-cell>
          <table:table-cell table:formula="of:=IF([.P54]=[.J54];[.P54]*2-1)" office:value-type="float" office:value="0" calcext:value-type="float">
            <text:p>0</text:p>
          </table:table-cell>
          <table:table-cell table:formula="of:=IF([.Q54]=[.K54];[.Q54]*2-1)" office:value-type="float" office:value="0" calcext:value-type="float">
            <text:p>0</text:p>
          </table:table-cell>
          <table:table-cell table:formula="of:=IF([.R54]=[.L54];[.R54]*2-1)" office:value-type="float" office:value="0" calcext:value-type="float">
            <text:p>0</text:p>
          </table:table-cell>
          <table:table-cell table:formula="of:=SUM([.S54:.X54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 6+[.B55]*(5+[.B55]*[.B55]*[.B55]*(2+[.B55]*(3+[.B55]))) + [.A55]*(5+[.B55]*(5+[.B55]*(6+[.B55]*[.B55]*(3+[.B55]*6))))" office:value-type="float" office:value="41164759516" calcext:value-type="float">
            <text:p>41164759516</text:p>
          </table:table-cell>
          <table:table-cell table:formula="of:=MOD([.C55];7)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55]*(5+[.M55]*[.M55]*[.M55]*(2+[.M55]*(3+[.M55]))) + [.G55]*(5+[.M55]*(5+[.M55]*(6+[.M55]*[.M55]*(3+[.M55]*6))));7)" office:value-type="float" office:value="4" calcext:value-type="float">
            <text:p>4</text:p>
          </table:table-cell>
          <table:table-cell table:formula="of:=MOD( 6+[.N55]*(5+[.N55]*[.N55]*[.N55]*(2+[.N55]*(3+[.N55]))) + [.H55]*(5+[.N55]*(5+[.N55]*(6+[.N55]*[.N55]*(3+[.N55]*6))));7)" office:value-type="float" office:value="4" calcext:value-type="float">
            <text:p>4</text:p>
          </table:table-cell>
          <table:table-cell table:formula="of:=MOD( 6+[.O55]*(5+[.O55]*[.O55]*[.O55]*(2+[.O55]*(3+[.O55]))) + [.I55]*(5+[.O55]*(5+[.O55]*(6+[.O55]*[.O55]*(3+[.O55]*6))));7)" office:value-type="float" office:value="6" calcext:value-type="float">
            <text:p>6</text:p>
          </table:table-cell>
          <table:table-cell table:formula="of:=MOD( 6+[.P55]*(5+[.P55]*[.P55]*[.P55]*(2+[.P55]*(3+[.P55]))) + [.J55]*(5+[.P55]*(5+[.P55]*(6+[.P55]*[.P55]*(3+[.P55]*6))));7)" office:value-type="float" office:value="4" calcext:value-type="float">
            <text:p>4</text:p>
          </table:table-cell>
          <table:table-cell table:formula="of:=MOD( 6+[.Q55]*(5+[.Q55]*[.Q55]*[.Q55]*(2+[.Q55]*(3+[.Q55]))) + [.K55]*(5+[.Q55]*(5+[.Q55]*(6+[.Q55]*[.Q55]*(3+[.Q55]*6))));7)" office:value-type="float" office:value="6" calcext:value-type="float">
            <text:p>6</text:p>
          </table:table-cell>
          <table:table-cell table:formula="of:=IF([.M55]=[.G55];[.M55]*2-1)" office:value-type="float" office:value="0" calcext:value-type="float">
            <text:p>0</text:p>
          </table:table-cell>
          <table:table-cell table:formula="of:=IF([.N55]=[.H55];[.N55]*2-1)" office:value-type="float" office:value="0" calcext:value-type="float">
            <text:p>0</text:p>
          </table:table-cell>
          <table:table-cell table:formula="of:=IF([.O55]=[.I55];[.O55]*2-1)" office:value-type="float" office:value="0" calcext:value-type="float">
            <text:p>0</text:p>
          </table:table-cell>
          <table:table-cell table:formula="of:=IF([.P55]=[.J55];[.P55]*2-1)" office:value-type="float" office:value="0" calcext:value-type="float">
            <text:p>0</text:p>
          </table:table-cell>
          <table:table-cell table:formula="of:=IF([.Q55]=[.K55];[.Q55]*2-1)" office:value-type="float" office:value="0" calcext:value-type="float">
            <text:p>0</text:p>
          </table:table-cell>
          <table:table-cell table:formula="of:=IF([.R55]=[.L55];[.R55]*2-1)" office:value-type="float" office:value="0" calcext:value-type="float">
            <text:p>0</text:p>
          </table:table-cell>
          <table:table-cell table:formula="of:=SUM([.S55:.X55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 6+[.B56]*(5+[.B56]*[.B56]*[.B56]*(2+[.B56]*(3+[.B56]))) + [.A56]*(5+[.B56]*(5+[.B56]*(6+[.B56]*[.B56]*(3+[.B56]*6))))" office:value-type="float" office:value="45653032337" calcext:value-type="float">
            <text:p>45653032337</text:p>
          </table:table-cell>
          <table:table-cell table:formula="of:=MOD([.C56];7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56]*(5+[.M56]*[.M56]*[.M56]*(2+[.M56]*(3+[.M56]))) + [.G56]*(5+[.M56]*(5+[.M56]*(6+[.M56]*[.M56]*(3+[.M56]*6))));7)" office:value-type="float" office:value="4" calcext:value-type="float">
            <text:p>4</text:p>
          </table:table-cell>
          <table:table-cell table:formula="of:=MOD( 6+[.N56]*(5+[.N56]*[.N56]*[.N56]*(2+[.N56]*(3+[.N56]))) + [.H56]*(5+[.N56]*(5+[.N56]*(6+[.N56]*[.N56]*(3+[.N56]*6))));7)" office:value-type="float" office:value="4" calcext:value-type="float">
            <text:p>4</text:p>
          </table:table-cell>
          <table:table-cell table:formula="of:=MOD( 6+[.O56]*(5+[.O56]*[.O56]*[.O56]*(2+[.O56]*(3+[.O56]))) + [.I56]*(5+[.O56]*(5+[.O56]*(6+[.O56]*[.O56]*(3+[.O56]*6))));7)" office:value-type="float" office:value="6" calcext:value-type="float">
            <text:p>6</text:p>
          </table:table-cell>
          <table:table-cell table:formula="of:=MOD( 6+[.P56]*(5+[.P56]*[.P56]*[.P56]*(2+[.P56]*(3+[.P56]))) + [.J56]*(5+[.P56]*(5+[.P56]*(6+[.P56]*[.P56]*(3+[.P56]*6))));7)" office:value-type="float" office:value="4" calcext:value-type="float">
            <text:p>4</text:p>
          </table:table-cell>
          <table:table-cell table:formula="of:=MOD( 6+[.Q56]*(5+[.Q56]*[.Q56]*[.Q56]*(2+[.Q56]*(3+[.Q56]))) + [.K56]*(5+[.Q56]*(5+[.Q56]*(6+[.Q56]*[.Q56]*(3+[.Q56]*6))));7)" office:value-type="float" office:value="4" calcext:value-type="float">
            <text:p>4</text:p>
          </table:table-cell>
          <table:table-cell table:formula="of:=IF([.M56]=[.G56];[.M56]*2-1)" office:value-type="float" office:value="0" calcext:value-type="float">
            <text:p>0</text:p>
          </table:table-cell>
          <table:table-cell table:formula="of:=IF([.N56]=[.H56];[.N56]*2-1)" office:value-type="float" office:value="0" calcext:value-type="float">
            <text:p>0</text:p>
          </table:table-cell>
          <table:table-cell table:formula="of:=IF([.O56]=[.I56];[.O56]*2-1)" office:value-type="float" office:value="0" calcext:value-type="float">
            <text:p>0</text:p>
          </table:table-cell>
          <table:table-cell table:formula="of:=IF([.P56]=[.J56];[.P56]*2-1)" office:value-type="float" office:value="0" calcext:value-type="float">
            <text:p>0</text:p>
          </table:table-cell>
          <table:table-cell table:formula="of:=IF([.Q56]=[.K56];[.Q56]*2-1)" office:value-type="float" office:value="0" calcext:value-type="float">
            <text:p>0</text:p>
          </table:table-cell>
          <table:table-cell table:formula="of:=IF([.R56]=[.L56];[.R56]*2-1)" office:value-type="float" office:value="0" calcext:value-type="float">
            <text:p>0</text:p>
          </table:table-cell>
          <table:table-cell table:formula="of:=SUM([.S56:.X56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 6+[.B57]*(5+[.B57]*[.B57]*[.B57]*(2+[.B57]*(3+[.B57]))) + [.A57]*(5+[.B57]*(5+[.B57]*(6+[.B57]*[.B57]*(3+[.B57]*6))))" office:value-type="float" office:value="50539031166" calcext:value-type="float">
            <text:p>50539031166</text:p>
          </table:table-cell>
          <table:table-cell table:formula="of:=MOD([.C57];7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57]*(5+[.M57]*[.M57]*[.M57]*(2+[.M57]*(3+[.M57]))) + [.G57]*(5+[.M57]*(5+[.M57]*(6+[.M57]*[.M57]*(3+[.M57]*6))));7)" office:value-type="float" office:value="4" calcext:value-type="float">
            <text:p>4</text:p>
          </table:table-cell>
          <table:table-cell table:formula="of:=MOD( 6+[.N57]*(5+[.N57]*[.N57]*[.N57]*(2+[.N57]*(3+[.N57]))) + [.H57]*(5+[.N57]*(5+[.N57]*(6+[.N57]*[.N57]*(3+[.N57]*6))));7)" office:value-type="float" office:value="4" calcext:value-type="float">
            <text:p>4</text:p>
          </table:table-cell>
          <table:table-cell table:formula="of:=MOD( 6+[.O57]*(5+[.O57]*[.O57]*[.O57]*(2+[.O57]*(3+[.O57]))) + [.I57]*(5+[.O57]*(5+[.O57]*(6+[.O57]*[.O57]*(3+[.O57]*6))));7)" office:value-type="float" office:value="6" calcext:value-type="float">
            <text:p>6</text:p>
          </table:table-cell>
          <table:table-cell table:formula="of:=MOD( 6+[.P57]*(5+[.P57]*[.P57]*[.P57]*(2+[.P57]*(3+[.P57]))) + [.J57]*(5+[.P57]*(5+[.P57]*(6+[.P57]*[.P57]*(3+[.P57]*6))));7)" office:value-type="float" office:value="4" calcext:value-type="float">
            <text:p>4</text:p>
          </table:table-cell>
          <table:table-cell table:formula="of:=MOD( 6+[.Q57]*(5+[.Q57]*[.Q57]*[.Q57]*(2+[.Q57]*(3+[.Q57]))) + [.K57]*(5+[.Q57]*(5+[.Q57]*(6+[.Q57]*[.Q57]*(3+[.Q57]*6))));7)" office:value-type="float" office:value="4" calcext:value-type="float">
            <text:p>4</text:p>
          </table:table-cell>
          <table:table-cell table:formula="of:=IF([.M57]=[.G57];[.M57]*2-1)" office:value-type="float" office:value="0" calcext:value-type="float">
            <text:p>0</text:p>
          </table:table-cell>
          <table:table-cell table:formula="of:=IF([.N57]=[.H57];[.N57]*2-1)" office:value-type="float" office:value="0" calcext:value-type="float">
            <text:p>0</text:p>
          </table:table-cell>
          <table:table-cell table:formula="of:=IF([.O57]=[.I57];[.O57]*2-1)" office:value-type="float" office:value="0" calcext:value-type="float">
            <text:p>0</text:p>
          </table:table-cell>
          <table:table-cell table:formula="of:=IF([.P57]=[.J57];[.P57]*2-1)" office:value-type="float" office:value="0" calcext:value-type="float">
            <text:p>0</text:p>
          </table:table-cell>
          <table:table-cell table:formula="of:=IF([.Q57]=[.K57];[.Q57]*2-1)" office:value-type="float" office:value="0" calcext:value-type="float">
            <text:p>0</text:p>
          </table:table-cell>
          <table:table-cell table:formula="of:=IF([.R57]=[.L57];[.R57]*2-1)" office:value-type="float" office:value="0" calcext:value-type="float">
            <text:p>0</text:p>
          </table:table-cell>
          <table:table-cell table:formula="of:=SUM([.S57:.X57])&lt;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 6+[.B58]*(5+[.B58]*[.B58]*[.B58]*(2+[.B58]*(3+[.B58]))) + [.A58]*(5+[.B58]*(5+[.B58]*(6+[.B58]*[.B58]*(3+[.B58]*6))))" office:value-type="float" office:value="55850236777" calcext:value-type="float">
            <text:p>55850236777</text:p>
          </table:table-cell>
          <table:table-cell table:formula="of:=MOD([.C58];7)"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58]*(5+[.M58]*[.M58]*[.M58]*(2+[.M58]*(3+[.M58]))) + [.G58]*(5+[.M58]*(5+[.M58]*(6+[.M58]*[.M58]*(3+[.M58]*6))));7)" office:value-type="float" office:value="4" calcext:value-type="float">
            <text:p>4</text:p>
          </table:table-cell>
          <table:table-cell table:formula="of:=MOD( 6+[.N58]*(5+[.N58]*[.N58]*[.N58]*(2+[.N58]*(3+[.N58]))) + [.H58]*(5+[.N58]*(5+[.N58]*(6+[.N58]*[.N58]*(3+[.N58]*6))));7)" office:value-type="float" office:value="4" calcext:value-type="float">
            <text:p>4</text:p>
          </table:table-cell>
          <table:table-cell table:formula="of:=MOD( 6+[.O58]*(5+[.O58]*[.O58]*[.O58]*(2+[.O58]*(3+[.O58]))) + [.I58]*(5+[.O58]*(5+[.O58]*(6+[.O58]*[.O58]*(3+[.O58]*6))));7)" office:value-type="float" office:value="4" calcext:value-type="float">
            <text:p>4</text:p>
          </table:table-cell>
          <table:table-cell table:formula="of:=MOD( 6+[.P58]*(5+[.P58]*[.P58]*[.P58]*(2+[.P58]*(3+[.P58]))) + [.J58]*(5+[.P58]*(5+[.P58]*(6+[.P58]*[.P58]*(3+[.P58]*6))));7)" office:value-type="float" office:value="6" calcext:value-type="float">
            <text:p>6</text:p>
          </table:table-cell>
          <table:table-cell table:formula="of:=MOD( 6+[.Q58]*(5+[.Q58]*[.Q58]*[.Q58]*(2+[.Q58]*(3+[.Q58]))) + [.K58]*(5+[.Q58]*(5+[.Q58]*(6+[.Q58]*[.Q58]*(3+[.Q58]*6))));7)" office:value-type="float" office:value="1" calcext:value-type="float">
            <text:p>1</text:p>
          </table:table-cell>
          <table:table-cell table:formula="of:=IF([.M58]=[.G58];[.M58]*2-1)" office:value-type="float" office:value="0" calcext:value-type="float">
            <text:p>0</text:p>
          </table:table-cell>
          <table:table-cell table:formula="of:=IF([.N58]=[.H58];[.N58]*2-1)" office:value-type="float" office:value="0" calcext:value-type="float">
            <text:p>0</text:p>
          </table:table-cell>
          <table:table-cell table:formula="of:=IF([.O58]=[.I58];[.O58]*2-1)" office:value-type="float" office:value="0" calcext:value-type="float">
            <text:p>0</text:p>
          </table:table-cell>
          <table:table-cell table:formula="of:=IF([.P58]=[.J58];[.P58]*2-1)" office:value-type="float" office:value="0" calcext:value-type="float">
            <text:p>0</text:p>
          </table:table-cell>
          <table:table-cell table:formula="of:=IF([.Q58]=[.K58];[.Q58]*2-1)" office:value-type="float" office:value="0" calcext:value-type="float">
            <text:p>0</text:p>
          </table:table-cell>
          <table:table-cell table:formula="of:=IF([.R58]=[.L58];[.R58]*2-1)" office:value-type="float" office:value="0" calcext:value-type="float">
            <text:p>0</text:p>
          </table:table-cell>
          <table:table-cell table:formula="of:=SUM([.S58:.X58])&lt;&gt;0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59]*(5+[.M59]*[.M59]*[.M59]*(2+[.M59]*(3+[.M59]))) + [.G59]*(5+[.M59]*(5+[.M59]*(6+[.M59]*[.M59]*(3+[.M59]*6))));7)" office:value-type="float" office:value="4" calcext:value-type="float">
            <text:p>4</text:p>
          </table:table-cell>
          <table:table-cell table:formula="of:=MOD( 6+[.N59]*(5+[.N59]*[.N59]*[.N59]*(2+[.N59]*(3+[.N59]))) + [.H59]*(5+[.N59]*(5+[.N59]*(6+[.N59]*[.N59]*(3+[.N59]*6))));7)" office:value-type="float" office:value="4" calcext:value-type="float">
            <text:p>4</text:p>
          </table:table-cell>
          <table:table-cell table:formula="of:=MOD( 6+[.O59]*(5+[.O59]*[.O59]*[.O59]*(2+[.O59]*(3+[.O59]))) + [.I59]*(5+[.O59]*(5+[.O59]*(6+[.O59]*[.O59]*(3+[.O59]*6))));7)" office:value-type="float" office:value="4" calcext:value-type="float">
            <text:p>4</text:p>
          </table:table-cell>
          <table:table-cell table:formula="of:=MOD( 6+[.P59]*(5+[.P59]*[.P59]*[.P59]*(2+[.P59]*(3+[.P59]))) + [.J59]*(5+[.P59]*(5+[.P59]*(6+[.P59]*[.P59]*(3+[.P59]*6))));7)" office:value-type="float" office:value="6" calcext:value-type="float">
            <text:p>6</text:p>
          </table:table-cell>
          <table:table-cell table:formula="of:=MOD( 6+[.Q59]*(5+[.Q59]*[.Q59]*[.Q59]*(2+[.Q59]*(3+[.Q59]))) + [.K59]*(5+[.Q59]*(5+[.Q59]*(6+[.Q59]*[.Q59]*(3+[.Q59]*6))));7)" office:value-type="float" office:value="1" calcext:value-type="float">
            <text:p>1</text:p>
          </table:table-cell>
          <table:table-cell table:formula="of:=IF([.M59]=[.G59];[.M59]*2-1)" office:value-type="float" office:value="0" calcext:value-type="float">
            <text:p>0</text:p>
          </table:table-cell>
          <table:table-cell table:formula="of:=IF([.N59]=[.H59];[.N59]*2-1)" office:value-type="float" office:value="0" calcext:value-type="float">
            <text:p>0</text:p>
          </table:table-cell>
          <table:table-cell table:formula="of:=IF([.O59]=[.I59];[.O59]*2-1)" office:value-type="float" office:value="0" calcext:value-type="float">
            <text:p>0</text:p>
          </table:table-cell>
          <table:table-cell table:formula="of:=IF([.P59]=[.J59];[.P59]*2-1)" office:value-type="float" office:value="0" calcext:value-type="float">
            <text:p>0</text:p>
          </table:table-cell>
          <table:table-cell table:formula="of:=IF([.Q59]=[.K59];[.Q59]*2-1)" office:value-type="float" office:value="0" calcext:value-type="float">
            <text:p>0</text:p>
          </table:table-cell>
          <table:table-cell table:formula="of:=IF([.R59]=[.L59];[.R59]*2-1)" office:value-type="float" office:value="1" calcext:value-type="float">
            <text:p>1</text:p>
          </table:table-cell>
          <table:table-cell table:formula="of:=SUM([.S59:.X59])&lt;&gt;0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60]*(5+[.M60]*[.M60]*[.M60]*(2+[.M60]*(3+[.M60]))) + [.G60]*(5+[.M60]*(5+[.M60]*(6+[.M60]*[.M60]*(3+[.M60]*6))));7)" office:value-type="float" office:value="4" calcext:value-type="float">
            <text:p>4</text:p>
          </table:table-cell>
          <table:table-cell table:formula="of:=MOD( 6+[.N60]*(5+[.N60]*[.N60]*[.N60]*(2+[.N60]*(3+[.N60]))) + [.H60]*(5+[.N60]*(5+[.N60]*(6+[.N60]*[.N60]*(3+[.N60]*6))));7)" office:value-type="float" office:value="4" calcext:value-type="float">
            <text:p>4</text:p>
          </table:table-cell>
          <table:table-cell table:formula="of:=MOD( 6+[.O60]*(5+[.O60]*[.O60]*[.O60]*(2+[.O60]*(3+[.O60]))) + [.I60]*(5+[.O60]*(5+[.O60]*(6+[.O60]*[.O60]*(3+[.O60]*6))));7)" office:value-type="float" office:value="4" calcext:value-type="float">
            <text:p>4</text:p>
          </table:table-cell>
          <table:table-cell table:formula="of:=MOD( 6+[.P60]*(5+[.P60]*[.P60]*[.P60]*(2+[.P60]*(3+[.P60]))) + [.J60]*(5+[.P60]*(5+[.P60]*(6+[.P60]*[.P60]*(3+[.P60]*6))));7)" office:value-type="float" office:value="6" calcext:value-type="float">
            <text:p>6</text:p>
          </table:table-cell>
          <table:table-cell table:formula="of:=MOD( 6+[.Q60]*(5+[.Q60]*[.Q60]*[.Q60]*(2+[.Q60]*(3+[.Q60]))) + [.K60]*(5+[.Q60]*(5+[.Q60]*(6+[.Q60]*[.Q60]*(3+[.Q60]*6))));7)" office:value-type="float" office:value="4" calcext:value-type="float">
            <text:p>4</text:p>
          </table:table-cell>
          <table:table-cell table:formula="of:=IF([.M60]=[.G60];[.M60]*2-1)" office:value-type="float" office:value="0" calcext:value-type="float">
            <text:p>0</text:p>
          </table:table-cell>
          <table:table-cell table:formula="of:=IF([.N60]=[.H60];[.N60]*2-1)" office:value-type="float" office:value="0" calcext:value-type="float">
            <text:p>0</text:p>
          </table:table-cell>
          <table:table-cell table:formula="of:=IF([.O60]=[.I60];[.O60]*2-1)" office:value-type="float" office:value="0" calcext:value-type="float">
            <text:p>0</text:p>
          </table:table-cell>
          <table:table-cell table:formula="of:=IF([.P60]=[.J60];[.P60]*2-1)" office:value-type="float" office:value="0" calcext:value-type="float">
            <text:p>0</text:p>
          </table:table-cell>
          <table:table-cell table:formula="of:=IF([.Q60]=[.K60];[.Q60]*2-1)" office:value-type="float" office:value="0" calcext:value-type="float">
            <text:p>0</text:p>
          </table:table-cell>
          <table:table-cell table:formula="of:=IF([.R60]=[.L60];[.R60]*2-1)" office:value-type="float" office:value="0" calcext:value-type="float">
            <text:p>0</text:p>
          </table:table-cell>
          <table:table-cell table:formula="of:=SUM([.S60:.X60])&lt;&gt;0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61]*(5+[.M61]*[.M61]*[.M61]*(2+[.M61]*(3+[.M61]))) + [.G61]*(5+[.M61]*(5+[.M61]*(6+[.M61]*[.M61]*(3+[.M61]*6))));7)" office:value-type="float" office:value="4" calcext:value-type="float">
            <text:p>4</text:p>
          </table:table-cell>
          <table:table-cell table:formula="of:=MOD( 6+[.N61]*(5+[.N61]*[.N61]*[.N61]*(2+[.N61]*(3+[.N61]))) + [.H61]*(5+[.N61]*(5+[.N61]*(6+[.N61]*[.N61]*(3+[.N61]*6))));7)" office:value-type="float" office:value="4" calcext:value-type="float">
            <text:p>4</text:p>
          </table:table-cell>
          <table:table-cell table:formula="of:=MOD( 6+[.O61]*(5+[.O61]*[.O61]*[.O61]*(2+[.O61]*(3+[.O61]))) + [.I61]*(5+[.O61]*(5+[.O61]*(6+[.O61]*[.O61]*(3+[.O61]*6))));7)" office:value-type="float" office:value="4" calcext:value-type="float">
            <text:p>4</text:p>
          </table:table-cell>
          <table:table-cell table:formula="of:=MOD( 6+[.P61]*(5+[.P61]*[.P61]*[.P61]*(2+[.P61]*(3+[.P61]))) + [.J61]*(5+[.P61]*(5+[.P61]*(6+[.P61]*[.P61]*(3+[.P61]*6))));7)" office:value-type="float" office:value="6" calcext:value-type="float">
            <text:p>6</text:p>
          </table:table-cell>
          <table:table-cell table:formula="of:=MOD( 6+[.Q61]*(5+[.Q61]*[.Q61]*[.Q61]*(2+[.Q61]*(3+[.Q61]))) + [.K61]*(5+[.Q61]*(5+[.Q61]*(6+[.Q61]*[.Q61]*(3+[.Q61]*6))));7)" office:value-type="float" office:value="4" calcext:value-type="float">
            <text:p>4</text:p>
          </table:table-cell>
          <table:table-cell table:formula="of:=IF([.M61]=[.G61];[.M61]*2-1)" office:value-type="float" office:value="0" calcext:value-type="float">
            <text:p>0</text:p>
          </table:table-cell>
          <table:table-cell table:formula="of:=IF([.N61]=[.H61];[.N61]*2-1)" office:value-type="float" office:value="0" calcext:value-type="float">
            <text:p>0</text:p>
          </table:table-cell>
          <table:table-cell table:formula="of:=IF([.O61]=[.I61];[.O61]*2-1)" office:value-type="float" office:value="0" calcext:value-type="float">
            <text:p>0</text:p>
          </table:table-cell>
          <table:table-cell table:formula="of:=IF([.P61]=[.J61];[.P61]*2-1)" office:value-type="float" office:value="0" calcext:value-type="float">
            <text:p>0</text:p>
          </table:table-cell>
          <table:table-cell table:formula="of:=IF([.Q61]=[.K61];[.Q61]*2-1)" office:value-type="float" office:value="0" calcext:value-type="float">
            <text:p>0</text:p>
          </table:table-cell>
          <table:table-cell table:formula="of:=IF([.R61]=[.L61];[.R61]*2-1)" office:value-type="float" office:value="0" calcext:value-type="float">
            <text:p>0</text:p>
          </table:table-cell>
          <table:table-cell table:formula="of:=SUM([.S61:.X61])&lt;&gt;0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62]*(5+[.M62]*[.M62]*[.M62]*(2+[.M62]*(3+[.M62]))) + [.G62]*(5+[.M62]*(5+[.M62]*(6+[.M62]*[.M62]*(3+[.M62]*6))));7)" office:value-type="float" office:value="4" calcext:value-type="float">
            <text:p>4</text:p>
          </table:table-cell>
          <table:table-cell table:formula="of:=MOD( 6+[.N62]*(5+[.N62]*[.N62]*[.N62]*(2+[.N62]*(3+[.N62]))) + [.H62]*(5+[.N62]*(5+[.N62]*(6+[.N62]*[.N62]*(3+[.N62]*6))));7)" office:value-type="float" office:value="4" calcext:value-type="float">
            <text:p>4</text:p>
          </table:table-cell>
          <table:table-cell table:formula="of:=MOD( 6+[.O62]*(5+[.O62]*[.O62]*[.O62]*(2+[.O62]*(3+[.O62]))) + [.I62]*(5+[.O62]*(5+[.O62]*(6+[.O62]*[.O62]*(3+[.O62]*6))));7)" office:value-type="float" office:value="4" calcext:value-type="float">
            <text:p>4</text:p>
          </table:table-cell>
          <table:table-cell table:formula="of:=MOD( 6+[.P62]*(5+[.P62]*[.P62]*[.P62]*(2+[.P62]*(3+[.P62]))) + [.J62]*(5+[.P62]*(5+[.P62]*(6+[.P62]*[.P62]*(3+[.P62]*6))));7)" office:value-type="float" office:value="4" calcext:value-type="float">
            <text:p>4</text:p>
          </table:table-cell>
          <table:table-cell table:formula="of:=MOD( 6+[.Q62]*(5+[.Q62]*[.Q62]*[.Q62]*(2+[.Q62]*(3+[.Q62]))) + [.K62]*(5+[.Q62]*(5+[.Q62]*(6+[.Q62]*[.Q62]*(3+[.Q62]*6))));7)" office:value-type="float" office:value="6" calcext:value-type="float">
            <text:p>6</text:p>
          </table:table-cell>
          <table:table-cell table:formula="of:=IF([.M62]=[.G62];[.M62]*2-1)" office:value-type="float" office:value="0" calcext:value-type="float">
            <text:p>0</text:p>
          </table:table-cell>
          <table:table-cell table:formula="of:=IF([.N62]=[.H62];[.N62]*2-1)" office:value-type="float" office:value="0" calcext:value-type="float">
            <text:p>0</text:p>
          </table:table-cell>
          <table:table-cell table:formula="of:=IF([.O62]=[.I62];[.O62]*2-1)" office:value-type="float" office:value="0" calcext:value-type="float">
            <text:p>0</text:p>
          </table:table-cell>
          <table:table-cell table:formula="of:=IF([.P62]=[.J62];[.P62]*2-1)" office:value-type="float" office:value="0" calcext:value-type="float">
            <text:p>0</text:p>
          </table:table-cell>
          <table:table-cell table:formula="of:=IF([.Q62]=[.K62];[.Q62]*2-1)" office:value-type="float" office:value="0" calcext:value-type="float">
            <text:p>0</text:p>
          </table:table-cell>
          <table:table-cell table:formula="of:=IF([.R62]=[.L62];[.R62]*2-1)" office:value-type="float" office:value="0" calcext:value-type="float">
            <text:p>0</text:p>
          </table:table-cell>
          <table:table-cell table:formula="of:=SUM([.S62:.X62])&lt;&gt;0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63]*(5+[.M63]*[.M63]*[.M63]*(2+[.M63]*(3+[.M63]))) + [.G63]*(5+[.M63]*(5+[.M63]*(6+[.M63]*[.M63]*(3+[.M63]*6))));7)" office:value-type="float" office:value="4" calcext:value-type="float">
            <text:p>4</text:p>
          </table:table-cell>
          <table:table-cell table:formula="of:=MOD( 6+[.N63]*(5+[.N63]*[.N63]*[.N63]*(2+[.N63]*(3+[.N63]))) + [.H63]*(5+[.N63]*(5+[.N63]*(6+[.N63]*[.N63]*(3+[.N63]*6))));7)" office:value-type="float" office:value="4" calcext:value-type="float">
            <text:p>4</text:p>
          </table:table-cell>
          <table:table-cell table:formula="of:=MOD( 6+[.O63]*(5+[.O63]*[.O63]*[.O63]*(2+[.O63]*(3+[.O63]))) + [.I63]*(5+[.O63]*(5+[.O63]*(6+[.O63]*[.O63]*(3+[.O63]*6))));7)" office:value-type="float" office:value="4" calcext:value-type="float">
            <text:p>4</text:p>
          </table:table-cell>
          <table:table-cell table:formula="of:=MOD( 6+[.P63]*(5+[.P63]*[.P63]*[.P63]*(2+[.P63]*(3+[.P63]))) + [.J63]*(5+[.P63]*(5+[.P63]*(6+[.P63]*[.P63]*(3+[.P63]*6))));7)" office:value-type="float" office:value="4" calcext:value-type="float">
            <text:p>4</text:p>
          </table:table-cell>
          <table:table-cell table:formula="of:=MOD( 6+[.Q63]*(5+[.Q63]*[.Q63]*[.Q63]*(2+[.Q63]*(3+[.Q63]))) + [.K63]*(5+[.Q63]*(5+[.Q63]*(6+[.Q63]*[.Q63]*(3+[.Q63]*6))));7)" office:value-type="float" office:value="6" calcext:value-type="float">
            <text:p>6</text:p>
          </table:table-cell>
          <table:table-cell table:formula="of:=IF([.M63]=[.G63];[.M63]*2-1)" office:value-type="float" office:value="0" calcext:value-type="float">
            <text:p>0</text:p>
          </table:table-cell>
          <table:table-cell table:formula="of:=IF([.N63]=[.H63];[.N63]*2-1)" office:value-type="float" office:value="0" calcext:value-type="float">
            <text:p>0</text:p>
          </table:table-cell>
          <table:table-cell table:formula="of:=IF([.O63]=[.I63];[.O63]*2-1)" office:value-type="float" office:value="0" calcext:value-type="float">
            <text:p>0</text:p>
          </table:table-cell>
          <table:table-cell table:formula="of:=IF([.P63]=[.J63];[.P63]*2-1)" office:value-type="float" office:value="0" calcext:value-type="float">
            <text:p>0</text:p>
          </table:table-cell>
          <table:table-cell table:formula="of:=IF([.Q63]=[.K63];[.Q63]*2-1)" office:value-type="float" office:value="0" calcext:value-type="float">
            <text:p>0</text:p>
          </table:table-cell>
          <table:table-cell table:formula="of:=IF([.R63]=[.L63];[.R63]*2-1)" office:value-type="float" office:value="0" calcext:value-type="float">
            <text:p>0</text:p>
          </table:table-cell>
          <table:table-cell table:formula="of:=SUM([.S63:.X63])&lt;&gt;0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 6+[.M64]*(5+[.M64]*[.M64]*[.M64]*(2+[.M64]*(3+[.M64]))) + [.G64]*(5+[.M64]*(5+[.M64]*(6+[.M64]*[.M64]*(3+[.M64]*6))));7)" office:value-type="float" office:value="4" calcext:value-type="float">
            <text:p>4</text:p>
          </table:table-cell>
          <table:table-cell table:formula="of:=MOD( 6+[.N64]*(5+[.N64]*[.N64]*[.N64]*(2+[.N64]*(3+[.N64]))) + [.H64]*(5+[.N64]*(5+[.N64]*(6+[.N64]*[.N64]*(3+[.N64]*6))));7)" office:value-type="float" office:value="4" calcext:value-type="float">
            <text:p>4</text:p>
          </table:table-cell>
          <table:table-cell table:formula="of:=MOD( 6+[.O64]*(5+[.O64]*[.O64]*[.O64]*(2+[.O64]*(3+[.O64]))) + [.I64]*(5+[.O64]*(5+[.O64]*(6+[.O64]*[.O64]*(3+[.O64]*6))));7)" office:value-type="float" office:value="4" calcext:value-type="float">
            <text:p>4</text:p>
          </table:table-cell>
          <table:table-cell table:formula="of:=MOD( 6+[.P64]*(5+[.P64]*[.P64]*[.P64]*(2+[.P64]*(3+[.P64]))) + [.J64]*(5+[.P64]*(5+[.P64]*(6+[.P64]*[.P64]*(3+[.P64]*6))));7)" office:value-type="float" office:value="4" calcext:value-type="float">
            <text:p>4</text:p>
          </table:table-cell>
          <table:table-cell table:formula="of:=MOD( 6+[.Q64]*(5+[.Q64]*[.Q64]*[.Q64]*(2+[.Q64]*(3+[.Q64]))) + [.K64]*(5+[.Q64]*(5+[.Q64]*(6+[.Q64]*[.Q64]*(3+[.Q64]*6))));7)" office:value-type="float" office:value="4" calcext:value-type="float">
            <text:p>4</text:p>
          </table:table-cell>
          <table:table-cell table:formula="of:=IF([.M64]=[.G64];[.M64]*2-1)" office:value-type="float" office:value="0" calcext:value-type="float">
            <text:p>0</text:p>
          </table:table-cell>
          <table:table-cell table:formula="of:=IF([.N64]=[.H64];[.N64]*2-1)" office:value-type="float" office:value="0" calcext:value-type="float">
            <text:p>0</text:p>
          </table:table-cell>
          <table:table-cell table:formula="of:=IF([.O64]=[.I64];[.O64]*2-1)" office:value-type="float" office:value="0" calcext:value-type="float">
            <text:p>0</text:p>
          </table:table-cell>
          <table:table-cell table:formula="of:=IF([.P64]=[.J64];[.P64]*2-1)" office:value-type="float" office:value="0" calcext:value-type="float">
            <text:p>0</text:p>
          </table:table-cell>
          <table:table-cell table:formula="of:=IF([.Q64]=[.K64];[.Q64]*2-1)" office:value-type="float" office:value="0" calcext:value-type="float">
            <text:p>0</text:p>
          </table:table-cell>
          <table:table-cell table:formula="of:=IF([.R64]=[.L64];[.R64]*2-1)" office:value-type="float" office:value="0" calcext:value-type="float">
            <text:p>0</text:p>
          </table:table-cell>
          <table:table-cell table:formula="of:=SUM([.S64:.X64])&lt;&gt;0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 6+[.M65]*(5+[.M65]*[.M65]*[.M65]*(2+[.M65]*(3+[.M65]))) + [.G65]*(5+[.M65]*(5+[.M65]*(6+[.M65]*[.M65]*(3+[.M65]*6))));7)" office:value-type="float" office:value="4" calcext:value-type="float">
            <text:p>4</text:p>
          </table:table-cell>
          <table:table-cell table:formula="of:=MOD( 6+[.N65]*(5+[.N65]*[.N65]*[.N65]*(2+[.N65]*(3+[.N65]))) + [.H65]*(5+[.N65]*(5+[.N65]*(6+[.N65]*[.N65]*(3+[.N65]*6))));7)" office:value-type="float" office:value="4" calcext:value-type="float">
            <text:p>4</text:p>
          </table:table-cell>
          <table:table-cell table:formula="of:=MOD( 6+[.O65]*(5+[.O65]*[.O65]*[.O65]*(2+[.O65]*(3+[.O65]))) + [.I65]*(5+[.O65]*(5+[.O65]*(6+[.O65]*[.O65]*(3+[.O65]*6))));7)" office:value-type="float" office:value="4" calcext:value-type="float">
            <text:p>4</text:p>
          </table:table-cell>
          <table:table-cell table:formula="of:=MOD( 6+[.P65]*(5+[.P65]*[.P65]*[.P65]*(2+[.P65]*(3+[.P65]))) + [.J65]*(5+[.P65]*(5+[.P65]*(6+[.P65]*[.P65]*(3+[.P65]*6))));7)" office:value-type="float" office:value="4" calcext:value-type="float">
            <text:p>4</text:p>
          </table:table-cell>
          <table:table-cell table:formula="of:=MOD( 6+[.Q65]*(5+[.Q65]*[.Q65]*[.Q65]*(2+[.Q65]*(3+[.Q65]))) + [.K65]*(5+[.Q65]*(5+[.Q65]*(6+[.Q65]*[.Q65]*(3+[.Q65]*6))));7)" office:value-type="float" office:value="4" calcext:value-type="float">
            <text:p>4</text:p>
          </table:table-cell>
          <table:table-cell table:formula="of:=IF([.M65]=[.G65];[.M65]*2-1)" office:value-type="float" office:value="0" calcext:value-type="float">
            <text:p>0</text:p>
          </table:table-cell>
          <table:table-cell table:formula="of:=IF([.N65]=[.H65];[.N65]*2-1)" office:value-type="float" office:value="0" calcext:value-type="float">
            <text:p>0</text:p>
          </table:table-cell>
          <table:table-cell table:formula="of:=IF([.O65]=[.I65];[.O65]*2-1)" office:value-type="float" office:value="0" calcext:value-type="float">
            <text:p>0</text:p>
          </table:table-cell>
          <table:table-cell table:formula="of:=IF([.P65]=[.J65];[.P65]*2-1)" office:value-type="float" office:value="0" calcext:value-type="float">
            <text:p>0</text:p>
          </table:table-cell>
          <table:table-cell table:formula="of:=IF([.Q65]=[.K65];[.Q65]*2-1)" office:value-type="float" office:value="0" calcext:value-type="float">
            <text:p>0</text:p>
          </table:table-cell>
          <table:table-cell table:formula="of:=IF([.R65]=[.L65];[.R65]*2-1)" office:value-type="float" office:value="0" calcext:value-type="float">
            <text:p>0</text:p>
          </table:table-cell>
          <table:table-cell table:formula="of:=SUM([.S65:.X65])&lt;&gt;0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2"/>
          <table:table-cell table:style-name="Default" table:formula="of:=SUM([.Y2:.Y6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2"/>
          <table:table-cell table:style-name="Default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2"/>
          <table:table-cell table:style-name="Default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2"/>
          <table:table-cell table:style-name="Default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2"/>
          <table:table-cell table:style-name="Default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4:17:48.848275330</meta:creation-date>
    <dc:date>2017-02-03T03:46:23.943682042</dc:date>
    <meta:editing-duration>PT5H6M32S</meta:editing-duration>
    <meta:editing-cycles>1</meta:editing-cycles>
    <meta:document-statistic meta:table-count="1" meta:cell-count="1466" meta:object-count="0"/>
    <meta:generator>LibreOffice/5.2.3.3$Linux_X86_64 LibreOffice_project/20m0$Build-3</meta:generator>
  </office:meta>
</office:document-meta>
</file>